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hilbertprobs" draw:style-name="dp1" draw:master-page-name="Default">
        <draw:frame draw:style-name="gr1" draw:layer="layout" svg:width="11.989cm" svg:height="8.001cm" svg:x="0.006cm" svg:y="-0.001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spiralprobs" draw:style-name="dp1" draw:master-page-name="Default">
        <draw:frame draw:style-name="gr1" draw:layer="layout" svg:width="11.989cm" svg:height="8.001cm" svg:x="0.006cm" svg:y="-0.001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ncurveprobs" draw:style-name="dp1" draw:master-page-name="Default">
        <draw:frame draw:style-name="gr1" draw:layer="layout" svg:width="11.989cm" svg:height="8.001cm" svg:x="0.006cm" svg:y="-0.0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alltime" draw:style-name="dp1" draw:master-page-name="Default">
        <draw:frame draw:style-name="gr1" draw:layer="layout" svg:width="11.989cm" svg:height="8.001cm" svg:x="0.006cm" svg:y="-0.001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989cm" fo:page-height="8.0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13T12:51:10</meta:creation-date>
    <dc:date>2010-08-13T12:53:19</dc:date>
    <dc:creator>Quignon </dc:creator>
    <meta:editing-duration>PT00H02M13S</meta:editing-duration>
    <meta:editing-cycles>1</meta:editing-cycles>
    <meta:generator>OpenOffice.org/3.2$Linux OpenOffice.org_project/320m12$Build-9483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5" chart:maximum="0.45" chart:origin="0" chart:interval-major="0.1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9cm" svg:height="8.002cm" xlink:href="." chart:class="chart:line" chart:style-name="ch1">
        <chart:legend chart:legend-position="bottom" svg:x="4.018cm" svg:y="7.278cm" chart:style-name="ch2"/>
        <chart:plot-area chart:style-name="ch3" chart:data-source-has-labels="both" svg:x="0.239cm" svg:y="0.16cm" svg:width="11.273cm" svg:height="6.959cm">
          <chart:axis chart:dimension="x" chart:name="primary-x" chart:style-name="ch4">
            <chart:categories table:cell-range-address="local-table.$A$2:.$A$4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86" chart:label-cell-address="local-table.$B$1" chart:class="chart:line">
            <chart:data-point chart:repeated="485"/>
          </chart:series>
          <chart:series chart:style-name="ch8" chart:values-cell-range-address="local-table.$C$2:.$C$486" chart:label-cell-address="local-table.$C$1" chart:class="chart:line">
            <chart:data-point chart:repeated="485"/>
          </chart:series>
          <chart:series chart:style-name="ch9" chart:values-cell-range-address="local-table.$D$2:.$D$486" chart:label-cell-address="local-table.$D$1" chart:class="chart:line">
            <chart:data-point chart:repeated="485"/>
          </chart:series>
          <chart:series chart:style-name="ch10" chart:values-cell-range-address="local-table.$E$2:.$E$486" chart:label-cell-address="local-table.$E$1" chart:class="chart:line">
            <chart:data-point chart:repeated="4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°</text:p>
              </table:table-cell>
              <table:table-cell office:value-type="string">
                <text:p>45°</text:p>
              </table:table-cell>
              <table:table-cell office:value-type="string">
                <text:p>90°</text:p>
              </table:table-cell>
              <table:table-cell office:value-type="string">
                <text:p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.#NAN">
                <text:p>1.#NAN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1.#NAN">
                <text:p>1.#NAN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1.#NAN">
                <text:p>1.#NAN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1.#NAN">
                <text:p>1.#NAN</text:p>
              </table:table-cell>
              <table:table-cell office:value-type="float" office:value="0.195121951219512">
                <text:p>0.195121951219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1.#NAN">
                <text:p>1.#NAN</text:p>
              </table:table-cell>
              <table:table-cell office:value-type="float" office:value="0.27906976744186">
                <text:p>0.27906976744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1.#NAN">
                <text:p>1.#NAN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1.#NAN">
                <text:p>1.#NAN</text:p>
              </table:table-cell>
              <table:table-cell office:value-type="float" office:value="0.26530612244898">
                <text:p>0.26530612244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.0784313725490196">
                <text:p>0.0784313725490196</text:p>
              </table:table-cell>
              <table:table-cell office:value-type="float" office:value="1.#NAN">
                <text:p>1.#NAN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.245283018867925">
                <text:p>0.245283018867925</text:p>
              </table:table-cell>
              <table:table-cell office:value-type="float" office:value="1.#NAN">
                <text:p>1.#NAN</text:p>
              </table:table-cell>
              <table:table-cell office:value-type="float" office:value="0.132075471698113">
                <text:p>0.132075471698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1.#NAN">
                <text:p>1.#NAN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.#NAN">
                <text:p>1.#NAN</text:p>
              </table:table-cell>
              <table:table-cell office:value-type="float" office:value="0.192982456140351">
                <text:p>0.1929824561403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1.#NAN">
                <text:p>1.#NAN</text:p>
              </table:table-cell>
              <table:table-cell office:value-type="float" office:value="0.220338983050847">
                <text:p>0.220338983050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0.180327868852459">
                <text:p>0.180327868852459</text:p>
              </table:table-cell>
              <table:table-cell office:value-type="float" office:value="1.#NAN">
                <text:p>1.#NAN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.215384615384615">
                <text:p>0.215384615384615</text:p>
              </table:table-cell>
              <table:table-cell office:value-type="float" office:value="1.#NAN">
                <text:p>1.#NAN</text:p>
              </table:table-cell>
              <table:table-cell office:value-type="float" office:value="0.184615384615385">
                <text:p>0.184615384615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1.#NAN">
                <text:p>1.#NAN</text:p>
              </table:table-cell>
              <table:table-cell office:value-type="float" office:value="0.208955223880597">
                <text:p>0.2089552238805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.154929577464789">
                <text:p>0.154929577464789</text:p>
              </table:table-cell>
              <table:table-cell office:value-type="float" office:value="1.#NAN">
                <text:p>1.#NAN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1.#NAN">
                <text:p>1.#NAN</text:p>
              </table:table-cell>
              <table:table-cell office:value-type="float" office:value="0.205479452054794">
                <text:p>0.2054794520547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.246753246753247">
                <text:p>0.246753246753247</text:p>
              </table:table-cell>
              <table:table-cell office:value-type="float" office:value="1.#NAN">
                <text:p>1.#NAN</text:p>
              </table:table-cell>
              <table:table-cell office:value-type="float" office:value="0.168831168831169">
                <text:p>0.168831168831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.151898734177215">
                <text:p>0.151898734177215</text:p>
              </table:table-cell>
              <table:table-cell office:value-type="float" office:value="1.#NAN">
                <text:p>1.#NAN</text:p>
              </table:table-cell>
              <table:table-cell office:value-type="float" office:value="0.20253164556962">
                <text:p>0.20253164556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0.197530864197531">
                <text:p>0.197530864197531</text:p>
              </table:table-cell>
              <table:table-cell office:value-type="float" office:value="1.#NAN">
                <text:p>1.#NAN</text:p>
              </table:table-cell>
              <table:table-cell office:value-type="float" office:value="0.209876543209876">
                <text:p>0.209876543209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0.216867469879518">
                <text:p>0.216867469879518</text:p>
              </table:table-cell>
              <table:table-cell office:value-type="float" office:value="1.#NAN">
                <text:p>1.#NAN</text:p>
              </table:table-cell>
              <table:table-cell office:value-type="float" office:value="0.180722891566265">
                <text:p>0.180722891566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1.#NAN">
                <text:p>1.#NAN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0.252873563218391">
                <text:p>0.252873563218391</text:p>
              </table:table-cell>
              <table:table-cell office:value-type="float" office:value="1.#NAN">
                <text:p>1.#NAN</text:p>
              </table:table-cell>
              <table:table-cell office:value-type="float" office:value="0.160919540229885">
                <text:p>0.160919540229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0.157303370786517">
                <text:p>0.157303370786517</text:p>
              </table:table-cell>
              <table:table-cell office:value-type="float" office:value="1.#NAN">
                <text:p>1.#NAN</text:p>
              </table:table-cell>
              <table:table-cell office:value-type="float" office:value="0.202247191011236">
                <text:p>0.202247191011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175824175824176">
                <text:p>0.175824175824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0.150537634408602">
                <text:p>0.150537634408602</text:p>
              </table:table-cell>
              <table:table-cell office:value-type="float" office:value="1.#NAN">
                <text:p>1.#NAN</text:p>
              </table:table-cell>
              <table:table-cell office:value-type="float" office:value="0.247311827956989">
                <text:p>0.2473118279569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1.#NAN">
                <text:p>1.#NAN</text:p>
              </table:table-cell>
              <table:table-cell office:value-type="float" office:value="0.11340206185567">
                <text:p>0.113402061855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.#NAN">
                <text:p>1.#NAN</text:p>
              </table:table-cell>
              <table:table-cell office:value-type="float" office:value="0.202020202020202">
                <text:p>0.202020202020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0.237623762376238">
                <text:p>0.237623762376238</text:p>
              </table:table-cell>
              <table:table-cell office:value-type="float" office:value="1.#NAN">
                <text:p>1.#NAN</text:p>
              </table:table-cell>
              <table:table-cell office:value-type="float" office:value="0.168316831683168">
                <text:p>0.168316831683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.#NAN">
                <text:p>1.#NAN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0.186915887850467">
                <text:p>0.186915887850467</text:p>
              </table:table-cell>
              <table:table-cell office:value-type="float" office:value="1.#NAN">
                <text:p>1.#NAN</text:p>
              </table:table-cell>
              <table:table-cell office:value-type="float" office:value="0.168224299065421">
                <text:p>0.1682242990654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0.192660550458716">
                <text:p>0.192660550458716</text:p>
              </table:table-cell>
              <table:table-cell office:value-type="float" office:value="1.#NAN">
                <text:p>1.#NAN</text:p>
              </table:table-cell>
              <table:table-cell office:value-type="float" office:value="0.201834862385321">
                <text:p>0.201834862385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0.198198198198198">
                <text:p>0.198198198198198</text:p>
              </table:table-cell>
              <table:table-cell office:value-type="float" office:value="1.#NAN">
                <text:p>1.#NAN</text:p>
              </table:table-cell>
              <table:table-cell office:value-type="float" office:value="0.225225225225225">
                <text:p>0.225225225225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0.247787610619469">
                <text:p>0.247787610619469</text:p>
              </table:table-cell>
              <table:table-cell office:value-type="float" office:value="1.#NAN">
                <text:p>1.#NAN</text:p>
              </table:table-cell>
              <table:table-cell office:value-type="float" office:value="0.221238938053097">
                <text:p>0.221238938053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82608695652174">
                <text:p>0.182608695652174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  <table:table-cell office:value-type="float" office:value="0.00411522633744856">
                <text:p>0.00411522633744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0">
                <text:p>0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134453781512605">
                <text:p>0.134453781512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14876033057851">
                <text:p>0.214876033057851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214876033057851">
                <text:p>0.2148760330578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186991869918699">
                <text:p>0.186991869918699</text:p>
              </table:table-cell>
              <table:table-cell office:value-type="float" office:value="0">
                <text:p>0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89300411522634">
                <text:p>0.18930041152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28">
                <text:p>0.128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96850393700787">
                <text:p>0.1968503937007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0">
                <text:p>0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89300411522634">
                <text:p>0.18930041152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190839694656489">
                <text:p>0.190839694656489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37404580152672">
                <text:p>0.1374045801526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40601503759398">
                <text:p>0.2406015037593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0">
                <text:p>0</text:p>
              </table:table-cell>
              <table:table-cell office:value-type="float" office:value="0.192592592592593">
                <text:p>0.1925925925925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82481751824818">
                <text:p>0.1824817518248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.172661870503597">
                <text:p>0.1726618705035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0">
                <text:p>0</text:p>
              </table:table-cell>
              <table:table-cell office:value-type="float" office:value="0.184397163120567">
                <text:p>0.1843971631205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88811188811189">
                <text:p>0.188811188811189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.167832167832168">
                <text:p>0.167832167832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86206896551724">
                <text:p>0.1862068965517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7687074829932">
                <text:p>0.17687074829932</text:p>
              </table:table-cell>
              <table:table-cell office:value-type="float" office:value="0">
                <text:p>0</text:p>
              </table:table-cell>
              <table:table-cell office:value-type="float" office:value="0.170068027210884">
                <text:p>0.1700680272108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1342281879195">
                <text:p>0.201342281879195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61073825503356">
                <text:p>0.1610738255033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18543046357616">
                <text:p>0.218543046357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">
                <text:p>0</text:p>
              </table:table-cell>
              <table:table-cell office:value-type="float" office:value="0.189542483660131">
                <text:p>0.189542483660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38709677419355">
                <text:p>0.238709677419355</text:p>
              </table:table-cell>
              <table:table-cell office:value-type="float" office:value="0.197530864197531">
                <text:p>0.197530864197531</text:p>
              </table:table-cell>
              <table:table-cell office:value-type="float" office:value="0.219354838709677">
                <text:p>0.2193548387096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84713375796178">
                <text:p>0.184713375796178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97452229299363">
                <text:p>0.1974522292993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0">
                <text:p>0</text:p>
              </table:table-cell>
              <table:table-cell office:value-type="float" office:value="0.176100628930818">
                <text:p>0.1761006289308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53374233128834">
                <text:p>0.15337423312883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53374233128834">
                <text:p>0.1533742331288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57575757575758">
                <text:p>0.157575757575758</text:p>
              </table:table-cell>
              <table:table-cell office:value-type="float" office:value="0">
                <text:p>0</text:p>
              </table:table-cell>
              <table:table-cell office:value-type="float" office:value="0.157575757575758">
                <text:p>0.1575757575757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97530864197531">
                <text:p>0.197530864197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21556886227545">
                <text:p>0.221556886227545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21556886227545">
                <text:p>0.2215568862275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9349112426036">
                <text:p>0.189349112426036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171597633136095">
                <text:p>0.1715976331360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">
                <text:p>0</text:p>
              </table:table-cell>
              <table:table-cell office:value-type="float" office:value="0.198830409356725">
                <text:p>0.198830409356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96531791907514">
                <text:p>0.1965317919075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6">
                <text:p>0.16</text:p>
              </table:table-cell>
              <table:table-cell office:value-type="float" office:value="0.189300411522634">
                <text:p>0.189300411522634</text:p>
              </table:table-cell>
              <table:table-cell office:value-type="float" office:value="0.211428571428571">
                <text:p>0.2114285714285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0">
                <text:p>0</text:p>
              </table:table-cell>
              <table:table-cell office:value-type="float" office:value="0.192090395480226">
                <text:p>0.1920903954802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17877094972067">
                <text:p>0.217877094972067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95530726256983">
                <text:p>0.1955307262569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8232044198895">
                <text:p>0.18232044198895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193370165745856">
                <text:p>0.1933701657458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13114754098361">
                <text:p>0.213114754098361</text:p>
              </table:table-cell>
              <table:table-cell office:value-type="float" office:value="0">
                <text:p>0</text:p>
              </table:table-cell>
              <table:table-cell office:value-type="float" office:value="0.153005464480874">
                <text:p>0.1530054644808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">
                <text:p>0.2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97860962566845">
                <text:p>0.197860962566845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03208556149733">
                <text:p>0.2032085561497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">
                <text:p>0</text:p>
              </table:table-cell>
              <table:table-cell office:value-type="float" office:value="0.216931216931217">
                <text:p>0.2169312169312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41361256544503">
                <text:p>0.141361256544503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40837696335079">
                <text:p>0.2408376963350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12435233160622">
                <text:p>0.212435233160622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243523316062176">
                <text:p>0.2435233160621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94871794871795">
                <text:p>0.1948717948717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7258883248731">
                <text:p>0.17258883248731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03045685279188">
                <text:p>0.203045685279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41206030150754">
                <text:p>0.24120603015075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190954773869347">
                <text:p>0.1909547738693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03980099502488">
                <text:p>0.203980099502488</text:p>
              </table:table-cell>
              <table:table-cell office:value-type="float" office:value="0">
                <text:p>0</text:p>
              </table:table-cell>
              <table:table-cell office:value-type="float" office:value="0.238805970149254">
                <text:p>0.2388059701492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01970443349754">
                <text:p>0.201970443349754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.157635467980296">
                <text:p>0.1576354679802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4878048780488">
                <text:p>0.204878048780488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209756097560976">
                <text:p>0.2097560975609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  <table:table-cell office:value-type="float" office:value="0.21256038647343">
                <text:p>0.212560386473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67464114832536">
                <text:p>0.1674641148325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80094786729858">
                <text:p>0.18009478672985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8957345971564">
                <text:p>0.189573459715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018779342723">
                <text:p>0.2018779342723</text:p>
              </table:table-cell>
              <table:table-cell office:value-type="float" office:value="0">
                <text:p>0</text:p>
              </table:table-cell>
              <table:table-cell office:value-type="float" office:value="0.15962441314554">
                <text:p>0.159624413145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37209302325581">
                <text:p>0.2372093023255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">
                <text:p>0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8940092165899">
                <text:p>0.188940092165899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.230414746543779">
                <text:p>0.2304147465437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0">
                <text:p>0</text:p>
              </table:table-cell>
              <table:table-cell office:value-type="float" office:value="0.19634703196347">
                <text:p>0.196347031963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21719457013575">
                <text:p>0.221719457013575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94570135746606">
                <text:p>0.194570135746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97309417040359">
                <text:p>0.197309417040359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74887892376682">
                <text:p>0.1748878923766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95555555555556">
                <text:p>0.195555555555556</text:p>
              </table:table-cell>
              <table:table-cell office:value-type="float" office:value="0">
                <text:p>0</text:p>
              </table:table-cell>
              <table:table-cell office:value-type="float" office:value="0.195555555555556">
                <text:p>0.1955555555555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58590308370044">
                <text:p>0.15859030837004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18942731277533">
                <text:p>0.189427312775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7772925764192">
                <text:p>0.187772925764192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213973799126638">
                <text:p>0.2139737991266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">
                <text:p>0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06008583690987">
                <text:p>0.206008583690987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97424892703863">
                <text:p>0.1974248927038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">
                <text:p>0.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0">
                <text:p>0</text:p>
              </table:table-cell>
              <table:table-cell office:value-type="float" office:value="0.172995780590717">
                <text:p>0.1729957805907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88284518828452">
                <text:p>0.188284518828452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234309623430962">
                <text:p>0.2343096234309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36514522821577">
                <text:p>0.236514522821577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20746887966805">
                <text:p>0.207468879668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13991769547325">
                <text:p>0.213991769547325</text:p>
              </table:table-cell>
              <table:table-cell office:value-type="float" office:value="0">
                <text:p>0</text:p>
              </table:table-cell>
              <table:table-cell office:value-type="float" office:value="0.189300411522634">
                <text:p>0.1893004115226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00413223140495868">
                <text:p>0.004132231404958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78423236514523">
                <text:p>0.178423236514523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.240663900414938">
                <text:p>0.2406639004149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58995815899582">
                <text:p>0.158995815899582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55230125523013">
                <text:p>0.2552301255230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181434599156118">
                <text:p>0.181434599156118</text:p>
              </table:table-cell>
              <table:table-cell office:value-type="float" office:value="0">
                <text:p>0</text:p>
              </table:table-cell>
              <table:table-cell office:value-type="float" office:value="0.253164556962025">
                <text:p>0.2531645569620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82978723404255">
                <text:p>0.182978723404255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04255319148936">
                <text:p>0.2042553191489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10300429184549">
                <text:p>0.210300429184549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36051502145923">
                <text:p>0.2360515021459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216450216450216">
                <text:p>0.216450216450216</text:p>
              </table:table-cell>
              <table:table-cell office:value-type="float" office:value="0">
                <text:p>0</text:p>
              </table:table-cell>
              <table:table-cell office:value-type="float" office:value="0.199134199134199">
                <text:p>0.1991341991341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09606986899563">
                <text:p>0.209606986899563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.209606986899563">
                <text:p>0.2096069868995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0616740088106">
                <text:p>0.180616740088106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98237885462555">
                <text:p>0.1982378854625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91111111111111">
                <text:p>0.191111111111111</text:p>
              </table:table-cell>
              <table:table-cell office:value-type="float" office:value="0">
                <text:p>0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8340807174888">
                <text:p>0.18834080717488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33183856502242">
                <text:p>0.2331838565022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08144796380091">
                <text:p>0.208144796380091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03619909502262">
                <text:p>0.2036199095022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0">
                <text:p>0</text:p>
              </table:table-cell>
              <table:table-cell office:value-type="float" office:value="0.210045662100457">
                <text:p>0.2100456621004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79723502304147">
                <text:p>0.179723502304147</text:p>
              </table:table-cell>
              <table:table-cell office:value-type="float" office:value="0.193415637860082">
                <text:p>0.193415637860082</text:p>
              </table:table-cell>
              <table:table-cell office:value-type="float" office:value="0.188940092165899">
                <text:p>0.1889400921658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18604651162791">
                <text:p>0.218604651162791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23255813953488">
                <text:p>0.2232558139534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5843621399177">
                <text:p>0.065843621399177</text:p>
              </table:table-cell>
              <table:table-cell office:value-type="float" office:value="0.234741784037559">
                <text:p>0.234741784037559</text:p>
              </table:table-cell>
              <table:table-cell office:value-type="float" office:value="0">
                <text:p>0</text:p>
              </table:table-cell>
              <table:table-cell office:value-type="float" office:value="0.215962441314554">
                <text:p>0.2159624413145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70616113744076">
                <text:p>0.170616113744076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.218009478672986">
                <text:p>0.2180094786729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91387559808612">
                <text:p>0.191387559808612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96172248803828">
                <text:p>0.1961722488038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5365853658537">
                <text:p>0.185365853658537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180487804878049">
                <text:p>0.1804878048780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187192118226601">
                <text:p>0.187192118226601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231527093596059">
                <text:p>0.2315270935960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.169154228855721">
                <text:p>0.169154228855721</text:p>
              </table:table-cell>
              <table:table-cell office:value-type="float" office:value="0">
                <text:p>0</text:p>
              </table:table-cell>
              <table:table-cell office:value-type="float" office:value="0.199004975124378">
                <text:p>0.1990049751243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6030150753769">
                <text:p>0.206030150753769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201005025125628">
                <text:p>0.2010050251256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.187817258883249">
                <text:p>0.187817258883249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87817258883249">
                <text:p>0.1878172588832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">
                <text:p>0</text:p>
              </table:table-cell>
              <table:table-cell office:value-type="float" office:value="0.241025641025641">
                <text:p>0.2410256410256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81347150259067">
                <text:p>0.181347150259067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17616580310881">
                <text:p>0.2176165803108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9424083769633">
                <text:p>0.209424083769633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72774869109948">
                <text:p>0.1727748691099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716577540107">
                <text:p>0.18716577540107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8716577540107">
                <text:p>0.187165775401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3783783783784">
                <text:p>0.183783783783784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.207650273224044">
                <text:p>0.207650273224044</text:p>
              </table:table-cell>
              <table:table-cell office:value-type="float" office:value="0">
                <text:p>0</text:p>
              </table:table-cell>
              <table:table-cell office:value-type="float" office:value="0.191256830601093">
                <text:p>0.1912568306010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2707182320442">
                <text:p>0.12707182320442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59668508287293">
                <text:p>0.2596685082872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45810055865922">
                <text:p>0.245810055865922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29050279329609">
                <text:p>0.2290502793296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0">
                <text:p>0</text:p>
              </table:table-cell>
              <table:table-cell office:value-type="float" office:value="0.203389830508475">
                <text:p>0.2033898305084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94285714285714">
                <text:p>0.1942857142857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9653179190751">
                <text:p>0.219653179190751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.248554913294798">
                <text:p>0.2485549132947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6374269005848">
                <text:p>0.216374269005848</text:p>
              </table:table-cell>
              <table:table-cell office:value-type="float" office:value="0">
                <text:p>0</text:p>
              </table:table-cell>
              <table:table-cell office:value-type="float" office:value="0.187134502923977">
                <text:p>0.1871345029239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9349112426036">
                <text:p>0.189349112426036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236686390532544">
                <text:p>0.2366863905325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45508982035928">
                <text:p>0.24550898203592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15568862275449">
                <text:p>0.2155688622754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7878787878788">
                <text:p>0.187878787878788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214723926380368">
                <text:p>0.21472392638036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41104294478528">
                <text:p>0.1411042944785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92546583850932">
                <text:p>0.192546583850932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267080745341615">
                <text:p>0.2670807453416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0">
                <text:p>0</text:p>
              </table:table-cell>
              <table:table-cell office:value-type="float" office:value="0.232704402515723">
                <text:p>0.2327044025157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22929936305732">
                <text:p>0.222929936305732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78343949044586">
                <text:p>0.1783439490445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">
                <text:p>0.2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02614379084967">
                <text:p>0.202614379084967</text:p>
              </table:table-cell>
              <table:table-cell office:value-type="float" office:value="0">
                <text:p>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93415637860082">
                <text:p>0.19341563786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78807947019868">
                <text:p>0.1788079470198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08053691275168">
                <text:p>0.2080536912751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9659863945578">
                <text:p>0.149659863945578</text:p>
              </table:table-cell>
              <table:table-cell office:value-type="float" office:value="0">
                <text:p>0</text:p>
              </table:table-cell>
              <table:table-cell office:value-type="float" office:value="0.251700680272109">
                <text:p>0.2517006802721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86206896551724">
                <text:p>0.1862068965517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7972027972028">
                <text:p>0.279720279720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0">
                <text:p>0</text:p>
              </table:table-cell>
              <table:table-cell office:value-type="float" office:value="0.226950354609929">
                <text:p>0.2269503546099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01438848920863">
                <text:p>0.201438848920863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94244604316547">
                <text:p>0.1942446043165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40875912408759">
                <text:p>0.2408759124087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0451127819549">
                <text:p>0.180451127819549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33082706766917">
                <text:p>0.2330827067669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76131687242798">
                <text:p>0.0576131687242798</text:p>
              </table:table-cell>
              <table:table-cell office:value-type="float" office:value="0">
                <text:p>0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#NAN">
                <text:p>1.#NAN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1.#NAN">
                <text:p>1.#NAN</text:p>
              </table:table-cell>
              <table:table-cell office:value-type="float" office:value="0.170542635658915">
                <text:p>0.1705426356589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#NAN">
                <text:p>1.#NAN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1.#NAN">
                <text:p>1.#NAN</text:p>
              </table:table-cell>
              <table:table-cell office:value-type="float" office:value="0.251968503937008">
                <text:p>0.2519685039370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#NAN">
                <text:p>1.#NAN</text:p>
              </table:table-cell>
              <table:table-cell office:value-type="float" office:value="0.216">
                <text:p>0.216</text:p>
              </table:table-cell>
              <table:table-cell office:value-type="float" office:value="1.#NAN">
                <text:p>1.#NAN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#NAN">
                <text:p>1.#NAN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1.#NAN">
                <text:p>1.#NAN</text:p>
              </table:table-cell>
              <table:table-cell office:value-type="float" office:value="0.186991869918699">
                <text:p>0.1869918699186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#NAN">
                <text:p>1.#NAN</text:p>
              </table:table-cell>
              <table:table-cell office:value-type="float" office:value="0.239669421487603">
                <text:p>0.239669421487603</text:p>
              </table:table-cell>
              <table:table-cell office:value-type="float" office:value="1.#NAN">
                <text:p>1.#NAN</text:p>
              </table:table-cell>
              <table:table-cell office:value-type="float" office:value="0.173553719008264">
                <text:p>0.1735537190082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#NAN">
                <text:p>1.#NAN</text:p>
              </table:table-cell>
              <table:table-cell office:value-type="float" office:value="0.210084033613445">
                <text:p>0.210084033613445</text:p>
              </table:table-cell>
              <table:table-cell office:value-type="float" office:value="1.#NAN">
                <text:p>1.#NAN</text:p>
              </table:table-cell>
              <table:table-cell office:value-type="float" office:value="0.277310924369748">
                <text:p>0.2773109243697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.247863247863248">
                <text:p>0.247863247863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#NAN">
                <text:p>1.#NAN</text:p>
              </table:table-cell>
              <table:table-cell office:value-type="float" office:value="0.226086956521739">
                <text:p>0.226086956521739</text:p>
              </table:table-cell>
              <table:table-cell office:value-type="float" office:value="1.#NAN">
                <text:p>1.#NAN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#NAN">
                <text:p>1.#NAN</text:p>
              </table:table-cell>
              <table:table-cell office:value-type="float" office:value="0.238938053097345">
                <text:p>0.238938053097345</text:p>
              </table:table-cell>
              <table:table-cell office:value-type="float" office:value="1.#NAN">
                <text:p>1.#NAN</text:p>
              </table:table-cell>
              <table:table-cell office:value-type="float" office:value="0.194690265486726">
                <text:p>0.1946902654867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#NAN">
                <text:p>1.#NAN</text:p>
              </table:table-cell>
              <table:table-cell office:value-type="float" office:value="0.234234234234234">
                <text:p>0.234234234234234</text:p>
              </table:table-cell>
              <table:table-cell office:value-type="float" office:value="1.#NAN">
                <text:p>1.#NAN</text:p>
              </table:table-cell>
              <table:table-cell office:value-type="float" office:value="0.261261261261261">
                <text:p>0.2612612612612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0.220183486238532">
                <text:p>0.220183486238532</text:p>
              </table:table-cell>
              <table:table-cell office:value-type="float" office:value="1.#NAN">
                <text:p>1.#NAN</text:p>
              </table:table-cell>
              <table:table-cell office:value-type="float" office:value="0.18348623853211">
                <text:p>0.183486238532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#NAN">
                <text:p>1.#NAN</text:p>
              </table:table-cell>
              <table:table-cell office:value-type="float" office:value="0.214953271028037">
                <text:p>0.214953271028037</text:p>
              </table:table-cell>
              <table:table-cell office:value-type="float" office:value="1.#NAN">
                <text:p>1.#NAN</text:p>
              </table:table-cell>
              <table:table-cell office:value-type="float" office:value="0.168224299065421">
                <text:p>0.1682242990654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#NAN">
                <text:p>1.#NAN</text:p>
              </table:table-cell>
              <table:table-cell office:value-type="float" office:value="0.20952380952381">
                <text:p>0.20952380952381</text:p>
              </table:table-cell>
              <table:table-cell office:value-type="float" office:value="1.#NAN">
                <text:p>1.#NAN</text:p>
              </table:table-cell>
              <table:table-cell office:value-type="float" office:value="0.20952380952381">
                <text:p>0.209523809523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#NAN">
                <text:p>1.#NAN</text:p>
              </table:table-cell>
              <table:table-cell office:value-type="float" office:value="0.16504854368932">
                <text:p>0.16504854368932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#NAN">
                <text:p>1.#NAN</text:p>
              </table:table-cell>
              <table:table-cell office:value-type="float" office:value="0.287128712871287">
                <text:p>0.287128712871287</text:p>
              </table:table-cell>
              <table:table-cell office:value-type="float" office:value="1.#NAN">
                <text:p>1.#NAN</text:p>
              </table:table-cell>
              <table:table-cell office:value-type="float" office:value="0.188118811881188">
                <text:p>0.1881188118811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#NAN">
                <text:p>1.#NAN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1.#NAN">
                <text:p>1.#NAN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#NAN">
                <text:p>1.#NAN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1.#NAN">
                <text:p>1.#NAN</text:p>
              </table:table-cell>
              <table:table-cell office:value-type="float" office:value="0.195876288659794">
                <text:p>0.1958762886597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#NAN">
                <text:p>1.#NAN</text:p>
              </table:table-cell>
              <table:table-cell office:value-type="float" office:value="0.182795698924731">
                <text:p>0.182795698924731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#NAN">
                <text:p>1.#NAN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1.#NAN">
                <text:p>1.#NAN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#NAN">
                <text:p>1.#NAN</text:p>
              </table:table-cell>
              <table:table-cell office:value-type="float" office:value="0.258426966292135">
                <text:p>0.258426966292135</text:p>
              </table:table-cell>
              <table:table-cell office:value-type="float" office:value="1.#NAN">
                <text:p>1.#NAN</text:p>
              </table:table-cell>
              <table:table-cell office:value-type="float" office:value="0.269662921348315">
                <text:p>0.269662921348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#NAN">
                <text:p>1.#NAN</text:p>
              </table:table-cell>
              <table:table-cell office:value-type="float" office:value="0.35632183908046">
                <text:p>0.35632183908046</text:p>
              </table:table-cell>
              <table:table-cell office:value-type="float" office:value="1.#NAN">
                <text:p>1.#NAN</text:p>
              </table:table-cell>
              <table:table-cell office:value-type="float" office:value="0.229885057471264">
                <text:p>0.2298850574712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#NAN">
                <text:p>1.#NAN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#NAN">
                <text:p>1.#NAN</text:p>
              </table:table-cell>
              <table:table-cell office:value-type="float" office:value="0.253012048192771">
                <text:p>0.253012048192771</text:p>
              </table:table-cell>
              <table:table-cell office:value-type="float" office:value="1.#NAN">
                <text:p>1.#NAN</text:p>
              </table:table-cell>
              <table:table-cell office:value-type="float" office:value="0.192771084337349">
                <text:p>0.1927710843373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.197530864197531">
                <text:p>0.1975308641975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#NAN">
                <text:p>1.#NAN</text:p>
              </table:table-cell>
              <table:table-cell office:value-type="float" office:value="0.20253164556962">
                <text:p>0.20253164556962</text:p>
              </table:table-cell>
              <table:table-cell office:value-type="float" office:value="1.#NAN">
                <text:p>1.#NAN</text:p>
              </table:table-cell>
              <table:table-cell office:value-type="float" office:value="0.0886075949367089">
                <text:p>0.08860759493670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#NAN">
                <text:p>1.#NAN</text:p>
              </table:table-cell>
              <table:table-cell office:value-type="float" office:value="0.25974025974026">
                <text:p>0.25974025974026</text:p>
              </table:table-cell>
              <table:table-cell office:value-type="float" office:value="1.#NAN">
                <text:p>1.#NAN</text:p>
              </table:table-cell>
              <table:table-cell office:value-type="float" office:value="0.207792207792208">
                <text:p>0.2077922077922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#NAN">
                <text:p>1.#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#NAN">
                <text:p>1.#NAN</text:p>
              </table:table-cell>
              <table:table-cell office:value-type="float" office:value="0.273972602739726">
                <text:p>0.273972602739726</text:p>
              </table:table-cell>
              <table:table-cell office:value-type="float" office:value="1.#NAN">
                <text:p>1.#NAN</text:p>
              </table:table-cell>
              <table:table-cell office:value-type="float" office:value="0.150684931506849">
                <text:p>0.1506849315068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#NAN">
                <text:p>1.#NAN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1.#NAN">
                <text:p>1.#NAN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#NAN">
                <text:p>1.#NAN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1.#NAN">
                <text:p>1.#NAN</text:p>
              </table:table-cell>
              <table:table-cell office:value-type="float" office:value="0.188405797101449">
                <text:p>0.1884057971014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#NAN">
                <text:p>1.#NAN</text:p>
              </table:table-cell>
              <table:table-cell office:value-type="float" office:value="0.358208955223881">
                <text:p>0.358208955223881</text:p>
              </table:table-cell>
              <table:table-cell office:value-type="float" office:value="1.#NAN">
                <text:p>1.#NAN</text:p>
              </table:table-cell>
              <table:table-cell office:value-type="float" office:value="0.194029850746269">
                <text:p>0.1940298507462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1.#NAN">
                <text:p>1.#NAN</text:p>
              </table:table-cell>
              <table:table-cell office:value-type="float" office:value="0.261538461538462">
                <text:p>0.2615384615384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#NAN">
                <text:p>1.#NAN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1.#NAN">
                <text:p>1.#NAN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1.#NAN">
                <text:p>1.#NAN</text:p>
              </table:table-cell>
              <table:table-cell office:value-type="float" office:value="0.220338983050847">
                <text:p>0.2203389830508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#NAN">
                <text:p>1.#NAN</text:p>
              </table:table-cell>
              <table:table-cell office:value-type="float" office:value="0.245614035087719">
                <text:p>0.245614035087719</text:p>
              </table:table-cell>
              <table:table-cell office:value-type="float" office:value="1.#NAN">
                <text:p>1.#NAN</text:p>
              </table:table-cell>
              <table:table-cell office:value-type="float" office:value="0.192982456140351">
                <text:p>0.1929824561403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#NAN">
                <text:p>1.#NAN</text:p>
              </table:table-cell>
              <table:table-cell office:value-type="float" office:value="0.290909090909091">
                <text:p>0.290909090909091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#NAN">
                <text:p>1.#NAN</text:p>
              </table:table-cell>
              <table:table-cell office:value-type="float" office:value="0.226415094339623">
                <text:p>0.226415094339623</text:p>
              </table:table-cell>
              <table:table-cell office:value-type="float" office:value="1.#NAN">
                <text:p>1.#NAN</text:p>
              </table:table-cell>
              <table:table-cell office:value-type="float" office:value="0.150943396226415">
                <text:p>0.1509433962264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#NAN">
                <text:p>1.#NAN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#NAN">
                <text:p>1.#NAN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#NAN">
                <text:p>1.#NAN</text:p>
              </table:table-cell>
              <table:table-cell office:value-type="float" office:value="0.255813953488372">
                <text:p>0.255813953488372</text:p>
              </table:table-cell>
              <table:table-cell office:value-type="float" office:value="1.#NAN">
                <text:p>1.#NAN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.#NAN">
                <text:p>1.#NAN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#NAN">
                <text:p>1.#NAN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#NAN">
                <text:p>1.#NAN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1.#NAN">
                <text:p>1.#NAN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#NAN">
                <text:p>1.#NAN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#NAN">
                <text:p>1.#NAN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#NAN">
                <text:p>1.#NAN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.#NAN">
                <text:p>1.#NAN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#NAN">
                <text:p>1.#NAN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#NAN">
                <text:p>1.#NAN</text:p>
              </table:table-cell>
              <table:table-cell office:value-type="float" office:value="0.32">
                <text:p>0.32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#NAN">
                <text:p>1.#NAN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1.#NAN">
                <text:p>1.#NAN</text:p>
              </table:table-cell>
              <table:table-cell office:value-type="float" office:value="0.260869565217391">
                <text:p>0.2608695652173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#NAN">
                <text:p>1.#NAN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#NAN">
                <text:p>1.#NAN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.#NAN">
                <text:p>1.#NAN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#NAN">
                <text:p>1.#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#NAN">
                <text:p>1.#NAN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#NAN">
                <text:p>1.#NAN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#NAN">
                <text:p>1.#NAN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#NAN">
                <text:p>1.#NAN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5" chart:maximum="0.45" chart:origin="0" chart:interval-major="0.1" chart:interval-minor-divisor="2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9cm" svg:height="8.002cm" xlink:href="." chart:class="chart:line" chart:style-name="ch1">
        <chart:legend chart:legend-position="bottom" svg:x="4.018cm" svg:y="7.278cm" chart:style-name="ch2"/>
        <chart:plot-area chart:style-name="ch3" chart:data-source-has-labels="both" svg:x="0.239cm" svg:y="0.16cm" svg:width="11.273cm" svg:height="6.959cm">
          <chart:axis chart:dimension="x" chart:name="primary-x" chart:style-name="ch4">
            <chart:categories table:cell-range-address="local-table.$A$2:.$A$12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02" chart:label-cell-address="local-table.$B$1" chart:class="chart:line">
            <chart:data-point chart:repeated="1201"/>
          </chart:series>
          <chart:series chart:style-name="ch8" chart:values-cell-range-address="local-table.$C$2:.$C$1202" chart:label-cell-address="local-table.$C$1" chart:class="chart:line">
            <chart:data-point chart:repeated="1201"/>
          </chart:series>
          <chart:series chart:style-name="ch9" chart:values-cell-range-address="local-table.$D$2:.$D$1202" chart:label-cell-address="local-table.$D$1" chart:class="chart:line">
            <chart:data-point chart:repeated="1201"/>
          </chart:series>
          <chart:series chart:style-name="ch10" chart:values-cell-range-address="local-table.$E$2:.$E$1202" chart:label-cell-address="local-table.$E$1" chart:class="chart:line">
            <chart:data-point chart:repeated="1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°</text:p>
              </table:table-cell>
              <table:table-cell office:value-type="string">
                <text:p>45°</text:p>
              </table:table-cell>
              <table:table-cell office:value-type="string">
                <text:p>90°</text:p>
              </table:table-cell>
              <table:table-cell office:value-type="string">
                <text:p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08">
                <text:p>0.0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1.#NAN">
                <text:p>1.#NAN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#NAN">
                <text:p>1.#NAN</text:p>
              </table:table-cell>
              <table:table-cell office:value-type="float" office:value="0.0967741935483871">
                <text:p>0.0967741935483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1.#NAN">
                <text:p>1.#NAN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1.#NAN">
                <text:p>1.#NAN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.0540540540540541">
                <text:p>0.0540540540540541</text:p>
              </table:table-cell>
              <table:table-cell office:value-type="float" office:value="1.#NAN">
                <text:p>1.#NAN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1.#NAN">
                <text:p>1.#NAN</text:p>
              </table:table-cell>
              <table:table-cell office:value-type="float" office:value="0.219512195121951">
                <text:p>0.219512195121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1.#NAN">
                <text:p>1.#NAN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1.#NAN">
                <text:p>1.#NAN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.#NAN">
                <text:p>1.#NAN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.132075471698113">
                <text:p>0.132075471698113</text:p>
              </table:table-cell>
              <table:table-cell office:value-type="float" office:value="1.#NAN">
                <text:p>1.#NAN</text:p>
              </table:table-cell>
              <table:table-cell office:value-type="float" office:value="0.226415094339623">
                <text:p>0.226415094339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.12280701754386">
                <text:p>0.12280701754386</text:p>
              </table:table-cell>
              <table:table-cell office:value-type="float" office:value="1.#NAN">
                <text:p>1.#NAN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1.#NAN">
                <text:p>1.#NAN</text:p>
              </table:table-cell>
              <table:table-cell office:value-type="float" office:value="0.203389830508475">
                <text:p>0.203389830508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1.#NAN">
                <text:p>1.#NAN</text:p>
              </table:table-cell>
              <table:table-cell office:value-type="float" office:value="0.147540983606557">
                <text:p>0.1475409836065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.0793650793650794">
                <text:p>0.0793650793650794</text:p>
              </table:table-cell>
              <table:table-cell office:value-type="float" office:value="1.#NAN">
                <text:p>1.#NAN</text:p>
              </table:table-cell>
              <table:table-cell office:value-type="float" office:value="0.0793650793650794">
                <text:p>0.0793650793650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.184615384615385">
                <text:p>0.184615384615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.17910447761194">
                <text:p>0.17910447761194</text:p>
              </table:table-cell>
              <table:table-cell office:value-type="float" office:value="1.#NAN">
                <text:p>1.#NAN</text:p>
              </table:table-cell>
              <table:table-cell office:value-type="float" office:value="0.104477611940299">
                <text:p>0.104477611940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.101449275362319">
                <text:p>0.101449275362319</text:p>
              </table:table-cell>
              <table:table-cell office:value-type="float" office:value="1.#NAN">
                <text:p>1.#NAN</text:p>
              </table:table-cell>
              <table:table-cell office:value-type="float" office:value="0.159420289855072">
                <text:p>0.159420289855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.253521126760563">
                <text:p>0.253521126760563</text:p>
              </table:table-cell>
              <table:table-cell office:value-type="float" office:value="1.#NAN">
                <text:p>1.#NAN</text:p>
              </table:table-cell>
              <table:table-cell office:value-type="float" office:value="0.169014084507042">
                <text:p>0.169014084507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1.#NAN">
                <text:p>1.#NAN</text:p>
              </table:table-cell>
              <table:table-cell office:value-type="float" office:value="0.26027397260274">
                <text:p>0.26027397260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207792207792208">
                <text:p>0.207792207792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1.#NAN">
                <text:p>1.#NAN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.#NAN">
                <text:p>1.#NAN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0.0963855421686747">
                <text:p>0.0963855421686747</text:p>
              </table:table-cell>
              <table:table-cell office:value-type="float" office:value="1.#NAN">
                <text:p>1.#NAN</text:p>
              </table:table-cell>
              <table:table-cell office:value-type="float" office:value="0.228915662650602">
                <text:p>0.228915662650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0.129411764705882">
                <text:p>0.129411764705882</text:p>
              </table:table-cell>
              <table:table-cell office:value-type="float" office:value="1.#NAN">
                <text:p>1.#NAN</text:p>
              </table:table-cell>
              <table:table-cell office:value-type="float" office:value="0.258823529411765">
                <text:p>0.258823529411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0.183908045977011">
                <text:p>0.183908045977011</text:p>
              </table:table-cell>
              <table:table-cell office:value-type="float" office:value="1.#NAN">
                <text:p>1.#NAN</text:p>
              </table:table-cell>
              <table:table-cell office:value-type="float" office:value="0.0804597701149425">
                <text:p>0.0804597701149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0.168539325842697">
                <text:p>0.168539325842697</text:p>
              </table:table-cell>
              <table:table-cell office:value-type="float" office:value="1.#NAN">
                <text:p>1.#NAN</text:p>
              </table:table-cell>
              <table:table-cell office:value-type="float" office:value="0.247191011235955">
                <text:p>0.247191011235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0.164835164835165">
                <text:p>0.164835164835165</text:p>
              </table:table-cell>
              <table:table-cell office:value-type="float" office:value="1.#NAN">
                <text:p>1.#NAN</text:p>
              </table:table-cell>
              <table:table-cell office:value-type="float" office:value="0.164835164835165">
                <text:p>0.164835164835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0.150537634408602">
                <text:p>0.150537634408602</text:p>
              </table:table-cell>
              <table:table-cell office:value-type="float" office:value="1.#NAN">
                <text:p>1.#NAN</text:p>
              </table:table-cell>
              <table:table-cell office:value-type="float" office:value="0.0537634408602151">
                <text:p>0.0537634408602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0.178947368421053">
                <text:p>0.178947368421053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1.#NAN">
                <text:p>1.#NAN</text:p>
              </table:table-cell>
              <table:table-cell office:value-type="float" office:value="0.268041237113402">
                <text:p>0.268041237113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0.217821782178218">
                <text:p>0.217821782178218</text:p>
              </table:table-cell>
              <table:table-cell office:value-type="float" office:value="1.#NAN">
                <text:p>1.#NAN</text:p>
              </table:table-cell>
              <table:table-cell office:value-type="float" office:value="0.247524752475248">
                <text:p>0.247524752475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0.123809523809524">
                <text:p>0.123809523809524</text:p>
              </table:table-cell>
              <table:table-cell office:value-type="float" office:value="1.#NAN">
                <text:p>1.#NAN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0.149532710280374">
                <text:p>0.149532710280374</text:p>
              </table:table-cell>
              <table:table-cell office:value-type="float" office:value="1.#NAN">
                <text:p>1.#NAN</text:p>
              </table:table-cell>
              <table:table-cell office:value-type="float" office:value="0.130841121495327">
                <text:p>0.1308411214953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0.238532110091743">
                <text:p>0.238532110091743</text:p>
              </table:table-cell>
              <table:table-cell office:value-type="float" office:value="1.#NAN">
                <text:p>1.#NAN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0.144144144144144">
                <text:p>0.144144144144144</text:p>
              </table:table-cell>
              <table:table-cell office:value-type="float" office:value="1.#NAN">
                <text:p>1.#NAN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0.176991150442478">
                <text:p>0.176991150442478</text:p>
              </table:table-cell>
              <table:table-cell office:value-type="float" office:value="1.#NAN">
                <text:p>1.#NAN</text:p>
              </table:table-cell>
              <table:table-cell office:value-type="float" office:value="0.185840707964602">
                <text:p>0.1858407079646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1.#NAN">
                <text:p>1.#NAN</text:p>
              </table:table-cell>
              <table:table-cell office:value-type="float" office:value="0.208695652173913">
                <text:p>0.2086956521739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0.11965811965812">
                <text:p>0.11965811965812</text:p>
              </table:table-cell>
              <table:table-cell office:value-type="float" office:value="1.#NAN">
                <text:p>1.#NAN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0.100840336134454">
                <text:p>0.100840336134454</text:p>
              </table:table-cell>
              <table:table-cell office:value-type="float" office:value="1.#NAN">
                <text:p>1.#NAN</text:p>
              </table:table-cell>
              <table:table-cell office:value-type="float" office:value="0.260504201680672">
                <text:p>0.2605042016806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0.198347107438017">
                <text:p>0.198347107438017</text:p>
              </table:table-cell>
              <table:table-cell office:value-type="float" office:value="1.#NAN">
                <text:p>1.#NAN</text:p>
              </table:table-cell>
              <table:table-cell office:value-type="float" office:value="0.140495867768595">
                <text:p>0.1404958677685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.#NAN">
                <text:p>1.#NAN</text:p>
              </table:table-cell>
              <table:table-cell office:value-type="float" office:value="0.0813008130081301">
                <text:p>0.0813008130081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0.104">
                <text:p>0.104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1.#NAN">
                <text:p>1.#NAN</text:p>
              </table:table-cell>
              <table:table-cell office:value-type="float" office:value="0.149606299212598">
                <text:p>0.1496062992125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0.124031007751938">
                <text:p>0.124031007751938</text:p>
              </table:table-cell>
              <table:table-cell office:value-type="float" office:value="1.#NAN">
                <text:p>1.#NAN</text:p>
              </table:table-cell>
              <table:table-cell office:value-type="float" office:value="0.131782945736434">
                <text:p>0.1317829457364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0.206106870229008">
                <text:p>0.206106870229008</text:p>
              </table:table-cell>
              <table:table-cell office:value-type="float" office:value="1.#NAN">
                <text:p>1.#NAN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0.12781954887218">
                <text:p>0.12781954887218</text:p>
              </table:table-cell>
              <table:table-cell office:value-type="float" office:value="1.#NAN">
                <text:p>1.#NAN</text:p>
              </table:table-cell>
              <table:table-cell office:value-type="float" office:value="0.203007518796992">
                <text:p>0.2030075187969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1.#NAN">
                <text:p>1.#NAN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1.#NAN">
                <text:p>1.#NAN</text:p>
              </table:table-cell>
              <table:table-cell office:value-type="float" office:value="0.153284671532847">
                <text:p>0.1532846715328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0.115107913669065">
                <text:p>0.115107913669065</text:p>
              </table:table-cell>
              <table:table-cell office:value-type="float" office:value="1.#NAN">
                <text:p>1.#NAN</text:p>
              </table:table-cell>
              <table:table-cell office:value-type="float" office:value="0.244604316546763">
                <text:p>0.2446043165467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1.#NAN">
                <text:p>1.#NAN</text:p>
              </table:table-cell>
              <table:table-cell office:value-type="float" office:value="0.049645390070922">
                <text:p>0.049645390070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0.118881118881119">
                <text:p>0.118881118881119</text:p>
              </table:table-cell>
              <table:table-cell office:value-type="float" office:value="1.#NAN">
                <text:p>1.#NAN</text:p>
              </table:table-cell>
              <table:table-cell office:value-type="float" office:value="0.251748251748252">
                <text:p>0.251748251748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0.0896551724137931">
                <text:p>0.0896551724137931</text:p>
              </table:table-cell>
              <table:table-cell office:value-type="float" office:value="1.#NAN">
                <text:p>1.#NAN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0.136054421768707">
                <text:p>0.136054421768707</text:p>
              </table:table-cell>
              <table:table-cell office:value-type="float" office:value="1.#NAN">
                <text:p>1.#NAN</text:p>
              </table:table-cell>
              <table:table-cell office:value-type="float" office:value="0.0612244897959184">
                <text:p>0.0612244897959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0.147651006711409">
                <text:p>0.147651006711409</text:p>
              </table:table-cell>
              <table:table-cell office:value-type="float" office:value="1.#NAN">
                <text:p>1.#NAN</text:p>
              </table:table-cell>
              <table:table-cell office:value-type="float" office:value="0.221476510067114">
                <text:p>0.2214765100671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1.#NAN">
                <text:p>1.#NAN</text:p>
              </table:table-cell>
              <table:table-cell office:value-type="float" office:value="0.139072847682119">
                <text:p>0.1390728476821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0.124183006535948">
                <text:p>0.124183006535948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0.232258064516129">
                <text:p>0.232258064516129</text:p>
              </table:table-cell>
              <table:table-cell office:value-type="float" office:value="1.#NAN">
                <text:p>1.#NAN</text:p>
              </table:table-cell>
              <table:table-cell office:value-type="float" office:value="0.141935483870968">
                <text:p>0.1419354838709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0.178343949044586">
                <text:p>0.178343949044586</text:p>
              </table:table-cell>
              <table:table-cell office:value-type="float" office:value="1.#NAN">
                <text:p>1.#NAN</text:p>
              </table:table-cell>
              <table:table-cell office:value-type="float" office:value="0.165605095541401">
                <text:p>0.1656050955414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0.119496855345912">
                <text:p>0.119496855345912</text:p>
              </table:table-cell>
              <table:table-cell office:value-type="float" office:value="1.#NAN">
                <text:p>1.#NAN</text:p>
              </table:table-cell>
              <table:table-cell office:value-type="float" office:value="0.138364779874214">
                <text:p>0.138364779874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0.128834355828221">
                <text:p>0.128834355828221</text:p>
              </table:table-cell>
              <table:table-cell office:value-type="float" office:value="1.#NAN">
                <text:p>1.#NAN</text:p>
              </table:table-cell>
              <table:table-cell office:value-type="float" office:value="0.141104294478528">
                <text:p>0.1411042944785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.0848484848484848">
                <text:p>0.08484848484848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0.119760479041916">
                <text:p>0.119760479041916</text:p>
              </table:table-cell>
              <table:table-cell office:value-type="float" office:value="1.#NAN">
                <text:p>1.#NAN</text:p>
              </table:table-cell>
              <table:table-cell office:value-type="float" office:value="0.191616766467066">
                <text:p>0.191616766467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0.171597633136095">
                <text:p>0.171597633136095</text:p>
              </table:table-cell>
              <table:table-cell office:value-type="float" office:value="1.#NAN">
                <text:p>1.#NAN</text:p>
              </table:table-cell>
              <table:table-cell office:value-type="float" office:value="0.195266272189349">
                <text:p>0.1952662721893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0.152046783625731">
                <text:p>0.152046783625731</text:p>
              </table:table-cell>
              <table:table-cell office:value-type="float" office:value="1.#NAN">
                <text:p>1.#NAN</text:p>
              </table:table-cell>
              <table:table-cell office:value-type="float" office:value="0.0818713450292398">
                <text:p>0.08187134502923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1.#NAN">
                <text:p>1.#NAN</text:p>
              </table:table-cell>
              <table:table-cell office:value-type="float" office:value="0.167630057803468">
                <text:p>0.1676300578034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0.325714285714286">
                <text:p>0.3257142857142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.0621468926553672">
                <text:p>0.0621468926553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0.201117318435754">
                <text:p>0.201117318435754</text:p>
              </table:table-cell>
              <table:table-cell office:value-type="float" office:value="1.#NAN">
                <text:p>1.#NAN</text:p>
              </table:table-cell>
              <table:table-cell office:value-type="float" office:value="0.229050279329609">
                <text:p>0.2290502793296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0.143646408839779">
                <text:p>0.143646408839779</text:p>
              </table:table-cell>
              <table:table-cell office:value-type="float" office:value="1.#NAN">
                <text:p>1.#NAN</text:p>
              </table:table-cell>
              <table:table-cell office:value-type="float" office:value="0.176795580110497">
                <text:p>0.1767955801104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0.174863387978142">
                <text:p>0.174863387978142</text:p>
              </table:table-cell>
              <table:table-cell office:value-type="float" office:value="1.#NAN">
                <text:p>1.#NAN</text:p>
              </table:table-cell>
              <table:table-cell office:value-type="float" office:value="0.087431693989071">
                <text:p>0.0874316939890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.192513368983957">
                <text:p>0.192513368983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0.126984126984127">
                <text:p>0.126984126984127</text:p>
              </table:table-cell>
              <table:table-cell office:value-type="float" office:value="1.#NAN">
                <text:p>1.#NAN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0.183246073298429">
                <text:p>0.183246073298429</text:p>
              </table:table-cell>
              <table:table-cell office:value-type="float" office:value="1.#NAN">
                <text:p>1.#NAN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0.155440414507772">
                <text:p>0.155440414507772</text:p>
              </table:table-cell>
              <table:table-cell office:value-type="float" office:value="1.#NAN">
                <text:p>1.#NAN</text:p>
              </table:table-cell>
              <table:table-cell office:value-type="float" office:value="0.155440414507772">
                <text:p>0.1554404145077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0.143589743589744">
                <text:p>0.143589743589744</text:p>
              </table:table-cell>
              <table:table-cell office:value-type="float" office:value="1.#NAN">
                <text:p>1.#NAN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0.203045685279188">
                <text:p>0.203045685279188</text:p>
              </table:table-cell>
              <table:table-cell office:value-type="float" office:value="1.#NAN">
                <text:p>1.#NAN</text:p>
              </table:table-cell>
              <table:table-cell office:value-type="float" office:value="0.17258883248731">
                <text:p>0.172588832487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0.165829145728643">
                <text:p>0.165829145728643</text:p>
              </table:table-cell>
              <table:table-cell office:value-type="float" office:value="1.#NAN">
                <text:p>1.#NAN</text:p>
              </table:table-cell>
              <table:table-cell office:value-type="float" office:value="0.331658291457286">
                <text:p>0.3316582914572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0.159203980099502">
                <text:p>0.159203980099502</text:p>
              </table:table-cell>
              <table:table-cell office:value-type="float" office:value="1.#NAN">
                <text:p>1.#NAN</text:p>
              </table:table-cell>
              <table:table-cell office:value-type="float" office:value="0.0248756218905473">
                <text:p>0.02487562189054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0.108374384236453">
                <text:p>0.108374384236453</text:p>
              </table:table-cell>
              <table:table-cell office:value-type="float" office:value="1.#NAN">
                <text:p>1.#NAN</text:p>
              </table:table-cell>
              <table:table-cell office:value-type="float" office:value="0.330049261083744">
                <text:p>0.3300492610837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0.160975609756098">
                <text:p>0.160975609756098</text:p>
              </table:table-cell>
              <table:table-cell office:value-type="float" office:value="1.#NAN">
                <text:p>1.#NAN</text:p>
              </table:table-cell>
              <table:table-cell office:value-type="float" office:value="0.239024390243902">
                <text:p>0.2390243902439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0.183574879227053">
                <text:p>0.183574879227053</text:p>
              </table:table-cell>
              <table:table-cell office:value-type="float" office:value="1.#NAN">
                <text:p>1.#NAN</text:p>
              </table:table-cell>
              <table:table-cell office:value-type="float" office:value="0.0628019323671498">
                <text:p>0.0628019323671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0.218009478672986">
                <text:p>0.218009478672986</text:p>
              </table:table-cell>
              <table:table-cell office:value-type="float" office:value="1.#NAN">
                <text:p>1.#NAN</text:p>
              </table:table-cell>
              <table:table-cell office:value-type="float" office:value="0.170616113744076">
                <text:p>0.1706161137440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0.2018779342723">
                <text:p>0.2018779342723</text:p>
              </table:table-cell>
              <table:table-cell office:value-type="float" office:value="1.#NAN">
                <text:p>1.#NAN</text:p>
              </table:table-cell>
              <table:table-cell office:value-type="float" office:value="0.117370892018779">
                <text:p>0.1173708920187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0.111627906976744">
                <text:p>0.111627906976744</text:p>
              </table:table-cell>
              <table:table-cell office:value-type="float" office:value="1.#NAN">
                <text:p>1.#NAN</text:p>
              </table:table-cell>
              <table:table-cell office:value-type="float" office:value="0.167441860465116">
                <text:p>0.1674418604651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0.115207373271889">
                <text:p>0.115207373271889</text:p>
              </table:table-cell>
              <table:table-cell office:value-type="float" office:value="1.#NAN">
                <text:p>1.#NAN</text:p>
              </table:table-cell>
              <table:table-cell office:value-type="float" office:value="0.23963133640553">
                <text:p>0.239631336405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0.105022831050228">
                <text:p>0.105022831050228</text:p>
              </table:table-cell>
              <table:table-cell office:value-type="float" office:value="1.#NAN">
                <text:p>1.#NAN</text:p>
              </table:table-cell>
              <table:table-cell office:value-type="float" office:value="0.105022831050228">
                <text:p>0.1050228310502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0.257918552036199">
                <text:p>0.257918552036199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1.#NAN">
                <text:p>1.#NAN</text:p>
              </table:table-cell>
              <table:table-cell office:value-type="float" office:value="0.201793721973094">
                <text:p>0.2017937219730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0.217777777777778">
                <text:p>0.217777777777778</text:p>
              </table:table-cell>
              <table:table-cell office:value-type="float" office:value="1.#NAN">
                <text:p>1.#NAN</text:p>
              </table:table-cell>
              <table:table-cell office:value-type="float" office:value="0.0622222222222222">
                <text:p>0.06222222222222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0.167400881057269">
                <text:p>0.167400881057269</text:p>
              </table:table-cell>
              <table:table-cell office:value-type="float" office:value="1.#NAN">
                <text:p>1.#NAN</text:p>
              </table:table-cell>
              <table:table-cell office:value-type="float" office:value="0.202643171806167">
                <text:p>0.2026431718061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0.117903930131004">
                <text:p>0.117903930131004</text:p>
              </table:table-cell>
              <table:table-cell office:value-type="float" office:value="1.#NAN">
                <text:p>1.#NAN</text:p>
              </table:table-cell>
              <table:table-cell office:value-type="float" office:value="0.209606986899563">
                <text:p>0.2096069868995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0.16017316017316">
                <text:p>0.16017316017316</text:p>
              </table:table-cell>
              <table:table-cell office:value-type="float" office:value="1.#NAN">
                <text:p>1.#NAN</text:p>
              </table:table-cell>
              <table:table-cell office:value-type="float" office:value="0.0779220779220779">
                <text:p>0.07792207792207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0.1931330472103">
                <text:p>0.1931330472103</text:p>
              </table:table-cell>
              <table:table-cell office:value-type="float" office:value="1.#NAN">
                <text:p>1.#NAN</text:p>
              </table:table-cell>
              <table:table-cell office:value-type="float" office:value="0.150214592274678">
                <text:p>0.1502145922746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0.251063829787234">
                <text:p>0.251063829787234</text:p>
              </table:table-cell>
              <table:table-cell office:value-type="float" office:value="1.#NAN">
                <text:p>1.#NAN</text:p>
              </table:table-cell>
              <table:table-cell office:value-type="float" office:value="0.174468085106383">
                <text:p>0.1744680851063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0.0970464135021097">
                <text:p>0.0970464135021097</text:p>
              </table:table-cell>
              <table:table-cell office:value-type="float" office:value="1.#NAN">
                <text:p>1.#NAN</text:p>
              </table:table-cell>
              <table:table-cell office:value-type="float" office:value="0.0675105485232067">
                <text:p>0.0675105485232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0.192468619246862">
                <text:p>0.192468619246862</text:p>
              </table:table-cell>
              <table:table-cell office:value-type="float" office:value="1.#NAN">
                <text:p>1.#NAN</text:p>
              </table:table-cell>
              <table:table-cell office:value-type="float" office:value="0.364016736401674">
                <text:p>0.3640167364016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0.203319502074689">
                <text:p>0.203319502074689</text:p>
              </table:table-cell>
              <table:table-cell office:value-type="float" office:value="1.#NAN">
                <text:p>1.#NAN</text:p>
              </table:table-cell>
              <table:table-cell office:value-type="float" office:value="0.20746887966805">
                <text:p>0.207468879668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0.218106995884774">
                <text:p>0.218106995884774</text:p>
              </table:table-cell>
              <table:table-cell office:value-type="float" office:value="1.#NAN">
                <text:p>1.#NAN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0.151020408163265">
                <text:p>0.151020408163265</text:p>
              </table:table-cell>
              <table:table-cell office:value-type="float" office:value="1.#NAN">
                <text:p>1.#NAN</text:p>
              </table:table-cell>
              <table:table-cell office:value-type="float" office:value="0.240816326530612">
                <text:p>0.2408163265306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0.149797570850202">
                <text:p>0.149797570850202</text:p>
              </table:table-cell>
              <table:table-cell office:value-type="float" office:value="1.#NAN">
                <text:p>1.#NAN</text:p>
              </table:table-cell>
              <table:table-cell office:value-type="float" office:value="0.137651821862348">
                <text:p>0.1376518218623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0.232931726907631">
                <text:p>0.232931726907631</text:p>
              </table:table-cell>
              <table:table-cell office:value-type="float" office:value="1.#NAN">
                <text:p>1.#NAN</text:p>
              </table:table-cell>
              <table:table-cell office:value-type="float" office:value="0.0883534136546185">
                <text:p>0.08835341365461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0.183266932270916">
                <text:p>0.183266932270916</text:p>
              </table:table-cell>
              <table:table-cell office:value-type="float" office:value="1.#NAN">
                <text:p>1.#NAN</text:p>
              </table:table-cell>
              <table:table-cell office:value-type="float" office:value="0.167330677290837">
                <text:p>0.1673306772908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0.114624505928854">
                <text:p>0.114624505928854</text:p>
              </table:table-cell>
              <table:table-cell office:value-type="float" office:value="1.#NAN">
                <text:p>1.#NAN</text:p>
              </table:table-cell>
              <table:table-cell office:value-type="float" office:value="0.177865612648221">
                <text:p>0.177865612648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0.219607843137255">
                <text:p>0.219607843137255</text:p>
              </table:table-cell>
              <table:table-cell office:value-type="float" office:value="1.#NAN">
                <text:p>1.#NAN</text:p>
              </table:table-cell>
              <table:table-cell office:value-type="float" office:value="0.0901960784313726">
                <text:p>0.09019607843137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#NAN">
                <text:p>1.#NAN</text:p>
              </table:table-cell>
              <table:table-cell office:value-type="float" office:value="0.171206225680934">
                <text:p>0.171206225680934</text:p>
              </table:table-cell>
              <table:table-cell office:value-type="float" office:value="1.#NAN">
                <text:p>1.#NAN</text:p>
              </table:table-cell>
              <table:table-cell office:value-type="float" office:value="0.221789883268482">
                <text:p>0.2217898832684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#NAN">
                <text:p>1.#NAN</text:p>
              </table:table-cell>
              <table:table-cell office:value-type="float" office:value="0.127413127413127">
                <text:p>0.127413127413127</text:p>
              </table:table-cell>
              <table:table-cell office:value-type="float" office:value="1.#NAN">
                <text:p>1.#NAN</text:p>
              </table:table-cell>
              <table:table-cell office:value-type="float" office:value="0.247104247104247">
                <text:p>0.2471042471042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#NAN">
                <text:p>1.#NAN</text:p>
              </table:table-cell>
              <table:table-cell office:value-type="float" office:value="0.149425287356322">
                <text:p>0.149425287356322</text:p>
              </table:table-cell>
              <table:table-cell office:value-type="float" office:value="1.#NAN">
                <text:p>1.#NAN</text:p>
              </table:table-cell>
              <table:table-cell office:value-type="float" office:value="0.053639846743295">
                <text:p>0.0536398467432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#NAN">
                <text:p>1.#NAN</text:p>
              </table:table-cell>
              <table:table-cell office:value-type="float" office:value="0.167300380228137">
                <text:p>0.167300380228137</text:p>
              </table:table-cell>
              <table:table-cell office:value-type="float" office:value="1.#NAN">
                <text:p>1.#NAN</text:p>
              </table:table-cell>
              <table:table-cell office:value-type="float" office:value="0.178707224334601">
                <text:p>0.1787072243346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#NAN">
                <text:p>1.#NAN</text:p>
              </table:table-cell>
              <table:table-cell office:value-type="float" office:value="0.181132075471698">
                <text:p>0.181132075471698</text:p>
              </table:table-cell>
              <table:table-cell office:value-type="float" office:value="1.#NAN">
                <text:p>1.#NAN</text:p>
              </table:table-cell>
              <table:table-cell office:value-type="float" office:value="0.222641509433962">
                <text:p>0.2226415094339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#NAN">
                <text:p>1.#NAN</text:p>
              </table:table-cell>
              <table:table-cell office:value-type="float" office:value="0.142322097378277">
                <text:p>0.142322097378277</text:p>
              </table:table-cell>
              <table:table-cell office:value-type="float" office:value="1.#NAN">
                <text:p>1.#NAN</text:p>
              </table:table-cell>
              <table:table-cell office:value-type="float" office:value="0.0711610486891386">
                <text:p>0.07116104868913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#NAN">
                <text:p>1.#NAN</text:p>
              </table:table-cell>
              <table:table-cell office:value-type="float" office:value="0.104089219330855">
                <text:p>0.104089219330855</text:p>
              </table:table-cell>
              <table:table-cell office:value-type="float" office:value="1.#NAN">
                <text:p>1.#NAN</text:p>
              </table:table-cell>
              <table:table-cell office:value-type="float" office:value="0.297397769516729">
                <text:p>0.2973977695167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#NAN">
                <text:p>1.#NAN</text:p>
              </table:table-cell>
              <table:table-cell office:value-type="float" office:value="0.177121771217712">
                <text:p>0.177121771217712</text:p>
              </table:table-cell>
              <table:table-cell office:value-type="float" office:value="1.#NAN">
                <text:p>1.#NAN</text:p>
              </table:table-cell>
              <table:table-cell office:value-type="float" office:value="0.169741697416974">
                <text:p>0.1697416974169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#NAN">
                <text:p>1.#NAN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#NAN">
                <text:p>1.#NAN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1.#NAN">
                <text:p>1.#NAN</text:p>
              </table:table-cell>
              <table:table-cell office:value-type="float" office:value="0.192727272727273">
                <text:p>0.1927272727272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#NAN">
                <text:p>1.#NAN</text:p>
              </table:table-cell>
              <table:table-cell office:value-type="float" office:value="0.1985559566787">
                <text:p>0.1985559566787</text:p>
              </table:table-cell>
              <table:table-cell office:value-type="float" office:value="1.#NAN">
                <text:p>1.#NAN</text:p>
              </table:table-cell>
              <table:table-cell office:value-type="float" office:value="0.0830324909747292">
                <text:p>0.08303249097472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#NAN">
                <text:p>1.#NAN</text:p>
              </table:table-cell>
              <table:table-cell office:value-type="float" office:value="0.0716845878136201">
                <text:p>0.0716845878136201</text:p>
              </table:table-cell>
              <table:table-cell office:value-type="float" office:value="1.#NAN">
                <text:p>1.#NAN</text:p>
              </table:table-cell>
              <table:table-cell office:value-type="float" office:value="0.100358422939068">
                <text:p>0.1003584229390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#NAN">
                <text:p>1.#NAN</text:p>
              </table:table-cell>
              <table:table-cell office:value-type="float" office:value="0.177935943060498">
                <text:p>0.177935943060498</text:p>
              </table:table-cell>
              <table:table-cell office:value-type="float" office:value="1.#NAN">
                <text:p>1.#NAN</text:p>
              </table:table-cell>
              <table:table-cell office:value-type="float" office:value="0.199288256227758">
                <text:p>0.1992882562277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#NAN">
                <text:p>1.#NAN</text:p>
              </table:table-cell>
              <table:table-cell office:value-type="float" office:value="0.113074204946996">
                <text:p>0.113074204946996</text:p>
              </table:table-cell>
              <table:table-cell office:value-type="float" office:value="1.#NAN">
                <text:p>1.#NAN</text:p>
              </table:table-cell>
              <table:table-cell office:value-type="float" office:value="0.286219081272085">
                <text:p>0.2862190812720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1.#NAN">
                <text:p>1.#NAN</text:p>
              </table:table-cell>
              <table:table-cell office:value-type="float" office:value="0.108771929824561">
                <text:p>0.1087719298245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0.250871080139373">
                <text:p>0.250871080139373</text:p>
              </table:table-cell>
              <table:table-cell office:value-type="float" office:value="1.#NAN">
                <text:p>1.#NAN</text:p>
              </table:table-cell>
              <table:table-cell office:value-type="float" office:value="0.184668989547038">
                <text:p>0.1846689895470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0.110726643598616">
                <text:p>0.110726643598616</text:p>
              </table:table-cell>
              <table:table-cell office:value-type="float" office:value="1.#NAN">
                <text:p>1.#NAN</text:p>
              </table:table-cell>
              <table:table-cell office:value-type="float" office:value="0.221453287197232">
                <text:p>0.2214532871972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0.261168384879725">
                <text:p>0.261168384879725</text:p>
              </table:table-cell>
              <table:table-cell office:value-type="float" office:value="1.#NAN">
                <text:p>1.#NAN</text:p>
              </table:table-cell>
              <table:table-cell office:value-type="float" office:value="0.0687285223367698">
                <text:p>0.06872852233676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0.136518771331058">
                <text:p>0.136518771331058</text:p>
              </table:table-cell>
              <table:table-cell office:value-type="float" office:value="1.#NAN">
                <text:p>1.#NAN</text:p>
              </table:table-cell>
              <table:table-cell office:value-type="float" office:value="0.194539249146758">
                <text:p>0.1945392491467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0.233898305084746">
                <text:p>0.233898305084746</text:p>
              </table:table-cell>
              <table:table-cell office:value-type="float" office:value="1.#NAN">
                <text:p>1.#NAN</text:p>
              </table:table-cell>
              <table:table-cell office:value-type="float" office:value="0.159322033898305">
                <text:p>0.1593220338983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.#NAN">
                <text:p>1.#NAN</text:p>
              </table:table-cell>
              <table:table-cell office:value-type="float" office:value="0.063973063973064">
                <text:p>0.0639730639730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#NAN">
                <text:p>1.#NAN</text:p>
              </table:table-cell>
              <table:table-cell office:value-type="float" office:value="0.127090301003344">
                <text:p>0.127090301003344</text:p>
              </table:table-cell>
              <table:table-cell office:value-type="float" office:value="1.#NAN">
                <text:p>1.#NAN</text:p>
              </table:table-cell>
              <table:table-cell office:value-type="float" office:value="0.190635451505017">
                <text:p>0.1906354515050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76079734219269">
                <text:p>0.176079734219269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49169435215947">
                <text:p>0.249169435215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05610561056106">
                <text:p>0.10561056105610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0627062706270627">
                <text:p>0.06270627062706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50819672131148">
                <text:p>0.150819672131148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70491803278689">
                <text:p>0.170491803278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36807817589577">
                <text:p>0.136807817589577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11726384364821">
                <text:p>0.2117263843648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16504854368932">
                <text:p>0.11650485436893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35922330097087">
                <text:p>0.1359223300970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202572347266881">
                <text:p>0.202572347266881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67202572347267">
                <text:p>0.1672025723472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05431309904153">
                <text:p>0.10543130990415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23642172523962">
                <text:p>0.2236421725239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49206349206349">
                <text:p>0.149206349206349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8391167192429">
                <text:p>0.2839116719242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26182965299685">
                <text:p>0.1261829652996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69278996865204">
                <text:p>0.169278996865204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03761755485893">
                <text:p>0.2037617554858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0685358255452">
                <text:p>0.18068535825545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0809968847352025">
                <text:p>0.08099688473520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11455108359133">
                <text:p>0.11145510835913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75541795665635">
                <text:p>0.2755417956656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44615384615385">
                <text:p>0.14461538461538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61538461538462">
                <text:p>0.2615384615384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49847094801223">
                <text:p>0.14984709480122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0978593272171254">
                <text:p>0.09785932721712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00607902735562">
                <text:p>0.200607902735562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88753799392097">
                <text:p>0.2887537993920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244712990936556">
                <text:p>0.24471299093655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57099697885196">
                <text:p>0.1570996978851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38138138138138">
                <text:p>0.13813813813813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810810810810811">
                <text:p>0.08108108108108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0865671641791045">
                <text:p>0.0865671641791045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253731343283582">
                <text:p>0.2537313432835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46290801186944">
                <text:p>0.24629080118694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01780415430267">
                <text:p>0.2017804154302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06194690265487">
                <text:p>0.1061946902654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52492668621701">
                <text:p>0.152492668621701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78885630498534">
                <text:p>0.1788856304985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39941690962099">
                <text:p>0.13994169096209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80758017492711">
                <text:p>0.1807580174927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59420289855072">
                <text:p>0.159420289855072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0405797101449275">
                <text:p>0.04057971014492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84438040345821">
                <text:p>0.18443804034582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4985590778098">
                <text:p>0.149855907780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859598853868195">
                <text:p>0.085959885386819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378223495702006">
                <text:p>0.3782234957020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16524216524216">
                <text:p>0.216524216524216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0626780626780627">
                <text:p>0.06267806267806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35977337110482">
                <text:p>0.135977337110482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12464589235127">
                <text:p>0.2124645892351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00840336134454">
                <text:p>0.1008403361344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58774373259053">
                <text:p>0.15877437325905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42339832869081">
                <text:p>0.2423398328690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221606648199446">
                <text:p>0.22160664819944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60664819944598">
                <text:p>0.1606648199445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0798898071625">
                <text:p>0.17079889807162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0798898071625344">
                <text:p>0.07988980716253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241095890410959">
                <text:p>0.24109589041095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45205479452055">
                <text:p>0.1452054794520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9891008174387">
                <text:p>0.11989100817438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15258855585831">
                <text:p>0.2152588555858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3550135501355">
                <text:p>0.1355013550135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13821138211382">
                <text:p>0.1138211382113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7897574123989">
                <text:p>0.177897574123989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3941018766756">
                <text:p>0.1394101876675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06434316353887">
                <text:p>0.2064343163538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237333333333333">
                <text:p>0.237333333333333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693333333333333">
                <text:p>0.069333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04244031830239">
                <text:p>0.2042440318302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84696569920844">
                <text:p>0.184696569920844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53298153034301">
                <text:p>0.2532981530343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6509186351706">
                <text:p>0.26509186351706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813648293963255">
                <text:p>0.08136482939632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38381201044386">
                <text:p>0.138381201044386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2323759791123">
                <text:p>0.172323759791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35064935064935">
                <text:p>0.135064935064935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97402597402597">
                <text:p>0.1974025974025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67958656330749">
                <text:p>0.16795865633074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062015503875969">
                <text:p>0.0620155038759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72236503856041">
                <text:p>0.17223650385604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18508997429306">
                <text:p>0.2185089974293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66240409207161">
                <text:p>0.166240409207161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66240409207161">
                <text:p>0.1662404092071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19592875318066">
                <text:p>0.11959287531806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89058524173028">
                <text:p>0.0890585241730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69620253164557">
                <text:p>0.169620253164557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40506329113924">
                <text:p>0.2405063291139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41057934508816">
                <text:p>0.141057934508816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178841309823678">
                <text:p>0.1788413098236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2531328320802">
                <text:p>0.1253132832080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204488778054863">
                <text:p>0.20448877805486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11970074812968">
                <text:p>0.2119700748129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3473945409429">
                <text:p>0.20347394540942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3622828784119">
                <text:p>0.1836228287841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50617283950617">
                <text:p>0.150617283950617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567901234567901">
                <text:p>0.05679012345679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94103194103194">
                <text:p>0.194103194103194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154034229828851">
                <text:p>0.15403422982885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339853300733496">
                <text:p>0.3398533007334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92214111922141">
                <text:p>0.19221411192214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827250608272506">
                <text:p>0.08272506082725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2590799031477">
                <text:p>0.12590799031477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208232445520581">
                <text:p>0.2082324455205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49397590361446">
                <text:p>0.14939759036144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95180722891566">
                <text:p>0.1951807228915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58273381294964">
                <text:p>0.15827338129496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0743405275779376">
                <text:p>0.07434052757793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143198090692124">
                <text:p>0.143198090692124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252983293556086">
                <text:p>0.2529832935560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80285035629454">
                <text:p>0.28028503562945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61520190023753">
                <text:p>0.1615201900237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60756501182033">
                <text:p>0.16075650118203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43529411764706">
                <text:p>0.14352941176470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275294117647059">
                <text:p>0.2752941176470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4519906323185">
                <text:p>0.1451990632318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94379391100703">
                <text:p>0.1943793911007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30536130536131">
                <text:p>0.13053613053613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002331002331">
                <text:p>0.10023310023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310904872389791">
                <text:p>0.310904872389791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4385150812065">
                <text:p>0.143851508120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24711316397229">
                <text:p>0.124711316397229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14780600461894">
                <text:p>0.2147806004618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58620689655172">
                <text:p>0.158620689655172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0827586206896552">
                <text:p>0.08275862068965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33409610983982">
                <text:p>0.2334096109839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8451025056948">
                <text:p>0.11845102505694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391799544419134">
                <text:p>0.39179954441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0929705215419501">
                <text:p>0.09297052154195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53498871331828">
                <text:p>0.153498871331828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69300225733634">
                <text:p>0.1693002257336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21123595505618">
                <text:p>0.21123595505618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161797752808989">
                <text:p>0.1617977528089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34228187919463">
                <text:p>0.13422818791946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0827740492170022">
                <text:p>0.08277404921700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87082405345212">
                <text:p>0.18708240534521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49443207126949">
                <text:p>0.2494432071269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17294900221729">
                <text:p>0.2172949002217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36865342163355">
                <text:p>0.136865342163355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905077262693157">
                <text:p>0.09050772626931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241758241758242">
                <text:p>0.241758241758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59737417943107">
                <text:p>0.15973741794310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0809628008752735">
                <text:p>0.0809628008752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28540305010893">
                <text:p>0.12854030501089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0871459694989107">
                <text:p>0.08714596949891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82212581344902">
                <text:p>0.182212581344902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86550976138829">
                <text:p>0.1865509761388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5183585313175">
                <text:p>0.205183585313175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87904967602592">
                <text:p>0.1879049676025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217204301075269">
                <text:p>0.217204301075269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101075268817204">
                <text:p>0.1010752688172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160599571734475">
                <text:p>0.160599571734475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203426124197002">
                <text:p>0.2034261241970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83368869936034">
                <text:p>0.183368869936034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32409381663113">
                <text:p>0.324093816631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46496815286624">
                <text:p>0.146496815286624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0828025477707006">
                <text:p>0.08280254777070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20507399577167">
                <text:p>0.12050739957716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07188160676533">
                <text:p>0.2071881606765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18947368421053">
                <text:p>0.2189473684210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0859538784067086">
                <text:p>0.08595387840670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16910229645094">
                <text:p>0.11691022964509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90187891440501">
                <text:p>0.2901878914405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91268191268191">
                <text:p>0.19126819126819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93347193347193">
                <text:p>0.1933471933471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52577319587629">
                <text:p>0.15257731958762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71134020618557">
                <text:p>0.1711340206185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197125256673511">
                <text:p>0.197125256673511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7864476386037">
                <text:p>0.178644763860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04294478527607">
                <text:p>0.10429447852760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10429447852761">
                <text:p>0.1104294478527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313645621181263">
                <text:p>0.313645621181263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20162932790224">
                <text:p>0.201629327902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50101419878296">
                <text:p>0.150101419878296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19066937119675">
                <text:p>0.2190669371196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256565656565657">
                <text:p>0.256565656565657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0868686868686869">
                <text:p>0.08686868686868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20523138832998">
                <text:p>0.20523138832998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91146881287726">
                <text:p>0.1911468812877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7434869739479">
                <text:p>0.17434869739479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186372745490982">
                <text:p>0.1863727454909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81437125748503">
                <text:p>0.281437125748503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239520958083832">
                <text:p>0.02395209580838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0934393638171">
                <text:p>0.10934393638171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26441351888668">
                <text:p>0.264413518886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158415841584158">
                <text:p>0.158415841584158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255445544554455">
                <text:p>0.2554455445544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75542406311637">
                <text:p>0.175542406311637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887573964497041">
                <text:p>0.08875739644970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17878192534381">
                <text:p>0.117878192534381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267190569744597">
                <text:p>0.2671905697445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93737769080235">
                <text:p>0.19373776908023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21135029354207">
                <text:p>0.2211350293542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149750415973378">
                <text:p>0.149750415973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30604288499025">
                <text:p>0.130604288499025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0682261208576998">
                <text:p>0.06822612085769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349417637271215">
                <text:p>0.034941763727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72815533980583">
                <text:p>0.17281553398058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84466019417476">
                <text:p>0.1844660194174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.226305609284333">
                <text:p>0.226305609284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.177263969171484">
                <text:p>0.177263969171484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0019267822736">
                <text:p>0.100192678227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218809980806142">
                <text:p>0.218809980806142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230326295585413">
                <text:p>0.2303262955854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37667304015296">
                <text:p>0.137667304015296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210325047801147">
                <text:p>0.2103250478011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63809523809524">
                <text:p>0.163809523809524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00952380952381">
                <text:p>0.1009523809523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275142314990512">
                <text:p>0.275142314990512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6888045540797">
                <text:p>0.168880455407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72022684310019">
                <text:p>0.172022684310019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245746691871456">
                <text:p>0.2457466918714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71374764595104">
                <text:p>0.171374764595104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866290018832392">
                <text:p>0.08662900188323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143094841930116">
                <text:p>0.143094841930116</text:p>
              </table:table-cell>
              <table:table-cell office:value-type="float" office:value="0.24202626641651">
                <text:p>0.242026266416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.235514018691589">
                <text:p>0.235514018691589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250467289719626">
                <text:p>0.2504672897196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43261231281198">
                <text:p>0.043261231281198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30353817504655">
                <text:p>0.130353817504655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502793296089386">
                <text:p>0.05027932960893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43261231281198">
                <text:p>0.043261231281198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94990723562152">
                <text:p>0.2949907235621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">
                <text:p>0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212569316081331">
                <text:p>0.212569316081331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134935304990758">
                <text:p>0.1349353049907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211786372007366">
                <text:p>0.21178637200736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828729281767956">
                <text:p>0.08287292817679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3394495412844">
                <text:p>0.13394495412844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214678899082569">
                <text:p>0.2146788990825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.186471663619744">
                <text:p>0.186471663619744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206581352833638">
                <text:p>0.2065813528336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141430948419301">
                <text:p>0.14143094841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51414309484193">
                <text:p>0.151414309484193</text:p>
              </table:table-cell>
              <table:table-cell office:value-type="float" office:value="0.138433515482696">
                <text:p>0.138433515482696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2568306010929">
                <text:p>0.125683060109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194192377495463">
                <text:p>0.194192377495463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99637023593466">
                <text:p>0.1996370235934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44665461121157">
                <text:p>0.144665461121157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33273056057866">
                <text:p>0.2332730560578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0828828828828829">
                <text:p>0.08288288288288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235188509874327">
                <text:p>0.235188509874327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90305206463196">
                <text:p>0.1903052064631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10912343470483">
                <text:p>0.110912343470483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241502683363148">
                <text:p>0.2415026833631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">
                <text:p>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360071301247772">
                <text:p>0.360071301247772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42095914742451">
                <text:p>0.142095914742451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238010657193606">
                <text:p>0.2380106571936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.185840707964602">
                <text:p>0.185840707964602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07079646017699">
                <text:p>0.2070796460176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49584026622296">
                <text:p>0.0249584026622296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49911816578483">
                <text:p>0.149911816578483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0899470899470899">
                <text:p>0.08994708994708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193321616871705">
                <text:p>0.193321616871705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44288224956063">
                <text:p>0.2442882249560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64725457570715">
                <text:p>0.164725457570715</text:p>
              </table:table-cell>
              <table:table-cell office:value-type="float" office:value="0">
                <text:p>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253940455341506">
                <text:p>0.253940455341506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94395796847636">
                <text:p>0.1943957968476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58813263525305">
                <text:p>0.158813263525305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43261231281198">
                <text:p>0.043261231281198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203478260869565">
                <text:p>0.2034782608695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.175043327556326">
                <text:p>0.175043327556326</text:p>
              </table:table-cell>
              <table:table-cell office:value-type="float" office:value="0.0299500831946755">
                <text:p>0.0299500831946755</text:p>
              </table:table-cell>
              <table:table-cell office:value-type="float" office:value="0.266897746967071">
                <text:p>0.2668977469670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51986183074266">
                <text:p>0.15198618307426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41623488773748">
                <text:p>0.1416234887737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66222961730449">
                <text:p>0.0266222961730449</text:p>
              </table:table-cell>
              <table:table-cell office:value-type="float" office:value="0.17039586919105">
                <text:p>0.17039586919105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.222030981067126">
                <text:p>0.2220309810671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212692967409949">
                <text:p>0.2126929674099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0478632478632479">
                <text:p>0.04786324786324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7206132879046">
                <text:p>0.17206132879046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214650766609881">
                <text:p>0.2146507666098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148086522462562">
                <text:p>0.14808652246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74872665534805">
                <text:p>0.174872665534805</text:p>
              </table:table-cell>
              <table:table-cell office:value-type="float" office:value="0.0299500831946755">
                <text:p>0.0299500831946755</text:p>
              </table:table-cell>
              <table:table-cell office:value-type="float" office:value="0.247877758913413">
                <text:p>0.247877758913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148086522462562">
                <text:p>0.14808652246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2165820642978">
                <text:p>0.22165820642978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09983079526227">
                <text:p>0.1099830795262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">
                <text:p>0</text:p>
              </table:table-cell>
              <table:table-cell office:value-type="float" office:value="0.0332778702163062">
                <text:p>0.033277870216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46711635750422">
                <text:p>0.146711635750422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.264755480607083">
                <text:p>0.2647554806070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89915966386555">
                <text:p>0.18991596638655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280672268907563">
                <text:p>0.2806722689075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99500831946755">
                <text:p>0.0299500831946755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.154103852596315">
                <text:p>0.154103852596315</text:p>
              </table:table-cell>
              <table:table-cell office:value-type="float" office:value="0.154742096505824">
                <text:p>0.154742096505824</text:p>
              </table:table-cell>
              <table:table-cell office:value-type="float" office:value="0.0519262981574539">
                <text:p>0.05192629815745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73044925124792">
                <text:p>0.173044925124792</text:p>
              </table:table-cell>
              <table:table-cell office:value-type="float" office:value="0">
                <text:p>0</text:p>
              </table:table-cell>
              <table:table-cell office:value-type="float" office:value="0.0366056572379368">
                <text:p>0.036605657237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230383973288815">
                <text:p>0.230383973288815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93823038397329">
                <text:p>0.29382303839732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61397670549085">
                <text:p>0.161397670549085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169717138103161">
                <text:p>0.169717138103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206322795341098">
                <text:p>0.206322795341098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126455906821963">
                <text:p>0.126455906821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382695507487521">
                <text:p>0.0382695507487521</text:p>
              </table:table-cell>
              <table:table-cell office:value-type="float" office:value="0">
                <text:p>0</text:p>
              </table:table-cell>
              <table:table-cell office:value-type="float" office:value="0.1630615640599">
                <text:p>0.1630615640599</text:p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36439267886855">
                <text:p>0.136439267886855</text:p>
              </table:table-cell>
              <table:table-cell office:value-type="float" office:value="0.225375626043406">
                <text:p>0.225375626043406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.0784641068447412">
                <text:p>0.07846410684474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">
                <text:p>0</text:p>
              </table:table-cell>
              <table:table-cell office:value-type="float" office:value="0.0282861896838602">
                <text:p>0.028286189683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6750418760469">
                <text:p>0.16750418760469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25963149078727">
                <text:p>0.259631490787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.198319327731092">
                <text:p>0.19831932773109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20168067226891">
                <text:p>0.2201680672268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382695507487521">
                <text:p>0.0382695507487521</text:p>
              </table:table-cell>
              <table:table-cell office:value-type="float" office:value="0">
                <text:p>0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155143338954469">
                <text:p>0.155143338954469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39966273187184">
                <text:p>0.1399662731871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46422628951747">
                <text:p>0.146422628951747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32945091514143">
                <text:p>0.0232945091514143</text:p>
              </table:table-cell>
              <table:table-cell office:value-type="float" office:value="0.191201353637902">
                <text:p>0.191201353637902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06598984771574">
                <text:p>0.1065989847715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49750415973378">
                <text:p>0.149750415973378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81663837011885">
                <text:p>0.18166383701188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22410865874363">
                <text:p>0.2224108658743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155025553662692">
                <text:p>0.155025553662692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0732538330494">
                <text:p>0.1107325383304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211965811965812">
                <text:p>0.2119658119658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56089193825043">
                <text:p>0.156089193825043</text:p>
              </table:table-cell>
              <table:table-cell office:value-type="float" office:value="0.0232945091514143">
                <text:p>0.0232945091514143</text:p>
              </table:table-cell>
              <table:table-cell office:value-type="float" office:value="0.360205831903945">
                <text:p>0.3602058319039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8261617900172">
                <text:p>0.208261617900172</text:p>
              </table:table-cell>
              <table:table-cell office:value-type="float" office:value="0.136439267886855">
                <text:p>0.136439267886855</text:p>
              </table:table-cell>
              <table:table-cell office:value-type="float" office:value="0.0912220309810671">
                <text:p>0.09122203098106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332778702163062">
                <text:p>0.0332778702163062</text:p>
              </table:table-cell>
              <table:table-cell office:value-type="float" office:value="0.150259067357513">
                <text:p>0.150259067357513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.252158894645941">
                <text:p>0.2521588946459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81975736568458">
                <text:p>0.18197573656845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0103986135182">
                <text:p>0.201039861351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0382608695652174">
                <text:p>0.03826086956521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151832460732984">
                <text:p>0.151832460732984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307155322862129">
                <text:p>0.3071553228621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151414309484193">
                <text:p>0.15141430948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259194395796848">
                <text:p>0.259194395796848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180385288966725">
                <text:p>0.1803852889667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8804920913884">
                <text:p>0.18804920913884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24780316344464">
                <text:p>0.1247803163444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266222961730449">
                <text:p>0.0266222961730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25220458553792">
                <text:p>0.125220458553792</text:p>
              </table:table-cell>
              <table:table-cell office:value-type="float" office:value="0.143094841930116">
                <text:p>0.143094841930116</text:p>
              </table:table-cell>
              <table:table-cell office:value-type="float" office:value="0.225749559082892">
                <text:p>0.2257495590828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182300884955752">
                <text:p>0.182300884955752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207079646017699">
                <text:p>0.2070796460176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29662522202487">
                <text:p>0.129662522202487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01243339253996">
                <text:p>0.1012433392539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  <table:table-cell office:value-type="float" office:value="0.0366056572379368">
                <text:p>0.036605657237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71122994652406">
                <text:p>0.1711229946524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44901610017889">
                <text:p>0.144901610017889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262969588550984">
                <text:p>0.2629695885509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.211849192100539">
                <text:p>0.21184919210053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04129263913824">
                <text:p>0.1041292639138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09009009009009">
                <text:p>0.20900900900900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21981981981982">
                <text:p>0.219819819819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9547920433996">
                <text:p>0.2495479204339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">
                <text:p>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0508166969147">
                <text:p>0.20508166969147</text:p>
              </table:table-cell>
              <table:table-cell office:value-type="float" office:value="0.139767054908486">
                <text:p>0.139767054908486</text:p>
              </table:table-cell>
              <table:table-cell office:value-type="float" office:value="0.0490018148820327">
                <text:p>0.04900181488203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48086522462562">
                <text:p>0.148086522462562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.12568306010929">
                <text:p>0.12568306010929</text:p>
              </table:table-cell>
              <table:table-cell office:value-type="float" office:value="0.143094841930116">
                <text:p>0.143094841930116</text:p>
              </table:table-cell>
              <table:table-cell office:value-type="float" office:value="0.176684881602914">
                <text:p>0.1766848816029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44758735440932">
                <text:p>0.144758735440932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6636197440585">
                <text:p>0.1663619744058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93784277879342">
                <text:p>0.19378427787934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24770642201835">
                <text:p>0.124770642201835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788990825688073">
                <text:p>0.07889908256880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06261510128913">
                <text:p>0.206261510128913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390423572744015">
                <text:p>0.3904235727440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29205175600739">
                <text:p>0.229205175600739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216266173752311">
                <text:p>0.2162661737523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78107606679035">
                <text:p>0.178107606679035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0797773654916512">
                <text:p>0.07977736549165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26629422718808">
                <text:p>0.126629422718808</text:p>
              </table:table-cell>
              <table:table-cell office:value-type="float" office:value="0.153078202995008">
                <text:p>0.153078202995008</text:p>
              </table:table-cell>
              <table:table-cell office:value-type="float" office:value="0.264432029795158">
                <text:p>0.2644320297951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49750415973378">
                <text:p>0.149750415973378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203738317757009">
                <text:p>0.2037383177570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51969981238274">
                <text:p>0.151969981238274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0787992495309569">
                <text:p>0.07879924953095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63841807909605">
                <text:p>0.163841807909605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95856873822975">
                <text:p>0.1958568738229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81474480151229">
                <text:p>0.181474480151229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213610586011342">
                <text:p>0.2136105860113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227703984819734">
                <text:p>0.227703984819734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1954459203036">
                <text:p>0.1119544592030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65714285714286">
                <text:p>0.165714285714286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77142857142857">
                <text:p>0.1771428571428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5755258126195">
                <text:p>0.135755258126195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252390057361377">
                <text:p>0.2523900573613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93857965451056">
                <text:p>0.193857965451056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.0882917466410749">
                <text:p>0.08829174664107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86897880539499">
                <text:p>0.186897880539499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40655105973025">
                <text:p>0.1406551059730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47582205029014">
                <text:p>0.2475822050290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083495145631068">
                <text:p>0.0834951456310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58069883527454">
                <text:p>0.158069883527454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415973377703827">
                <text:p>0.0415973377703827</text:p>
              </table:table-cell>
              <table:table-cell office:value-type="float" office:value="0.15009746588694">
                <text:p>0.15009746588694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72904483430799">
                <text:p>0.2729044834307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9823874755382">
                <text:p>0.189823874755382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89823874755382">
                <text:p>0.1898238747553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5559921414538">
                <text:p>0.135559921414538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113948919449902">
                <text:p>0.1139489194499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89349112426036">
                <text:p>0.189349112426036</text:p>
              </table:table-cell>
              <table:table-cell office:value-type="float" office:value="0.139767054908486">
                <text:p>0.139767054908486</text:p>
              </table:table-cell>
              <table:table-cell office:value-type="float" office:value="0.157790927021696">
                <text:p>0.1577909270216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74257425742574">
                <text:p>0.174257425742574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158415841584158">
                <text:p>0.1584158415841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01391650099404">
                <text:p>0.10139165009940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27236580516899">
                <text:p>0.1272365805168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77445109780439">
                <text:p>0.277445109780439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39520958083832">
                <text:p>0.2395209580838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64328657314629">
                <text:p>0.164328657314629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66533066132264">
                <text:p>0.2665330661322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89134808853119">
                <text:p>0.189134808853119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925553319919517">
                <text:p>0.09255533199195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8585858585859">
                <text:p>0.258585858585859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6060606060606">
                <text:p>0.2060606060606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52129817444219">
                <text:p>0.152129817444219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9492900608519">
                <text:p>0.2494929006085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303462321792261">
                <text:p>0.303462321792261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753564154786151">
                <text:p>0.07535641547861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02249488752556">
                <text:p>0.102249488752556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231083844580777">
                <text:p>0.2310838445807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82751540041068">
                <text:p>0.182751540041068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13552361396304">
                <text:p>0.2135523613963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167010309278351">
                <text:p>0.167010309278351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762886597938144">
                <text:p>0.07628865979381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46997929606625">
                <text:p>0.14699792960662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69151138716356">
                <text:p>0.2691511387163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74636174636175">
                <text:p>0.17463617463617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47609147609148">
                <text:p>0.1476091476091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112734864300626">
                <text:p>0.11273486430062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501043841336117">
                <text:p>0.05010438413361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13836477987421">
                <text:p>0.21383647798742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9706498951782">
                <text:p>0.197064989517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58562367864693">
                <text:p>0.15856236786469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01479915433404">
                <text:p>0.1014799154334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16348195329087">
                <text:p>0.1634819532908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73885350318471">
                <text:p>0.2738853503184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74840085287846">
                <text:p>0.174840085287846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81236673773987">
                <text:p>0.18123667377398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73447537473233">
                <text:p>0.17344753747323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0835117773019272">
                <text:p>0.08351177730192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74193548387097">
                <text:p>0.174193548387097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159139784946237">
                <text:p>0.1591397849462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203023758099352">
                <text:p>0.203023758099352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207343412526998">
                <text:p>0.2073434125269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88720173535792">
                <text:p>0.188720173535792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086767895878525">
                <text:p>0.0867678958785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2636165577342">
                <text:p>0.12636165577342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252723311546841">
                <text:p>0.2527233115468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.148796498905908">
                <text:p>0.148796498905908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73522975929978">
                <text:p>0.2735229759299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34065934065934">
                <text:p>0.134065934065934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01098901098901">
                <text:p>0.1010989010989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306843267108168">
                <text:p>0.3068432671081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7960088691796">
                <text:p>0.17960088691796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16629711751663">
                <text:p>0.166297117516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04899777282851">
                <text:p>0.204899777282851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0712694877505568">
                <text:p>0.07126948775055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43176733780761">
                <text:p>0.143176733780761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212527964205817">
                <text:p>0.2125279642058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84269662921348">
                <text:p>0.184269662921348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75280898876404">
                <text:p>0.1752808988764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73814898419865">
                <text:p>0.17381489841986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37697516930023">
                <text:p>0.1376975169300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29024943310658">
                <text:p>0.229024943310658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51927437641723">
                <text:p>0.1519274376417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36674259681093">
                <text:p>0.136674259681093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5125284738041">
                <text:p>0.25512528473804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39588100686499">
                <text:p>0.139588100686499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823798627002288">
                <text:p>0.08237986270022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88505747126437">
                <text:p>0.188505747126437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26436781609195">
                <text:p>0.1264367816091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22401847575058">
                <text:p>0.122401847575058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337182448036951">
                <text:p>0.3371824480369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308584686774942">
                <text:p>0.308584686774942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487238979118329">
                <text:p>0.04872389791183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18881118881119">
                <text:p>0.11888111888111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28438228438228">
                <text:p>0.2284382284382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38173302107728">
                <text:p>0.138173302107728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34192037470726">
                <text:p>0.2341920374707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41176470588235">
                <text:p>0.141176470588235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05882352941176">
                <text:p>0.1058823529411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51300236406619">
                <text:p>0.151300236406619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98581560283688">
                <text:p>0.1985815602836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68408551068884">
                <text:p>0.26840855106888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7648456057007">
                <text:p>0.1876484560570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5035799522673">
                <text:p>0.15035799522673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0763723150357995">
                <text:p>0.07637231503579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5059952038369">
                <text:p>0.175059952038369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70263788968825">
                <text:p>0.1702637889688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6144578313253">
                <text:p>0.16144578313253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90361445783133">
                <text:p>0.1903614457831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06537530266344">
                <text:p>0.106537530266344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1864406779661">
                <text:p>0.118644067796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0316301703163">
                <text:p>0.170316301703163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301703163017032">
                <text:p>0.3017031630170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7359413202934">
                <text:p>0.17359413202934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66259168704156">
                <text:p>0.1662591687041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235872235872236">
                <text:p>0.23587223587223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835380835380835">
                <text:p>0.08353808353808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38271604938272">
                <text:p>0.138271604938272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82716049382716">
                <text:p>0.1827160493827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13399503722084">
                <text:p>0.213399503722084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50620347394541">
                <text:p>0.2506203473945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74563591022444">
                <text:p>0.174563591022444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947630922693267">
                <text:p>0.09476309226932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07769423558897">
                <text:p>0.107769423558897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213032581453634">
                <text:p>0.2130325814536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63727959697733">
                <text:p>0.163727959697733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83879093198992">
                <text:p>0.1838790931989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29113924050633">
                <text:p>0.12911392405063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0658227848101266">
                <text:p>0.06582278481012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27226463104326">
                <text:p>0.127226463104326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95928753180662">
                <text:p>0.1959287531806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61125319693095">
                <text:p>0.161125319693095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22506393861893">
                <text:p>0.2225063938618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0616966580976864">
                <text:p>0.06169665809768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52454780361757">
                <text:p>0.15245478036175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53229974160207">
                <text:p>0.2532299741602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07792207792208">
                <text:p>0.2077922077922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27937336814621">
                <text:p>0.12793733681462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09660574412533">
                <text:p>0.1096605744125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4593175853018">
                <text:p>0.254593175853018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62729658792651">
                <text:p>0.1627296587926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50395778364116">
                <text:p>0.150395778364116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39841688654354">
                <text:p>0.1398416886543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45888594164456">
                <text:p>0.14588859416445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822281167108753">
                <text:p>0.08222811671087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8">
                <text:p>0.24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09333333333333">
                <text:p>0.109333333333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1367292225201">
                <text:p>0.131367292225201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361930294906166">
                <text:p>0.3619302949061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7897574123989">
                <text:p>0.177897574123989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32791327913279">
                <text:p>0.132791327913279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9810298102981">
                <text:p>0.298102981029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47138964577657">
                <text:p>0.147138964577657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12534059945504">
                <text:p>0.2125340599455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227397260273973">
                <text:p>0.227397260273973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70798898071625">
                <text:p>0.170798898071625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1763085399449">
                <text:p>0.217630853994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46537396121884">
                <text:p>0.24653739612188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005540166205">
                <text:p>0.180055401662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83844011142061">
                <text:p>0.18384401114206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891364902506964">
                <text:p>0.08913649025069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26050420168067">
                <text:p>0.12605042016806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4647887323944">
                <text:p>0.1746478873239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41643059490085">
                <text:p>0.14164305949008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0679886685552408">
                <text:p>0.06798866855524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6752136752137">
                <text:p>0.13675213675213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0945558739255014">
                <text:p>0.094555873925501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00573065902579">
                <text:p>0.2005730659025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07492795389049">
                <text:p>0.20749279538904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893371757925072">
                <text:p>0.08933717579250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85507246376812">
                <text:p>0.185507246376812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94202898550725">
                <text:p>0.1942028985507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39941690962099">
                <text:p>0.139941690962099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259475218658892">
                <text:p>0.2594752186588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674486803519062">
                <text:p>0.06744868035190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9941002949853">
                <text:p>0.179941002949853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218289085545723">
                <text:p>0.2182890855457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10682492581602">
                <text:p>0.21068249258160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5074183976261">
                <text:p>0.1750741839762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1044776119403">
                <text:p>0.1104477611940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925373134328358">
                <text:p>0.09253731343283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44144144144144">
                <text:p>0.144144144144144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43243243243243">
                <text:p>0.2432432432432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56797583081571">
                <text:p>0.25679758308157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66163141993958">
                <text:p>0.1661631419939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3252279635258">
                <text:p>0.173252279635258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0729483282674772">
                <text:p>0.07294832826747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19266055045872">
                <text:p>0.119266055045872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08359133126935">
                <text:p>0.10835913312693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0712074303405573">
                <text:p>0.071207430340557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52647975077882">
                <text:p>0.15264797507788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02492211838006">
                <text:p>0.2024922118380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66144200626959">
                <text:p>0.16614420062695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93375394321767">
                <text:p>0.293375394321767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00946372239748">
                <text:p>0.1009463722397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3968253968254">
                <text:p>0.139682539682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37380191693291">
                <text:p>0.137380191693291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46006389776358">
                <text:p>0.2460063897763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02572347266881">
                <text:p>0.20257234726688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45016077170418">
                <text:p>0.0450160771704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45631067961165">
                <text:p>0.145631067961165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90938511326861">
                <text:p>0.1909385113268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53094462540717">
                <text:p>0.15309446254071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41042345276873">
                <text:p>0.24104234527687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44262295081967">
                <text:p>0.14426229508196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0721311475409836">
                <text:p>0.07213114754098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25412541254125">
                <text:p>0.12541254125412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316831683168317">
                <text:p>0.3168316831683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#NAN">
                <text:p>1.#NAN</text:p>
              </table:table-cell>
              <table:table-cell office:value-type="float" office:value="0.196013289036545">
                <text:p>0.196013289036545</text:p>
              </table:table-cell>
              <table:table-cell office:value-type="float" office:value="1.#NAN">
                <text:p>1.#NAN</text:p>
              </table:table-cell>
              <table:table-cell office:value-type="float" office:value="0.196013289036545">
                <text:p>0.1960132890365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#NAN">
                <text:p>1.#NAN</text:p>
              </table:table-cell>
              <table:table-cell office:value-type="float" office:value="0.120401337792642">
                <text:p>0.120401337792642</text:p>
              </table:table-cell>
              <table:table-cell office:value-type="float" office:value="1.#NAN">
                <text:p>1.#NAN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#NAN">
                <text:p>1.#NAN</text:p>
              </table:table-cell>
              <table:table-cell office:value-type="float" office:value="0.141414141414141">
                <text:p>0.141414141414141</text:p>
              </table:table-cell>
              <table:table-cell office:value-type="float" office:value="1.#NAN">
                <text:p>1.#NAN</text:p>
              </table:table-cell>
              <table:table-cell office:value-type="float" office:value="0.168350168350168">
                <text:p>0.1683501683501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#NAN">
                <text:p>1.#NAN</text:p>
              </table:table-cell>
              <table:table-cell office:value-type="float" office:value="0.227118644067797">
                <text:p>0.227118644067797</text:p>
              </table:table-cell>
              <table:table-cell office:value-type="float" office:value="1.#NAN">
                <text:p>1.#NAN</text:p>
              </table:table-cell>
              <table:table-cell office:value-type="float" office:value="0.179661016949153">
                <text:p>0.1796610169491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#NAN">
                <text:p>1.#NAN</text:p>
              </table:table-cell>
              <table:table-cell office:value-type="float" office:value="0.119453924914676">
                <text:p>0.119453924914676</text:p>
              </table:table-cell>
              <table:table-cell office:value-type="float" office:value="1.#NAN">
                <text:p>1.#NAN</text:p>
              </table:table-cell>
              <table:table-cell office:value-type="float" office:value="0.0887372013651877">
                <text:p>0.088737201365187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#NAN">
                <text:p>1.#NAN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1.#NAN">
                <text:p>1.#NAN</text:p>
              </table:table-cell>
              <table:table-cell office:value-type="float" office:value="0.171821305841924">
                <text:p>0.1718213058419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#NAN">
                <text:p>1.#NAN</text:p>
              </table:table-cell>
              <table:table-cell office:value-type="float" office:value="0.13840830449827">
                <text:p>0.13840830449827</text:p>
              </table:table-cell>
              <table:table-cell office:value-type="float" office:value="1.#NAN">
                <text:p>1.#NAN</text:p>
              </table:table-cell>
              <table:table-cell office:value-type="float" office:value="0.231833910034602">
                <text:p>0.2318339100346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#NAN">
                <text:p>1.#NAN</text:p>
              </table:table-cell>
              <table:table-cell office:value-type="float" office:value="0.240418118466899">
                <text:p>0.240418118466899</text:p>
              </table:table-cell>
              <table:table-cell office:value-type="float" office:value="1.#NAN">
                <text:p>1.#NAN</text:p>
              </table:table-cell>
              <table:table-cell office:value-type="float" office:value="0.114982578397213">
                <text:p>0.1149825783972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#NAN">
                <text:p>1.#NAN</text:p>
              </table:table-cell>
              <table:table-cell office:value-type="float" office:value="0.164912280701754">
                <text:p>0.164912280701754</text:p>
              </table:table-cell>
              <table:table-cell office:value-type="float" office:value="1.#NAN">
                <text:p>1.#NAN</text:p>
              </table:table-cell>
              <table:table-cell office:value-type="float" office:value="0.178947368421053">
                <text:p>0.1789473684210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#NAN">
                <text:p>1.#NAN</text:p>
              </table:table-cell>
              <table:table-cell office:value-type="float" office:value="0.144876325088339">
                <text:p>0.144876325088339</text:p>
              </table:table-cell>
              <table:table-cell office:value-type="float" office:value="1.#NAN">
                <text:p>1.#NAN</text:p>
              </table:table-cell>
              <table:table-cell office:value-type="float" office:value="0.204946996466431">
                <text:p>0.2049469964664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#NAN">
                <text:p>1.#NAN</text:p>
              </table:table-cell>
              <table:table-cell office:value-type="float" office:value="0.170818505338078">
                <text:p>0.170818505338078</text:p>
              </table:table-cell>
              <table:table-cell office:value-type="float" office:value="1.#NAN">
                <text:p>1.#NAN</text:p>
              </table:table-cell>
              <table:table-cell office:value-type="float" office:value="0.0889679715302491">
                <text:p>0.08896797153024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#NAN">
                <text:p>1.#NAN</text:p>
              </table:table-cell>
              <table:table-cell office:value-type="float" office:value="0.10752688172043">
                <text:p>0.10752688172043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#NAN">
                <text:p>1.#NAN</text:p>
              </table:table-cell>
              <table:table-cell office:value-type="float" office:value="0.205776173285199">
                <text:p>0.205776173285199</text:p>
              </table:table-cell>
              <table:table-cell office:value-type="float" office:value="1.#NAN">
                <text:p>1.#NAN</text:p>
              </table:table-cell>
              <table:table-cell office:value-type="float" office:value="0.187725631768953">
                <text:p>0.1877256317689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#NAN">
                <text:p>1.#NAN</text:p>
              </table:table-cell>
              <table:table-cell office:value-type="float" office:value="0.134545454545455">
                <text:p>0.134545454545455</text:p>
              </table:table-cell>
              <table:table-cell office:value-type="float" office:value="1.#NAN">
                <text:p>1.#NAN</text:p>
              </table:table-cell>
              <table:table-cell office:value-type="float" office:value="0.0945454545454546">
                <text:p>0.09454545454545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#NAN">
                <text:p>1.#NAN</text:p>
              </table:table-cell>
              <table:table-cell office:value-type="float" office:value="0.157509157509158">
                <text:p>0.157509157509158</text:p>
              </table:table-cell>
              <table:table-cell office:value-type="float" office:value="1.#NAN">
                <text:p>1.#NAN</text:p>
              </table:table-cell>
              <table:table-cell office:value-type="float" office:value="0.263736263736264">
                <text:p>0.2637362637362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#NAN">
                <text:p>1.#NAN</text:p>
              </table:table-cell>
              <table:table-cell office:value-type="float" office:value="0.191881918819188">
                <text:p>0.191881918819188</text:p>
              </table:table-cell>
              <table:table-cell office:value-type="float" office:value="1.#NAN">
                <text:p>1.#NAN</text:p>
              </table:table-cell>
              <table:table-cell office:value-type="float" office:value="0.214022140221402">
                <text:p>0.2140221402214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#NAN">
                <text:p>1.#NAN</text:p>
              </table:table-cell>
              <table:table-cell office:value-type="float" office:value="0.144981412639405">
                <text:p>0.144981412639405</text:p>
              </table:table-cell>
              <table:table-cell office:value-type="float" office:value="1.#NAN">
                <text:p>1.#NAN</text:p>
              </table:table-cell>
              <table:table-cell office:value-type="float" office:value="0.0520446096654275">
                <text:p>0.05204460966542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#NAN">
                <text:p>1.#NAN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1.#NAN">
                <text:p>1.#NAN</text:p>
              </table:table-cell>
              <table:table-cell office:value-type="float" office:value="0.183520599250936">
                <text:p>0.1835205992509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#NAN">
                <text:p>1.#NAN</text:p>
              </table:table-cell>
              <table:table-cell office:value-type="float" office:value="0.158490566037736">
                <text:p>0.158490566037736</text:p>
              </table:table-cell>
              <table:table-cell office:value-type="float" office:value="1.#NAN">
                <text:p>1.#NAN</text:p>
              </table:table-cell>
              <table:table-cell office:value-type="float" office:value="0.173584905660377">
                <text:p>0.1735849056603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#NAN">
                <text:p>1.#NAN</text:p>
              </table:table-cell>
              <table:table-cell office:value-type="float" office:value="0.159695817490494">
                <text:p>0.159695817490494</text:p>
              </table:table-cell>
              <table:table-cell office:value-type="float" office:value="1.#NAN">
                <text:p>1.#NAN</text:p>
              </table:table-cell>
              <table:table-cell office:value-type="float" office:value="0.110266159695817">
                <text:p>0.1102661596958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#NAN">
                <text:p>1.#NAN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1.#NAN">
                <text:p>1.#NAN</text:p>
              </table:table-cell>
              <table:table-cell office:value-type="float" office:value="0.218390804597701">
                <text:p>0.2183908045977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#NAN">
                <text:p>1.#NAN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1.#NAN">
                <text:p>1.#NAN</text:p>
              </table:table-cell>
              <table:table-cell office:value-type="float" office:value="0.173745173745174">
                <text:p>0.17374517374517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#NAN">
                <text:p>1.#NAN</text:p>
              </table:table-cell>
              <table:table-cell office:value-type="float" office:value="0.116731517509728">
                <text:p>0.116731517509728</text:p>
              </table:table-cell>
              <table:table-cell office:value-type="float" office:value="1.#NAN">
                <text:p>1.#NAN</text:p>
              </table:table-cell>
              <table:table-cell office:value-type="float" office:value="0.0778210116731518">
                <text:p>0.07782101167315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#NAN">
                <text:p>1.#NAN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1.#NAN">
                <text:p>1.#NAN</text:p>
              </table:table-cell>
              <table:table-cell office:value-type="float" office:value="0.180392156862745">
                <text:p>0.18039215686274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#NAN">
                <text:p>1.#NAN</text:p>
              </table:table-cell>
              <table:table-cell office:value-type="float" office:value="0.134387351778656">
                <text:p>0.134387351778656</text:p>
              </table:table-cell>
              <table:table-cell office:value-type="float" office:value="1.#NAN">
                <text:p>1.#NAN</text:p>
              </table:table-cell>
              <table:table-cell office:value-type="float" office:value="0.193675889328063">
                <text:p>0.19367588932806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#NAN">
                <text:p>1.#NAN</text:p>
              </table:table-cell>
              <table:table-cell office:value-type="float" office:value="0.179282868525896">
                <text:p>0.179282868525896</text:p>
              </table:table-cell>
              <table:table-cell office:value-type="float" office:value="1.#NAN">
                <text:p>1.#NAN</text:p>
              </table:table-cell>
              <table:table-cell office:value-type="float" office:value="0.0756972111553785">
                <text:p>0.07569721115537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#NAN">
                <text:p>1.#NAN</text:p>
              </table:table-cell>
              <table:table-cell office:value-type="float" office:value="0.200803212851406">
                <text:p>0.200803212851406</text:p>
              </table:table-cell>
              <table:table-cell office:value-type="float" office:value="1.#NAN">
                <text:p>1.#NAN</text:p>
              </table:table-cell>
              <table:table-cell office:value-type="float" office:value="0.208835341365462">
                <text:p>0.2088353413654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#NAN">
                <text:p>1.#NAN</text:p>
              </table:table-cell>
              <table:table-cell office:value-type="float" office:value="0.145748987854251">
                <text:p>0.145748987854251</text:p>
              </table:table-cell>
              <table:table-cell office:value-type="float" office:value="1.#NAN">
                <text:p>1.#NAN</text:p>
              </table:table-cell>
              <table:table-cell office:value-type="float" office:value="0.218623481781376">
                <text:p>0.2186234817813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#NAN">
                <text:p>1.#NAN</text:p>
              </table:table-cell>
              <table:table-cell office:value-type="float" office:value="0.138775510204082">
                <text:p>0.138775510204082</text:p>
              </table:table-cell>
              <table:table-cell office:value-type="float" office:value="1.#NAN">
                <text:p>1.#NAN</text:p>
              </table:table-cell>
              <table:table-cell office:value-type="float" office:value="0.0489795918367347">
                <text:p>0.048979591836734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#NAN">
                <text:p>1.#NAN</text:p>
              </table:table-cell>
              <table:table-cell office:value-type="float" office:value="0.218106995884774">
                <text:p>0.218106995884774</text:p>
              </table:table-cell>
              <table:table-cell office:value-type="float" office:value="1.#NAN">
                <text:p>1.#NAN</text:p>
              </table:table-cell>
              <table:table-cell office:value-type="float" office:value="0.279835390946502">
                <text:p>0.27983539094650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#NAN">
                <text:p>1.#NAN</text:p>
              </table:table-cell>
              <table:table-cell office:value-type="float" office:value="0.182572614107884">
                <text:p>0.182572614107884</text:p>
              </table:table-cell>
              <table:table-cell office:value-type="float" office:value="1.#NAN">
                <text:p>1.#NAN</text:p>
              </table:table-cell>
              <table:table-cell office:value-type="float" office:value="0.132780082987552">
                <text:p>0.1327800829875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#NAN">
                <text:p>1.#NAN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1.#NAN">
                <text:p>1.#NAN</text:p>
              </table:table-cell>
              <table:table-cell office:value-type="float" office:value="0.0460251046025105">
                <text:p>0.04602510460251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#NAN">
                <text:p>1.#NAN</text:p>
              </table:table-cell>
              <table:table-cell office:value-type="float" office:value="0.0970464135021097">
                <text:p>0.0970464135021097</text:p>
              </table:table-cell>
              <table:table-cell office:value-type="float" office:value="1.#NAN">
                <text:p>1.#NAN</text:p>
              </table:table-cell>
              <table:table-cell office:value-type="float" office:value="0.189873417721519">
                <text:p>0.1898734177215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#NAN">
                <text:p>1.#NAN</text:p>
              </table:table-cell>
              <table:table-cell office:value-type="float" office:value="0.221276595744681">
                <text:p>0.221276595744681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#NAN">
                <text:p>1.#NAN</text:p>
              </table:table-cell>
              <table:table-cell office:value-type="float" office:value="0.141630901287554">
                <text:p>0.141630901287554</text:p>
              </table:table-cell>
              <table:table-cell office:value-type="float" office:value="1.#NAN">
                <text:p>1.#NAN</text:p>
              </table:table-cell>
              <table:table-cell office:value-type="float" office:value="0.0944206008583691">
                <text:p>0.09442060085836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#NAN">
                <text:p>1.#NAN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#NAN">
                <text:p>1.#NAN</text:p>
              </table:table-cell>
              <table:table-cell office:value-type="float" office:value="0.104803493449782">
                <text:p>0.104803493449782</text:p>
              </table:table-cell>
              <table:table-cell office:value-type="float" office:value="1.#NAN">
                <text:p>1.#NAN</text:p>
              </table:table-cell>
              <table:table-cell office:value-type="float" office:value="0.235807860262009">
                <text:p>0.23580786026200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#NAN">
                <text:p>1.#NAN</text:p>
              </table:table-cell>
              <table:table-cell office:value-type="float" office:value="0.162995594713656">
                <text:p>0.162995594713656</text:p>
              </table:table-cell>
              <table:table-cell office:value-type="float" office:value="1.#NAN">
                <text:p>1.#NAN</text:p>
              </table:table-cell>
              <table:table-cell office:value-type="float" office:value="0.079295154185022">
                <text:p>0.0792951541850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#NAN">
                <text:p>1.#NAN</text:p>
              </table:table-cell>
              <table:table-cell office:value-type="float" office:value="0.235555555555556">
                <text:p>0.23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151111111111111">
                <text:p>0.1511111111111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0.121076233183857">
                <text:p>0.121076233183857</text:p>
              </table:table-cell>
              <table:table-cell office:value-type="float" office:value="1.#NAN">
                <text:p>1.#NAN</text:p>
              </table:table-cell>
              <table:table-cell office:value-type="float" office:value="0.246636771300448">
                <text:p>0.2466367713004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#NAN">
                <text:p>1.#NAN</text:p>
              </table:table-cell>
              <table:table-cell office:value-type="float" office:value="0.244343891402715">
                <text:p>0.244343891402715</text:p>
              </table:table-cell>
              <table:table-cell office:value-type="float" office:value="1.#NAN">
                <text:p>1.#NAN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#NAN">
                <text:p>1.#NAN</text:p>
              </table:table-cell>
              <table:table-cell office:value-type="float" office:value="0.141552511415525">
                <text:p>0.141552511415525</text:p>
              </table:table-cell>
              <table:table-cell office:value-type="float" office:value="1.#NAN">
                <text:p>1.#NAN</text:p>
              </table:table-cell>
              <table:table-cell office:value-type="float" office:value="0.223744292237443">
                <text:p>0.2237442922374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#NAN">
                <text:p>1.#NAN</text:p>
              </table:table-cell>
              <table:table-cell office:value-type="float" office:value="0.147465437788018">
                <text:p>0.147465437788018</text:p>
              </table:table-cell>
              <table:table-cell office:value-type="float" office:value="1.#NAN">
                <text:p>1.#NAN</text:p>
              </table:table-cell>
              <table:table-cell office:value-type="float" office:value="0.253456221198157">
                <text:p>0.2534562211981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#NAN">
                <text:p>1.#NAN</text:p>
              </table:table-cell>
              <table:table-cell office:value-type="float" office:value="0.134883720930233">
                <text:p>0.134883720930233</text:p>
              </table:table-cell>
              <table:table-cell office:value-type="float" office:value="1.#NAN">
                <text:p>1.#NAN</text:p>
              </table:table-cell>
              <table:table-cell office:value-type="float" office:value="0.0883720930232558">
                <text:p>0.088372093023255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#NAN">
                <text:p>1.#NAN</text:p>
              </table:table-cell>
              <table:table-cell office:value-type="float" office:value="0.215962441314554">
                <text:p>0.215962441314554</text:p>
              </table:table-cell>
              <table:table-cell office:value-type="float" office:value="1.#NAN">
                <text:p>1.#NAN</text:p>
              </table:table-cell>
              <table:table-cell office:value-type="float" office:value="0.258215962441315">
                <text:p>0.2582159624413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#NAN">
                <text:p>1.#NAN</text:p>
              </table:table-cell>
              <table:table-cell office:value-type="float" office:value="0.203791469194313">
                <text:p>0.203791469194313</text:p>
              </table:table-cell>
              <table:table-cell office:value-type="float" office:value="1.#NAN">
                <text:p>1.#NAN</text:p>
              </table:table-cell>
              <table:table-cell office:value-type="float" office:value="0.123222748815166">
                <text:p>0.1232227488151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#NAN">
                <text:p>1.#NAN</text:p>
              </table:table-cell>
              <table:table-cell office:value-type="float" office:value="0.0861244019138756">
                <text:p>0.0861244019138756</text:p>
              </table:table-cell>
              <table:table-cell office:value-type="float" office:value="1.#NAN">
                <text:p>1.#NAN</text:p>
              </table:table-cell>
              <table:table-cell office:value-type="float" office:value="0.0956937799043062">
                <text:p>0.09569377990430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.246376811594203">
                <text:p>0.2463768115942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#NAN">
                <text:p>1.#NAN</text:p>
              </table:table-cell>
              <table:table-cell office:value-type="float" office:value="0.180487804878049">
                <text:p>0.180487804878049</text:p>
              </table:table-cell>
              <table:table-cell office:value-type="float" office:value="1.#NAN">
                <text:p>1.#NAN</text:p>
              </table:table-cell>
              <table:table-cell office:value-type="float" office:value="0.239024390243902">
                <text:p>0.2390243902439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0.113300492610837">
                <text:p>0.113300492610837</text:p>
              </table:table-cell>
              <table:table-cell office:value-type="float" office:value="1.#NAN">
                <text:p>1.#NAN</text:p>
              </table:table-cell>
              <table:table-cell office:value-type="float" office:value="0.0985221674876847">
                <text:p>0.098522167487684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#NAN">
                <text:p>1.#NAN</text:p>
              </table:table-cell>
              <table:table-cell office:value-type="float" office:value="0.17910447761194">
                <text:p>0.17910447761194</text:p>
              </table:table-cell>
              <table:table-cell office:value-type="float" office:value="1.#NAN">
                <text:p>1.#NAN</text:p>
              </table:table-cell>
              <table:table-cell office:value-type="float" office:value="0.17910447761194">
                <text:p>0.1791044776119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#NAN">
                <text:p>1.#NAN</text:p>
              </table:table-cell>
              <table:table-cell office:value-type="float" office:value="0.150753768844221">
                <text:p>0.150753768844221</text:p>
              </table:table-cell>
              <table:table-cell office:value-type="float" office:value="1.#NAN">
                <text:p>1.#NAN</text:p>
              </table:table-cell>
              <table:table-cell office:value-type="float" office:value="0.170854271356784">
                <text:p>0.17085427135678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#NAN">
                <text:p>1.#NAN</text:p>
              </table:table-cell>
              <table:table-cell office:value-type="float" office:value="0.192893401015228">
                <text:p>0.192893401015228</text:p>
              </table:table-cell>
              <table:table-cell office:value-type="float" office:value="1.#NAN">
                <text:p>1.#NAN</text:p>
              </table:table-cell>
              <table:table-cell office:value-type="float" office:value="0.065989847715736">
                <text:p>0.06598984771573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#NAN">
                <text:p>1.#NAN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1.#NAN">
                <text:p>1.#NAN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#NAN">
                <text:p>1.#NAN</text:p>
              </table:table-cell>
              <table:table-cell office:value-type="float" office:value="0.155440414507772">
                <text:p>0.155440414507772</text:p>
              </table:table-cell>
              <table:table-cell office:value-type="float" office:value="1.#NAN">
                <text:p>1.#NAN</text:p>
              </table:table-cell>
              <table:table-cell office:value-type="float" office:value="0.238341968911917">
                <text:p>0.2383419689119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#NAN">
                <text:p>1.#NAN</text:p>
              </table:table-cell>
              <table:table-cell office:value-type="float" office:value="0.209424083769633">
                <text:p>0.209424083769633</text:p>
              </table:table-cell>
              <table:table-cell office:value-type="float" office:value="1.#NAN">
                <text:p>1.#NAN</text:p>
              </table:table-cell>
              <table:table-cell office:value-type="float" office:value="0.0994764397905759">
                <text:p>0.09947643979057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#NAN">
                <text:p>1.#NAN</text:p>
              </table:table-cell>
              <table:table-cell office:value-type="float" office:value="0.0846560846560847">
                <text:p>0.0846560846560847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#NAN">
                <text:p>1.#NAN</text:p>
              </table:table-cell>
              <table:table-cell office:value-type="float" office:value="0.165775401069519">
                <text:p>0.165775401069519</text:p>
              </table:table-cell>
              <table:table-cell office:value-type="float" office:value="1.#NAN">
                <text:p>1.#NAN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#NAN">
                <text:p>1.#NAN</text:p>
              </table:table-cell>
              <table:table-cell office:value-type="float" office:value="0.118918918918919">
                <text:p>0.118918918918919</text:p>
              </table:table-cell>
              <table:table-cell office:value-type="float" office:value="1.#NAN">
                <text:p>1.#NAN</text:p>
              </table:table-cell>
              <table:table-cell office:value-type="float" office:value="0.0918918918918919">
                <text:p>0.09189189189189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#NAN">
                <text:p>1.#NAN</text:p>
              </table:table-cell>
              <table:table-cell office:value-type="float" office:value="0.191256830601093">
                <text:p>0.191256830601093</text:p>
              </table:table-cell>
              <table:table-cell office:value-type="float" office:value="1.#NAN">
                <text:p>1.#NAN</text:p>
              </table:table-cell>
              <table:table-cell office:value-type="float" office:value="0.19672131147541">
                <text:p>0.1967213114754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#NAN">
                <text:p>1.#NAN</text:p>
              </table:table-cell>
              <table:table-cell office:value-type="float" office:value="0.18232044198895">
                <text:p>0.18232044198895</text:p>
              </table:table-cell>
              <table:table-cell office:value-type="float" office:value="1.#NAN">
                <text:p>1.#NAN</text:p>
              </table:table-cell>
              <table:table-cell office:value-type="float" office:value="0.165745856353591">
                <text:p>0.1657458563535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0.23463687150838">
                <text:p>0.23463687150838</text:p>
              </table:table-cell>
              <table:table-cell office:value-type="float" office:value="1.#NAN">
                <text:p>1.#NAN</text:p>
              </table:table-cell>
              <table:table-cell office:value-type="float" office:value="0.111731843575419">
                <text:p>0.11173184357541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.175141242937853">
                <text:p>0.17514124293785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.222857142857143">
                <text:p>0.22285714285714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#NAN">
                <text:p>1.#NAN</text:p>
              </table:table-cell>
              <table:table-cell office:value-type="float" office:value="0.109826589595376">
                <text:p>0.109826589595376</text:p>
              </table:table-cell>
              <table:table-cell office:value-type="float" office:value="1.#NAN">
                <text:p>1.#NAN</text:p>
              </table:table-cell>
              <table:table-cell office:value-type="float" office:value="0.109826589595376">
                <text:p>0.10982658959537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.146198830409357">
                <text:p>0.14619883040935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#NAN">
                <text:p>1.#NAN</text:p>
              </table:table-cell>
              <table:table-cell office:value-type="float" office:value="0.177514792899408">
                <text:p>0.177514792899408</text:p>
              </table:table-cell>
              <table:table-cell office:value-type="float" office:value="1.#NAN">
                <text:p>1.#NAN</text:p>
              </table:table-cell>
              <table:table-cell office:value-type="float" office:value="0.183431952662722">
                <text:p>0.18343195266272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#NAN">
                <text:p>1.#NAN</text:p>
              </table:table-cell>
              <table:table-cell office:value-type="float" office:value="0.107784431137725">
                <text:p>0.107784431137725</text:p>
              </table:table-cell>
              <table:table-cell office:value-type="float" office:value="1.#NAN">
                <text:p>1.#NAN</text:p>
              </table:table-cell>
              <table:table-cell office:value-type="float" office:value="0.0778443113772455">
                <text:p>0.07784431137724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#NAN">
                <text:p>1.#NAN</text:p>
              </table:table-cell>
              <table:table-cell office:value-type="float" office:value="0.206060606060606">
                <text:p>0.206060606060606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#NAN">
                <text:p>1.#NAN</text:p>
              </table:table-cell>
              <table:table-cell office:value-type="float" office:value="0.116564417177914">
                <text:p>0.116564417177914</text:p>
              </table:table-cell>
              <table:table-cell office:value-type="float" office:value="1.#NAN">
                <text:p>1.#NAN</text:p>
              </table:table-cell>
              <table:table-cell office:value-type="float" office:value="0.380368098159509">
                <text:p>0.38036809815950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#NAN">
                <text:p>1.#NAN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1.#NAN">
                <text:p>1.#NAN</text:p>
              </table:table-cell>
              <table:table-cell office:value-type="float" office:value="0.0559006211180124">
                <text:p>0.055900621118012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#NAN">
                <text:p>1.#NAN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1.#NAN">
                <text:p>1.#NAN</text:p>
              </table:table-cell>
              <table:table-cell office:value-type="float" office:value="0.132075471698113">
                <text:p>0.1320754716981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#NAN">
                <text:p>1.#NAN</text:p>
              </table:table-cell>
              <table:table-cell office:value-type="float" office:value="0.165605095541401">
                <text:p>0.165605095541401</text:p>
              </table:table-cell>
              <table:table-cell office:value-type="float" office:value="1.#NAN">
                <text:p>1.#NAN</text:p>
              </table:table-cell>
              <table:table-cell office:value-type="float" office:value="0.140127388535032">
                <text:p>0.14012738853503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#NAN">
                <text:p>1.#NAN</text:p>
              </table:table-cell>
              <table:table-cell office:value-type="float" office:value="0.206451612903226">
                <text:p>0.206451612903226</text:p>
              </table:table-cell>
              <table:table-cell office:value-type="float" office:value="1.#NAN">
                <text:p>1.#NAN</text:p>
              </table:table-cell>
              <table:table-cell office:value-type="float" office:value="0.0709677419354839">
                <text:p>0.070967741935483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#NAN">
                <text:p>1.#NAN</text:p>
              </table:table-cell>
              <table:table-cell office:value-type="float" office:value="0.124183006535948">
                <text:p>0.124183006535948</text:p>
              </table:table-cell>
              <table:table-cell office:value-type="float" office:value="1.#NAN">
                <text:p>1.#NAN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#NAN">
                <text:p>1.#NAN</text:p>
              </table:table-cell>
              <table:table-cell office:value-type="float" office:value="0.205298013245033">
                <text:p>0.205298013245033</text:p>
              </table:table-cell>
              <table:table-cell office:value-type="float" office:value="1.#NAN">
                <text:p>1.#NAN</text:p>
              </table:table-cell>
              <table:table-cell office:value-type="float" office:value="0.172185430463576">
                <text:p>0.17218543046357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#NAN">
                <text:p>1.#NAN</text:p>
              </table:table-cell>
              <table:table-cell office:value-type="float" office:value="0.201342281879195">
                <text:p>0.201342281879195</text:p>
              </table:table-cell>
              <table:table-cell office:value-type="float" office:value="1.#NAN">
                <text:p>1.#NAN</text:p>
              </table:table-cell>
              <table:table-cell office:value-type="float" office:value="0.087248322147651">
                <text:p>0.08724832214765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#NAN">
                <text:p>1.#NAN</text:p>
              </table:table-cell>
              <table:table-cell office:value-type="float" office:value="0.115646258503401">
                <text:p>0.115646258503401</text:p>
              </table:table-cell>
              <table:table-cell office:value-type="float" office:value="1.#NAN">
                <text:p>1.#NAN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#NAN">
                <text:p>1.#NAN</text:p>
              </table:table-cell>
              <table:table-cell office:value-type="float" office:value="0.124137931034483">
                <text:p>0.124137931034483</text:p>
              </table:table-cell>
              <table:table-cell office:value-type="float" office:value="1.#NAN">
                <text:p>1.#NAN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#NAN">
                <text:p>1.#NAN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#NAN">
                <text:p>1.#NAN</text:p>
              </table:table-cell>
              <table:table-cell office:value-type="float" office:value="0.163120567375887">
                <text:p>0.163120567375887</text:p>
              </table:table-cell>
              <table:table-cell office:value-type="float" office:value="1.#NAN">
                <text:p>1.#NAN</text:p>
              </table:table-cell>
              <table:table-cell office:value-type="float" office:value="0.156028368794326">
                <text:p>0.15602836879432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#NAN">
                <text:p>1.#NAN</text:p>
              </table:table-cell>
              <table:table-cell office:value-type="float" office:value="0.129496402877698">
                <text:p>0.129496402877698</text:p>
              </table:table-cell>
              <table:table-cell office:value-type="float" office:value="1.#NAN">
                <text:p>1.#NAN</text:p>
              </table:table-cell>
              <table:table-cell office:value-type="float" office:value="0.302158273381295">
                <text:p>0.30215827338129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#NAN">
                <text:p>1.#NAN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1.#NAN">
                <text:p>1.#NAN</text:p>
              </table:table-cell>
              <table:table-cell office:value-type="float" office:value="0.072992700729927">
                <text:p>0.07299270072992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#NAN">
                <text:p>1.#NAN</text:p>
              </table:table-cell>
              <table:table-cell office:value-type="float" office:value="0.135338345864662">
                <text:p>0.135338345864662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#NAN">
                <text:p>1.#NAN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1.#NAN">
                <text:p>1.#NAN</text:p>
              </table:table-cell>
              <table:table-cell office:value-type="float" office:value="0.0763358778625954">
                <text:p>0.076335877862595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#NAN">
                <text:p>1.#NAN</text:p>
              </table:table-cell>
              <table:table-cell office:value-type="float" office:value="0.108527131782946">
                <text:p>0.108527131782946</text:p>
              </table:table-cell>
              <table:table-cell office:value-type="float" office:value="1.#NAN">
                <text:p>1.#NAN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#NAN">
                <text:p>1.#NAN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1.#NAN">
                <text:p>1.#NAN</text:p>
              </table:table-cell>
              <table:table-cell office:value-type="float" office:value="0.204724409448819">
                <text:p>0.20472440944881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#NAN">
                <text:p>1.#NAN</text:p>
              </table:table-cell>
              <table:table-cell office:value-type="float" office:value="0.128">
                <text:p>0.128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#NAN">
                <text:p>1.#NAN</text:p>
              </table:table-cell>
              <table:table-cell office:value-type="float" office:value="0.203252032520325">
                <text:p>0.203252032520325</text:p>
              </table:table-cell>
              <table:table-cell office:value-type="float" office:value="1.#NAN">
                <text:p>1.#NAN</text:p>
              </table:table-cell>
              <table:table-cell office:value-type="float" office:value="0.219512195121951">
                <text:p>0.21951219512195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#NAN">
                <text:p>1.#NAN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.#NAN">
                <text:p>1.#NAN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#NAN">
                <text:p>1.#NAN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1.#NAN">
                <text:p>1.#NAN</text:p>
              </table:table-cell>
              <table:table-cell office:value-type="float" office:value="0.0840336134453782">
                <text:p>0.084033613445378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#NAN">
                <text:p>1.#NAN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1.#NAN">
                <text:p>1.#NAN</text:p>
              </table:table-cell>
              <table:table-cell office:value-type="float" office:value="0.196581196581197">
                <text:p>0.19658119658119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#NAN">
                <text:p>1.#NAN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1.#NAN">
                <text:p>1.#NAN</text:p>
              </table:table-cell>
              <table:table-cell office:value-type="float" office:value="0.139130434782609">
                <text:p>0.13913043478260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#NAN">
                <text:p>1.#NAN</text:p>
              </table:table-cell>
              <table:table-cell office:value-type="float" office:value="0.106194690265487">
                <text:p>0.106194690265487</text:p>
              </table:table-cell>
              <table:table-cell office:value-type="float" office:value="1.#NAN">
                <text:p>1.#NAN</text:p>
              </table:table-cell>
              <table:table-cell office:value-type="float" office:value="0.0884955752212389">
                <text:p>0.088495575221238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#NAN">
                <text:p>1.#NAN</text:p>
              </table:table-cell>
              <table:table-cell office:value-type="float" office:value="0.234234234234234">
                <text:p>0.234234234234234</text:p>
              </table:table-cell>
              <table:table-cell office:value-type="float" office:value="1.#NAN">
                <text:p>1.#NAN</text:p>
              </table:table-cell>
              <table:table-cell office:value-type="float" office:value="0.171171171171171">
                <text:p>0.17117117117117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#NAN">
                <text:p>1.#NAN</text:p>
              </table:table-cell>
              <table:table-cell office:value-type="float" office:value="0.18348623853211">
                <text:p>0.18348623853211</text:p>
              </table:table-cell>
              <table:table-cell office:value-type="float" office:value="1.#NAN">
                <text:p>1.#NAN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#NAN">
                <text:p>1.#NAN</text:p>
              </table:table-cell>
              <table:table-cell office:value-type="float" office:value="0.158878504672897">
                <text:p>0.158878504672897</text:p>
              </table:table-cell>
              <table:table-cell office:value-type="float" office:value="1.#NAN">
                <text:p>1.#NAN</text:p>
              </table:table-cell>
              <table:table-cell office:value-type="float" office:value="0.0747663551401869">
                <text:p>0.07476635514018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20952380952381">
                <text:p>0.2095238095238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#NAN">
                <text:p>1.#NAN</text:p>
              </table:table-cell>
              <table:table-cell office:value-type="float" office:value="0.12621359223301">
                <text:p>0.12621359223301</text:p>
              </table:table-cell>
              <table:table-cell office:value-type="float" office:value="1.#NAN">
                <text:p>1.#NAN</text:p>
              </table:table-cell>
              <table:table-cell office:value-type="float" office:value="0.339805825242718">
                <text:p>0.33980582524271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#NAN">
                <text:p>1.#NAN</text:p>
              </table:table-cell>
              <table:table-cell office:value-type="float" office:value="0.257425742574257">
                <text:p>0.257425742574257</text:p>
              </table:table-cell>
              <table:table-cell office:value-type="float" office:value="1.#NAN">
                <text:p>1.#NAN</text:p>
              </table:table-cell>
              <table:table-cell office:value-type="float" office:value="0.099009900990099">
                <text:p>0.0990099009900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#NAN">
                <text:p>1.#NAN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#NAN">
                <text:p>1.#NAN</text:p>
              </table:table-cell>
              <table:table-cell office:value-type="float" office:value="0.103092783505155">
                <text:p>0.103092783505155</text:p>
              </table:table-cell>
              <table:table-cell office:value-type="float" office:value="1.#NAN">
                <text:p>1.#NAN</text:p>
              </table:table-cell>
              <table:table-cell office:value-type="float" office:value="0.237113402061856">
                <text:p>0.23711340206185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#NAN">
                <text:p>1.#NAN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1.#NAN">
                <text:p>1.#NAN</text:p>
              </table:table-cell>
              <table:table-cell office:value-type="float" office:value="0.0631578947368421">
                <text:p>0.063157894736842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#NAN">
                <text:p>1.#NAN</text:p>
              </table:table-cell>
              <table:table-cell office:value-type="float" office:value="0.139784946236559">
                <text:p>0.139784946236559</text:p>
              </table:table-cell>
              <table:table-cell office:value-type="float" office:value="1.#NAN">
                <text:p>1.#NAN</text:p>
              </table:table-cell>
              <table:table-cell office:value-type="float" office:value="0.247311827956989">
                <text:p>0.24731182795698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#NAN">
                <text:p>1.#NAN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#NAN">
                <text:p>1.#NAN</text:p>
              </table:table-cell>
              <table:table-cell office:value-type="float" office:value="0.101123595505618">
                <text:p>0.101123595505618</text:p>
              </table:table-cell>
              <table:table-cell office:value-type="float" office:value="1.#NAN">
                <text:p>1.#NAN</text:p>
              </table:table-cell>
              <table:table-cell office:value-type="float" office:value="0.0898876404494382">
                <text:p>0.089887640449438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#NAN">
                <text:p>1.#NAN</text:p>
              </table:table-cell>
              <table:table-cell office:value-type="float" office:value="0.126436781609195">
                <text:p>0.126436781609195</text:p>
              </table:table-cell>
              <table:table-cell office:value-type="float" office:value="1.#NAN">
                <text:p>1.#NAN</text:p>
              </table:table-cell>
              <table:table-cell office:value-type="float" office:value="0.149425287356322">
                <text:p>0.14942528735632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#NAN">
                <text:p>1.#NAN</text:p>
              </table:table-cell>
              <table:table-cell office:value-type="float" office:value="0.120481927710843">
                <text:p>0.120481927710843</text:p>
              </table:table-cell>
              <table:table-cell office:value-type="float" office:value="1.#NAN">
                <text:p>1.#NAN</text:p>
              </table:table-cell>
              <table:table-cell office:value-type="float" office:value="0.0963855421686747">
                <text:p>0.096385542168674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.#NAN">
                <text:p>1.#NAN</text:p>
              </table:table-cell>
              <table:table-cell office:value-type="float" office:value="0.197530864197531">
                <text:p>0.19753086419753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#NAN">
                <text:p>1.#NAN</text:p>
              </table:table-cell>
              <table:table-cell office:value-type="float" office:value="0.189873417721519">
                <text:p>0.189873417721519</text:p>
              </table:table-cell>
              <table:table-cell office:value-type="float" office:value="1.#NAN">
                <text:p>1.#NAN</text:p>
              </table:table-cell>
              <table:table-cell office:value-type="float" office:value="0.253164556962025">
                <text:p>0.25316455696202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#NAN">
                <text:p>1.#NAN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1.#NAN">
                <text:p>1.#NAN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#NAN">
                <text:p>1.#NAN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1.#NAN">
                <text:p>1.#NAN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1.#NAN">
                <text:p>1.#NAN</text:p>
              </table:table-cell>
              <table:table-cell office:value-type="float" office:value="0.202898550724638">
                <text:p>0.20289855072463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#NAN">
                <text:p>1.#NAN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1.#NAN">
                <text:p>1.#NAN</text:p>
              </table:table-cell>
              <table:table-cell office:value-type="float" office:value="0.149253731343284">
                <text:p>0.14925373134328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#NAN">
                <text:p>1.#NAN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1.#NAN">
                <text:p>1.#NAN</text:p>
              </table:table-cell>
              <table:table-cell office:value-type="float" office:value="0.107692307692308">
                <text:p>0.10769230769230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#NAN">
                <text:p>1.#NAN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1.#NAN">
                <text:p>1.#NAN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#NAN">
                <text:p>1.#NAN</text:p>
              </table:table-cell>
              <table:table-cell office:value-type="float" office:value="0.114754098360656">
                <text:p>0.114754098360656</text:p>
              </table:table-cell>
              <table:table-cell office:value-type="float" office:value="1.#NAN">
                <text:p>1.#NAN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.0677966101694915">
                <text:p>0.067796610169491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#NAN">
                <text:p>1.#NAN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1.#NAN">
                <text:p>1.#NAN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#NAN">
                <text:p>1.#NAN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1.#NAN">
                <text:p>1.#NAN</text:p>
              </table:table-cell>
              <table:table-cell office:value-type="float" office:value="0.145454545454545">
                <text:p>0.14545454545454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#NAN">
                <text:p>1.#NAN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1.#NAN">
                <text:p>1.#NAN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#NAN">
                <text:p>1.#NAN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.#NAN">
                <text:p>1.#NAN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1.#NAN">
                <text:p>1.#NAN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#NAN">
                <text:p>1.#NAN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1.#NAN">
                <text:p>1.#NAN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#NAN">
                <text:p>1.#NAN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1.#NAN">
                <text:p>1.#NAN</text:p>
              </table:table-cell>
              <table:table-cell office:value-type="float" office:value="0.255813953488372">
                <text:p>0.25581395348837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#NAN">
                <text:p>1.#NAN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#NAN">
                <text:p>1.#NAN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1.#NAN">
                <text:p>1.#NAN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#NAN">
                <text:p>1.#NAN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1.#NAN">
                <text:p>1.#NAN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#NAN">
                <text:p>1.#NAN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1.#NAN">
                <text:p>1.#NAN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#NAN">
                <text:p>1.#NAN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1.#NAN">
                <text:p>1.#NAN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#NAN">
                <text:p>1.#NAN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1.#NAN">
                <text:p>1.#NAN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#NAN">
                <text:p>1.#NAN</text:p>
              </table:table-cell>
              <table:table-cell office:value-type="float" office:value="0.28">
                <text:p>0.28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#NAN">
                <text:p>1.#NAN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1.#NAN">
                <text:p>1.#NAN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.#NAN">
                <text:p>1.#NAN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5" chart:maximum="0.45" chart:origin="0" chart:interval-major="0.1" chart:interval-minor-divisor="2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9cm" svg:height="8.002cm" xlink:href="." chart:class="chart:line" chart:style-name="ch1">
        <chart:legend chart:legend-position="bottom" svg:x="4.018cm" svg:y="7.278cm" chart:style-name="ch2"/>
        <chart:plot-area chart:style-name="ch3" chart:data-source-has-labels="both" svg:x="0.239cm" svg:y="0.16cm" svg:width="11.273cm" svg:height="6.959cm">
          <chart:axis chart:dimension="x" chart:name="primary-x" chart:style-name="ch4">
            <chart:categories table:cell-range-address="local-table.$A$2:.$A$10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25" chart:label-cell-address="local-table.$B$1" chart:class="chart:line">
            <chart:data-point chart:repeated="1024"/>
          </chart:series>
          <chart:series chart:style-name="ch8" chart:values-cell-range-address="local-table.$C$2:.$C$1025" chart:label-cell-address="local-table.$C$1" chart:class="chart:line">
            <chart:data-point chart:repeated="1024"/>
          </chart:series>
          <chart:series chart:style-name="ch9" chart:values-cell-range-address="local-table.$D$2:.$D$1025" chart:label-cell-address="local-table.$D$1" chart:class="chart:line">
            <chart:data-point chart:repeated="1024"/>
          </chart:series>
          <chart:series chart:style-name="ch10" chart:values-cell-range-address="local-table.$E$2:.$E$1025" chart:label-cell-address="local-table.$E$1" chart:class="chart:line">
            <chart:data-point chart:repeated="10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°</text:p>
              </table:table-cell>
              <table:table-cell office:value-type="string">
                <text:p>45°</text:p>
              </table:table-cell>
              <table:table-cell office:value-type="string">
                <text:p>90°</text:p>
              </table:table-cell>
              <table:table-cell office:value-type="string">
                <text:p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789473684210526">
                <text:p>0.07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.113207547169811">
                <text:p>0.1132075471698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9655172413793">
                <text:p>0.189655172413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.101694915254237">
                <text:p>0.1016949152542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2352941176471">
                <text:p>0.132352941176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.169014084507042">
                <text:p>0.1690140845070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.150684931506849">
                <text:p>0.1506849315068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97435897435897">
                <text:p>0.0897435897435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.20253164556962">
                <text:p>0.202531645569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0.209876543209876">
                <text:p>0.2098765432098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0.180722891566265">
                <text:p>0.1807228915662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0952380952381">
                <text:p>0.13095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0.160919540229885">
                <text:p>0.1609195402298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4545454545455">
                <text:p>0.20454545454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0.134831460674157">
                <text:p>0.1348314606741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2222222222222">
                <text:p>0.12222222222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0.175824175824176">
                <text:p>0.1758241758241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851063829787">
                <text:p>0.1808510638297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0.242105263157895">
                <text:p>0.2421052631578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083333333333">
                <text:p>0.17708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0.0927835051546392">
                <text:p>0.09278350515463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2244897959184">
                <text:p>0.1122448979591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0.168316831683168">
                <text:p>0.1683168316831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076923076923">
                <text:p>0.1730769230769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0.177570093457944">
                <text:p>0.1775700934579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2962962962963">
                <text:p>0.2129629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0.201834862385321">
                <text:p>0.2018348623853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2727272727273">
                <text:p>0.172727272727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0.139130434782609">
                <text:p>0.1391304347826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8275862068966">
                <text:p>0.1982758620689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966101694915">
                <text:p>0.177966101694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0.184873949579832">
                <text:p>0.1848739495798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8333333333333">
                <text:p>0.108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0.223140495867769">
                <text:p>0.2231404958677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7540983606557">
                <text:p>0.147540983606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0.154471544715447">
                <text:p>0.154471544715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0.152">
                <text:p>0.1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0.155038759689922">
                <text:p>0.1550387596899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4615384615385">
                <text:p>0.1846153846153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0.145038167938931">
                <text:p>0.1450381679389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0.203007518796992">
                <text:p>0.2030075187969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179104477612">
                <text:p>0.1641791044776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0.116788321167883">
                <text:p>0.1167883211678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0.129496402877698">
                <text:p>0.1294964028776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857142857143">
                <text:p>0.192857142857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1267605633803">
                <text:p>0.2112676056338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0.167832167832168">
                <text:p>0.1678321678321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2777777777778">
                <text:p>0.1527777777777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0684931506849">
                <text:p>0.1506849315068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0.129251700680272">
                <text:p>0.1292517006802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0.161073825503356">
                <text:p>0.1610738255033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0.205298013245033">
                <text:p>0.2052980132450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0.150326797385621">
                <text:p>0.1503267973856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2337662337662">
                <text:p>0.162337662337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0.140127388535032">
                <text:p>0.1401273885350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0.125786163522013">
                <text:p>0.1257861635220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0.15527950310559">
                <text:p>0.155279503105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493827160494">
                <text:p>0.1604938271604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0.190184049079755">
                <text:p>0.1901840490797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5853658536585">
                <text:p>0.1158536585365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0.175757575757576">
                <text:p>0.1757575757575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771084337349">
                <text:p>0.1927710843373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0.191616766467066">
                <text:p>0.1916167664670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0.169590643274854">
                <text:p>0.1695906432748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0.138728323699422">
                <text:p>0.1387283236994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0.177142857142857">
                <text:p>0.1771428571428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2921348314607">
                <text:p>0.1629213483146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0.156424581005587">
                <text:p>0.1564245810055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5555555555556">
                <text:p>0.1055555555555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0.154696132596685">
                <text:p>0.1546961325966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351648351648">
                <text:p>0.1483516483516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0.169398907103825">
                <text:p>0.1693989071038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0.124324324324324">
                <text:p>0.1243243243243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8279569892473">
                <text:p>0.1182795698924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0.149732620320856">
                <text:p>0.1497326203208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0.206349206349206">
                <text:p>0.2063492063492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684210526316">
                <text:p>0.1736842105263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0.214659685863874">
                <text:p>0.2146596858638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0.176165803108808">
                <text:p>0.1761658031088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412371134021">
                <text:p>0.1804123711340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061224489796">
                <text:p>0.1530612244897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0.177664974619289">
                <text:p>0.1776649746192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1313131313131">
                <text:p>0.131313131313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0.175879396984925">
                <text:p>0.1758793969849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0.114427860696517">
                <text:p>0.1144278606965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2871287128713">
                <text:p>0.2128712871287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0.187192118226601">
                <text:p>0.1871921182266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1960784313725">
                <text:p>0.1519607843137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0.141463414634146">
                <text:p>0.1414634146341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5922330097087">
                <text:p>0.1359223300970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0.199052132701422">
                <text:p>0.1990521327014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377358490566">
                <text:p>0.1603773584905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0.164319248826291">
                <text:p>0.1643192488262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8224299065421">
                <text:p>0.1682242990654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0.153488372093023">
                <text:p>0.1534883720930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407407407407">
                <text:p>0.1574074074074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0.15668202764977">
                <text:p>0.156682027649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0.132420091324201">
                <text:p>0.132420091324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0.167420814479638">
                <text:p>0.1674208144796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648648648649">
                <text:p>0.1486486486486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0.201793721973094">
                <text:p>0.2017937219730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8141592920354">
                <text:p>0.1681415929203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62995594713656">
                <text:p>0.162995594713656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2719298245614">
                <text:p>0.127192982456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17903930131004">
                <text:p>0.117903930131004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">
                <text:p>0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169565217391304">
                <text:p>0.1695652173913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58798283261803">
                <text:p>0.15879828326180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32478632478632">
                <text:p>0.1324786324786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14893617021277">
                <text:p>0.11489361702127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48305084745763">
                <text:p>0.1483050847457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43459915611814">
                <text:p>0.143459915611814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59663865546218">
                <text:p>0.159663865546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8671875">
                <text:p>0.138671875</text:p>
              </table:table-cell>
              <table:table-cell office:value-type="float" office:value="0.163179916317992">
                <text:p>0.163179916317992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90871369294606">
                <text:p>0.19087136929460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8347107438017">
                <text:p>0.1983471074380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51639344262295">
                <text:p>0.1516393442622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9591836734694">
                <text:p>0.17959183673469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50406504065041">
                <text:p>0.1504065040650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49797570850202">
                <text:p>0.14979757085020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49193548387097">
                <text:p>0.1491935483870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6706827309237">
                <text:p>0.17670682730923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219123505976096">
                <text:p>0.219123505976096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0634920634921">
                <text:p>0.1706349206349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54150197628459">
                <text:p>0.15415019762845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2913385826772">
                <text:p>0.1929133858267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8125">
                <text:p>0.078125</text:p>
              </table:table-cell>
              <table:table-cell office:value-type="float" office:value="0.12156862745098">
                <text:p>0.1215686274509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7859922178988">
                <text:p>0.147859922178988</text:p>
              </table:table-cell>
              <table:table-cell office:value-type="float" office:value="0.1328125">
                <text:p>0.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55038759689922">
                <text:p>0.1550387596899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215384615384615">
                <text:p>0.215384615384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75572519083969">
                <text:p>0.175572519083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3671875">
                <text:p>0.13671875</text:p>
              </table:table-cell>
              <table:table-cell office:value-type="float" office:value="0.171102661596958">
                <text:p>0.171102661596958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6037735849057">
                <text:p>0.166037735849057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39097744360902">
                <text:p>0.1390977443609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4794007490637">
                <text:p>0.16479400749063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1641791044776">
                <text:p>0.171641791044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52416356877323">
                <text:p>0.15241635687732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037037037037">
                <text:p>0.170370370370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2361623616236">
                <text:p>0.162361623616236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150735294117647">
                <text:p>0.1507352941176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7509157509158">
                <text:p>0.15750915750915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6131386861314">
                <text:p>0.1861313868613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196363636363636">
                <text:p>0.196363636363636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59420289855072">
                <text:p>0.1594202898550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884476534296">
                <text:p>0.15884476534296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51079136690647">
                <text:p>0.1510791366906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89964157706093">
                <text:p>0.189964157706093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7935943060498">
                <text:p>0.17793594306049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77304964539007">
                <text:p>0.1773049645390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5547703180212">
                <text:p>0.15547703180212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79577464788732">
                <text:p>0.1795774647887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82456140350877">
                <text:p>0.18245614035087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5314685314685">
                <text:p>0.1853146853146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8815331010453">
                <text:p>0.1881533101045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2629757785467">
                <text:p>0.16262975778546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.13448275862069">
                <text:p>0.134482758620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78694158075601">
                <text:p>0.17869415807560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47260273972603">
                <text:p>0.1472602739726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84300341296928">
                <text:p>0.18430034129692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59863945578231">
                <text:p>0.1598639455782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68350168350168">
                <text:p>0.168350168350168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71140939597315">
                <text:p>0.1711409395973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27090301003344">
                <text:p>0.12709030100334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9375">
                <text:p>0.09375</text:p>
              </table:table-cell>
              <table:table-cell office:value-type="float" office:value="0.196013289036545">
                <text:p>0.19601328903654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45695364238411">
                <text:p>0.1456953642384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41914191419142">
                <text:p>0.141914191419142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80921052631579">
                <text:p>0.1809210526315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216393442622951">
                <text:p>0.216393442622951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9346405228758">
                <text:p>0.1993464052287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9375">
                <text:p>0.09375</text:p>
              </table:table-cell>
              <table:table-cell office:value-type="float" office:value="0.172638436482085">
                <text:p>0.17263843648208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4193548387097">
                <text:p>0.1741935483870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4694533762058">
                <text:p>0.14469453376205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50641025641026">
                <text:p>0.1506410256410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375">
                <text:p>0.09375</text:p>
              </table:table-cell>
              <table:table-cell office:value-type="float" office:value="0.134185303514377">
                <text:p>0.134185303514377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515923566879">
                <text:p>0.175159235668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375">
                <text:p>0.09375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9367088607595">
                <text:p>0.1993670886075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54574132492114">
                <text:p>0.154574132492114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6100628930818">
                <text:p>0.1761006289308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">
                <text:p>0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5763239875389">
                <text:p>0.155763239875389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52173913043478">
                <text:p>0.1521739130434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5">
                <text:p>0.125</text:p>
              </table:table-cell>
              <table:table-cell office:value-type="float" office:value="0.170278637770898">
                <text:p>0.170278637770898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57407407407407">
                <text:p>0.1574074074074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208588957055215">
                <text:p>0.2085889570552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25382262996942">
                <text:p>0.12538226299694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73780487804878">
                <text:p>0.1737804878048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1094224924012">
                <text:p>0.161094224924012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42424242424242">
                <text:p>0.1424242424242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66163141993958">
                <text:p>0.16616314199395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2650602409639">
                <text:p>0.162650602409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6646706586826">
                <text:p>0.1766467065868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46268656716418">
                <text:p>0.14626865671641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57270029673591">
                <text:p>0.15727002967359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71597633136095">
                <text:p>0.171597633136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88790560471976">
                <text:p>0.18879056047197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0762463343109">
                <text:p>0.140762463343109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77842565597668">
                <text:p>0.177842565597668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200581395348837">
                <text:p>0.2005813953488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1014492753623">
                <text:p>0.17101449275362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44508670520231">
                <text:p>0.1445086705202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2910662824207">
                <text:p>0.172910662824207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6551724137931">
                <text:p>0.1465517241379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46131805157593">
                <text:p>0.14613180515759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4285714285714">
                <text:p>0.1942857142857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215909090909091">
                <text:p>0.2159090909090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671388101983">
                <text:p>0.1671388101983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72316384180791">
                <text:p>0.1723163841807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7464788732394">
                <text:p>0.17746478873239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68539325842697">
                <text:p>0.1685393258426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2072829131653">
                <text:p>0.18207282913165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7150837988827">
                <text:p>0.1871508379888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4345403899721">
                <text:p>0.164345403899721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0555555555556">
                <text:p>0.1805555555555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88365650969529">
                <text:p>0.18836565096952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8508287292818">
                <text:p>0.1685082872928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08791208791209">
                <text:p>0.2087912087912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6164383561644">
                <text:p>0.156164383561644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44808743169399">
                <text:p>0.144808743169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63487738419619">
                <text:p>0.163487738419619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8478260869565">
                <text:p>0.1684782608695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9891598915989">
                <text:p>0.15989159891598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2972972972973">
                <text:p>0.1729729729729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63978494623656">
                <text:p>0.1639784946236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375">
                <text:p>0.09375</text:p>
              </table:table-cell>
              <table:table-cell office:value-type="float" office:value="0.163538873994638">
                <text:p>0.16353887399463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8716577540107">
                <text:p>0.187165775401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92">
                <text:p>0.19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553191489362">
                <text:p>0.1675531914893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51193633952255">
                <text:p>0.15119363395225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53034300791557">
                <text:p>0.153034300791557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6842105263158">
                <text:p>0.1868421052631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7539267015707">
                <text:p>0.1675392670157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48825065274151">
                <text:p>0.14882506527415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50259067357513">
                <text:p>0.1502590673575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55038759689922">
                <text:p>0.15503875968992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72680412371134">
                <text:p>0.1726804123711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9383033419023">
                <text:p>0.15938303341902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1538461538462">
                <text:p>0.1615384615384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56010230179028">
                <text:p>0.15601023017902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55612244897959">
                <text:p>0.1556122448979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62849872773537">
                <text:p>0.162849872773537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7258883248731">
                <text:p>0.172588832487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23046875">
                <text:p>0.12304687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38539042821159">
                <text:p>0.13853904282115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83417085427136">
                <text:p>0.1834170854271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80451127819549">
                <text:p>0.180451127819549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5211970074813">
                <text:p>0.1521197007481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407960199005">
                <text:p>0.184079601990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6253101736973">
                <text:p>0.166253101736973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3366336633663">
                <text:p>0.1633663366336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82716049382716">
                <text:p>0.18271604938271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57248157248157">
                <text:p>0.15724815724815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421568627451">
                <text:p>0.164215686274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83374083129584">
                <text:p>0.183374083129584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338199513382">
                <text:p>0.133819951338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86893203883495">
                <text:p>0.1868932038834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9375">
                <text:p>0.09375</text:p>
              </table:table-cell>
              <table:table-cell office:value-type="float" office:value="0.162227602905569">
                <text:p>0.162227602905569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64251207729469">
                <text:p>0.1642512077294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78313253012048">
                <text:p>0.17831325301204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9903846153846">
                <text:p>0.1899038461538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0671462829736">
                <text:p>0.160671462829736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0930787589499">
                <text:p>0.19093078758949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54761904761905">
                <text:p>0.1547619047619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56769596199525">
                <text:p>0.156769596199525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03791469194313">
                <text:p>0.2037914691943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688679245283">
                <text:p>0.176886792452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4929577464789">
                <text:p>0.1549295774647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82669789227166">
                <text:p>0.18266978922716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79906542056075">
                <text:p>0.1799065420560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202325581395349">
                <text:p>0.2023255813953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185614849187935">
                <text:p>0.18561484918793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57043879907621">
                <text:p>0.157043879907621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221198156682028">
                <text:p>0.2211981566820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7816091954023">
                <text:p>0.167816091954023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08715596330275">
                <text:p>0.2087155963302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83066361556064">
                <text:p>0.183066361556064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59817351598174">
                <text:p>0.1598173515981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3120728929385">
                <text:p>0.17312072892938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0909090909091">
                <text:p>0.1909090909090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687074829932">
                <text:p>0.17687074829932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99095022624434">
                <text:p>0.1990950226244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44469525959368">
                <text:p>0.14446952595936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8918918918919">
                <text:p>0.1689189189189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48314606741573">
                <text:p>0.14831460674157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2825112107623">
                <text:p>0.1928251121076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38702460850112">
                <text:p>0.138702460850112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53674832962138">
                <text:p>0.15367483296213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6252771618625">
                <text:p>0.186252771618625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8141592920354">
                <text:p>0.181415929203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770419426049">
                <text:p>0.16777041942604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82819383259912">
                <text:p>0.1828193832599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09375">
                <text:p>0.10937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5078125">
                <text:p>0.05078125</text:p>
              </table:table-cell>
              <table:table-cell office:value-type="float" office:value="0.155701754385965">
                <text:p>0.1557017543859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9431072210066">
                <text:p>0.179431072210066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1222707423581">
                <text:p>0.1812227074235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755991285403">
                <text:p>0.16775599128540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1304347826087">
                <text:p>0.1913043478260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2689804772234">
                <text:p>0.162689804772234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83585313174946">
                <text:p>0.18358531317494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8275862068966">
                <text:p>0.1982758620689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78125">
                <text:p>0.078125</text:p>
              </table:table-cell>
              <table:table-cell office:value-type="float" office:value="0.146236559139785">
                <text:p>0.14623655913978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90987124463519">
                <text:p>0.1909871244635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82012847965739">
                <text:p>0.18201284796573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4957264957265">
                <text:p>0.149572649572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015625">
                <text:p>0.1015625</text:p>
              </table:table-cell>
              <table:table-cell office:value-type="float" office:value="0.202558635394456">
                <text:p>0.20255863539445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5106382978723">
                <text:p>0.1851063829787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9375">
                <text:p>0.09375</text:p>
              </table:table-cell>
              <table:table-cell office:value-type="float" office:value="0.195329087048832">
                <text:p>0.19532908704883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18220338983051">
                <text:p>0.2182203389830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7589852008457">
                <text:p>0.17758985200845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0337552742616">
                <text:p>0.1603375527426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2105263157895">
                <text:p>0.16210526315789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210084033613445">
                <text:p>0.2100840336134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46750524109015">
                <text:p>0.14675052410901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90376569037657">
                <text:p>0.190376569037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62839248434238">
                <text:p>0.16283924843423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0">
                <text:p>0</text:p>
              </table:table-cell>
              <table:table-cell office:value-type="float" office:value="0.0546875">
                <text:p>0.0546875</text:p>
              </table:table-cell>
              <table:table-cell office:value-type="float" office:value="0.170833333333333">
                <text:p>0.17083333333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213692946058091">
                <text:p>0.2136929460580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4265010351967">
                <text:p>0.18426501035196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83884297520661">
                <text:p>0.1838842975206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79381443298969">
                <text:p>0.17938144329896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.162551440329218">
                <text:p>0.1625514403292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375">
                <text:p>0.09375</text:p>
              </table:table-cell>
              <table:table-cell office:value-type="float" office:value="0.154004106776181">
                <text:p>0.154004106776181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0081967213115">
                <text:p>0.1700819672131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5419222903885">
                <text:p>0.15541922290388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7959183673469">
                <text:p>0.1979591836734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89409368635438">
                <text:p>0.189409368635438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6869918699187">
                <text:p>0.168699186991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56186612576065">
                <text:p>0.15618661257606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06477732793522">
                <text:p>0.2064777327935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7575757575758">
                <text:p>0.157575757575758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67338709677419">
                <text:p>0.1673387096774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102615694165">
                <text:p>0.1710261569416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5863453815261">
                <text:p>0.158634538152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6332665330661">
                <text:p>0.166332665330661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9640718562874">
                <text:p>0.17964071856287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5258964143426">
                <text:p>0.1852589641434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3021868787276">
                <text:p>0.163021868787276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.188492063492063">
                <text:p>0.1884920634920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46534653465347">
                <text:p>0.146534653465347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9604743083004">
                <text:p>0.199604743083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55818540433925">
                <text:p>0.155818540433925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96850393700787">
                <text:p>0.1968503937007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72888015717092">
                <text:p>0.172888015717092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4313725490196">
                <text:p>0.1843137254901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8125">
                <text:p>0.078125</text:p>
              </table:table-cell>
              <table:table-cell office:value-type="float" office:value="0.221135029354207">
                <text:p>0.22113502935420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2265625">
                <text:p>0.2265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3737769080235">
                <text:p>0.193737769080235</text:p>
              </table:table-cell>
              <table:table-cell office:value-type="float" office:value="0.09375">
                <text:p>0.09375</text:p>
              </table:table-cell>
              <table:table-cell office:value-type="float" office:value="0.00195694716242661">
                <text:p>0.001956947162426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207843137254902">
                <text:p>0.2078431372549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37524557956778">
                <text:p>0.13752455795677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69291338582677">
                <text:p>0.1692913385826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7790927021696">
                <text:p>0.15779092702169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15415019762846">
                <text:p>0.2154150197628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6237623762376">
                <text:p>0.176237623762376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4831013916501">
                <text:p>0.194831013916501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95219123505976">
                <text:p>0.1952191235059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5668662674651">
                <text:p>0.165668662674651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.178356713426854">
                <text:p>0.178356713426854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4738955823293">
                <text:p>0.1847389558232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5050301810865">
                <text:p>0.17505030181086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73387096774194">
                <text:p>0.1733870967741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1717171717172">
                <text:p>0.17171717171717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88259109311741">
                <text:p>0.1882591093117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2271805273834">
                <text:p>0.162271805273834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86991869918699">
                <text:p>0.1869918699186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2749490835031">
                <text:p>0.152749490835031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41104294478528">
                <text:p>0.14110429447852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3737166324435">
                <text:p>0.143737166324435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9300411522634">
                <text:p>0.1893004115226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0824742268041">
                <text:p>0.16082474226804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8595041322314">
                <text:p>0.185950413223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69772256728778">
                <text:p>0.16977225672877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8796680497925">
                <text:p>0.1887966804979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85031185031185">
                <text:p>0.18503118503118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.160751565762004">
                <text:p>0.16075156576200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8125">
                <text:p>0.078125</text:p>
              </table:table-cell>
              <table:table-cell office:value-type="float" office:value="0.153039832285115">
                <text:p>0.15303983228511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1176470588235">
                <text:p>0.1911764705882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7368421052632">
                <text:p>0.18736842105263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2447257383966">
                <text:p>0.1624472573839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0677966101695">
                <text:p>0.1906779661016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52866242038217">
                <text:p>0.152866242038217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68085106382979">
                <text:p>0.1680851063829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9375">
                <text:p>0.09375</text:p>
              </table:table-cell>
              <table:table-cell office:value-type="float" office:value="0.196162046908316">
                <text:p>0.19616204690831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9164882226981">
                <text:p>0.169164882226981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56652360515021">
                <text:p>0.1566523605150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213362068965517">
                <text:p>0.2133620689655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92224622030238">
                <text:p>0.192224622030238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8311688311688">
                <text:p>0.1883116883116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4859002169197">
                <text:p>0.164859002169197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22004357298475">
                <text:p>0.1220043572984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8122270742358">
                <text:p>0.1681222707423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625">
                <text:p>0.0625</text:p>
              </table:table-cell>
              <table:table-cell office:value-type="float" office:value="0.175054704595186">
                <text:p>0.175054704595186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3626373626374">
                <text:p>0.17362637362637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079295154185">
                <text:p>0.160792951541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4525386313466">
                <text:p>0.154525386313466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43805309734513">
                <text:p>0.1438053097345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7960088691796">
                <text:p>0.1796008869179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211111111111111">
                <text:p>0.2111111111111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62583518930958">
                <text:p>0.16258351893095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0803571428571">
                <text:p>0.1808035714285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78125">
                <text:p>0.078125</text:p>
              </table:table-cell>
              <table:table-cell office:value-type="float" office:value="0.170022371364653">
                <text:p>0.17002237136465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0582959641256">
                <text:p>0.1905829596412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3033707865169">
                <text:p>0.173033707865169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961625282167">
                <text:p>0.1896162528216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80995475113122">
                <text:p>0.1809954751131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70068027210884">
                <text:p>0.17006802721088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5454545454545">
                <text:p>0.1954545454545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9453302961276">
                <text:p>0.15945330296127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1232876712329">
                <text:p>0.1712328767123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908466819222">
                <text:p>0.19908466819222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85779816513761">
                <text:p>0.1857798165137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67816091954023">
                <text:p>0.16781609195402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9723502304147">
                <text:p>0.1797235023041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013856812933">
                <text:p>0.1801385681293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73611111111111">
                <text:p>0.1736111111111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053364269142">
                <text:p>0.16705336426914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7441860465116">
                <text:p>0.1674418604651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23543123543124">
                <text:p>0.123543123543124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77570093457944">
                <text:p>0.1775700934579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41217798594848">
                <text:p>0.24121779859484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8403755868545">
                <text:p>0.1784037558685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2352941176471">
                <text:p>0.162352941176471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55660377358491">
                <text:p>0.1556603773584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232227488151659">
                <text:p>0.2322274881516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75771971496437">
                <text:p>0.175771971496437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0952380952381">
                <text:p>0.1809523809523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1384248210024">
                <text:p>0.181384248210024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69856459330144">
                <text:p>0.1698564593301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43884892086331">
                <text:p>0.14388489208633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">
                <text:p>0.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64251207729469">
                <text:p>0.1642512077294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2621359223301">
                <text:p>0.1626213592233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7615571776156">
                <text:p>0.17761557177615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217073170731707">
                <text:p>0.2170731707317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8264058679707">
                <text:p>0.18826405867970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421568627451">
                <text:p>0.164215686274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9017199017199">
                <text:p>0.19901719901719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1358024691358">
                <text:p>0.1135802469135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88118811881188">
                <text:p>0.1881188118811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6029776674938">
                <text:p>0.19602977667493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6716417910448">
                <text:p>0.1567164179104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7082294264339">
                <text:p>0.167082294264339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9375">
                <text:p>0.09375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78391959798995">
                <text:p>0.1783919597989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6624685138539">
                <text:p>0.16624685138539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4141414141414">
                <text:p>0.1641414141414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2405063291139">
                <text:p>0.19240506329113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751269035533">
                <text:p>0.167512690355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78125">
                <text:p>0.078125</text:p>
              </table:table-cell>
              <table:table-cell office:value-type="float" office:value="0.165394402035623">
                <text:p>0.16539440203562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1326530612245">
                <text:p>0.1913265306122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4143222506394">
                <text:p>0.184143222506394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56410256410256">
                <text:p>0.1564102564102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203084832904884">
                <text:p>0.20308483290488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221649484536082">
                <text:p>0.22164948453608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3575129533679">
                <text:p>0.1735751295336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7012987012987">
                <text:p>0.187012987012987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43229166666667">
                <text:p>0.1432291666666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625">
                <text:p>0.0625</text:p>
              </table:table-cell>
              <table:table-cell office:value-type="float" office:value="0.164490861618799">
                <text:p>0.16449086161879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3246073298429">
                <text:p>0.1832460732984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7979002624672">
                <text:p>0.167979002624672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4142480211082">
                <text:p>0.17414248021108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69761273209549">
                <text:p>0.16976127320954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4148936170213">
                <text:p>0.1941489361702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57333333333333">
                <text:p>0.15733333333333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60427807486631">
                <text:p>0.1604278074866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3029490616622">
                <text:p>0.193029490616622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010752688172">
                <text:p>0.180107526881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6765498652291">
                <text:p>0.19676549865229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027027027027">
                <text:p>0.170270270270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40921409214092">
                <text:p>0.140921409214092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66212534059946">
                <text:p>0.16621253405994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9398907103825">
                <text:p>0.1693989071038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7945205479452">
                <text:p>0.14794520547945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03296703296703">
                <text:p>0.2032967032967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9779614325069">
                <text:p>0.159779614325069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7845303867403">
                <text:p>0.1878453038674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07756232686981">
                <text:p>0.207756232686981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5487465181058">
                <text:p>0.17548746518105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877094972067">
                <text:p>0.178770949720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91011235955056">
                <text:p>0.1910112359550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78125">
                <text:p>0.078125</text:p>
              </table:table-cell>
              <table:table-cell office:value-type="float" office:value="0.197183098591549">
                <text:p>0.19718309859154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8300283286119">
                <text:p>0.19830028328611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09375">
                <text:p>0.109375</text:p>
              </table:table-cell>
              <table:table-cell office:value-type="float" office:value="0.125356125356125">
                <text:p>0.125356125356125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57142857142857">
                <text:p>0.1571428571428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3381088825215">
                <text:p>0.183381088825215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0919540229885">
                <text:p>0.1609195402298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1556195965418">
                <text:p>0.18155619596541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4508670520231">
                <text:p>0.1445086705202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9710144927536">
                <text:p>0.17971014492753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74418604651163">
                <text:p>0.1744186046511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9375">
                <text:p>0.09375</text:p>
              </table:table-cell>
              <table:table-cell office:value-type="float" office:value="0.239067055393586">
                <text:p>0.23906705539358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374269005848">
                <text:p>0.163742690058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78125">
                <text:p>0.078125</text:p>
              </table:table-cell>
              <table:table-cell office:value-type="float" office:value="0.149560117302053">
                <text:p>0.14956011730205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79411764705882">
                <text:p>0.1794117647058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9375">
                <text:p>0.09375</text:p>
              </table:table-cell>
              <table:table-cell office:value-type="float" office:value="0.168141592920354">
                <text:p>0.16814159292035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9349112426036">
                <text:p>0.1893491124260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6943620178042">
                <text:p>0.18694362017804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9642857142857">
                <text:p>0.1696428571428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25">
                <text:p>0.0625</text:p>
              </table:table-cell>
              <table:table-cell office:value-type="float" office:value="0.185074626865672">
                <text:p>0.185074626865672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55688622754491">
                <text:p>0.1556886227544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53614457831325">
                <text:p>0.1536144578313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78125">
                <text:p>0.078125</text:p>
              </table:table-cell>
              <table:table-cell office:value-type="float" office:value="0.190332326283988">
                <text:p>0.190332326283988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969696969697">
                <text:p>0.169696969696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4528875379939">
                <text:p>0.194528875379939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52439024390244">
                <text:p>0.1524390243902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737003058104">
                <text:p>0.1773700305810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65644171779141">
                <text:p>0.1656441717791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75384615384615">
                <text:p>0.175384615384615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19135802469136">
                <text:p>0.2191358024691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92546583850932">
                <text:p>0.1925465838509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202492211838006">
                <text:p>0.20249221183800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59375">
                <text:p>0.1593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9278996865204">
                <text:p>0.169278996865204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213836477987421">
                <text:p>0.2138364779874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8738170347003">
                <text:p>0.19873817034700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78125">
                <text:p>0.078125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200636942675159">
                <text:p>0.2006369426751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8913738019169">
                <text:p>0.178913738019169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9710610932476">
                <text:p>0.18971061093247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6774193548387">
                <text:p>0.1967741935483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2337662337662">
                <text:p>0.1623376623376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78125">
                <text:p>0.078125</text:p>
              </table:table-cell>
              <table:table-cell office:value-type="float" office:value="0.172638436482085">
                <text:p>0.172638436482085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3790849673203">
                <text:p>0.1437908496732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6885245901639">
                <text:p>0.18688524590163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8125">
                <text:p>0.078125</text:p>
              </table:table-cell>
              <table:table-cell office:value-type="float" office:value="0.148514851485149">
                <text:p>0.148514851485149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9205298013245">
                <text:p>0.192052980132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2724252491694">
                <text:p>0.18272425249169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8125">
                <text:p>0.078125</text:p>
              </table:table-cell>
              <table:table-cell office:value-type="float" office:value="0.187290969899666">
                <text:p>0.18729096989966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.147651006711409">
                <text:p>0.1476510067114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7687074829932">
                <text:p>0.176870748299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77474402730375">
                <text:p>0.17747440273037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78082191780822">
                <text:p>0.1780821917808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1379310344828">
                <text:p>0.1413793103448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217993079584775">
                <text:p>0.217993079584775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3194444444444">
                <text:p>0.1631944444444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8606271777003">
                <text:p>0.198606271777003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7832167832168">
                <text:p>0.1678321678321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#NAN">
                <text:p>1.#NAN</text:p>
              </table:table-cell>
              <table:table-cell office:value-type="float" office:value="0.147368421052632">
                <text:p>0.1473684210526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4929577464789">
                <text:p>0.1549295774647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#NAN">
                <text:p>1.#NAN</text:p>
              </table:table-cell>
              <table:table-cell office:value-type="float" office:value="0.219081272084806">
                <text:p>0.2190812720848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943262411348">
                <text:p>0.1879432624113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#NAN">
                <text:p>1.#NAN</text:p>
              </table:table-cell>
              <table:table-cell office:value-type="float" office:value="0.167259786476868">
                <text:p>0.1672597864768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142857142857">
                <text:p>0.1571428571428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#NAN">
                <text:p>1.#NAN</text:p>
              </table:table-cell>
              <table:table-cell office:value-type="float" office:value="0.132616487455197">
                <text:p>0.132616487455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9064748201439">
                <text:p>0.16906474820143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#NAN">
                <text:p>1.#NAN</text:p>
              </table:table-cell>
              <table:table-cell office:value-type="float" office:value="0.176895306859206">
                <text:p>0.1768953068592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536231884058">
                <text:p>0.1775362318840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#NAN">
                <text:p>1.#NAN</text:p>
              </table:table-cell>
              <table:table-cell office:value-type="float" office:value="0.196363636363636">
                <text:p>0.1963636363636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832116788321">
                <text:p>0.1788321167883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#NAN">
                <text:p>1.#NAN</text:p>
              </table:table-cell>
              <table:table-cell office:value-type="float" office:value="0.212454212454212">
                <text:p>0.212454212454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2205882352941">
                <text:p>0.2022058823529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#NAN">
                <text:p>1.#NAN</text:p>
              </table:table-cell>
              <table:table-cell office:value-type="float" office:value="0.22140221402214">
                <text:p>0.221402214022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6296296296296">
                <text:p>0.1962962962962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#NAN">
                <text:p>1.#NAN</text:p>
              </table:table-cell>
              <table:table-cell office:value-type="float" office:value="0.211895910780669">
                <text:p>0.2118959107806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44776119403">
                <text:p>0.160447761194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#NAN">
                <text:p>1.#NAN</text:p>
              </table:table-cell>
              <table:table-cell office:value-type="float" office:value="0.157303370786517">
                <text:p>0.1573033707865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6616541353383">
                <text:p>0.1466165413533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#NAN">
                <text:p>1.#NAN</text:p>
              </table:table-cell>
              <table:table-cell office:value-type="float" office:value="0.233962264150943">
                <text:p>0.2339622641509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4242424242424">
                <text:p>0.1742424242424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#NAN">
                <text:p>1.#NAN</text:p>
              </table:table-cell>
              <table:table-cell office:value-type="float" office:value="0.182509505703422">
                <text:p>0.1825095057034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3206106870229">
                <text:p>0.1832061068702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#NAN">
                <text:p>1.#NAN</text:p>
              </table:table-cell>
              <table:table-cell office:value-type="float" office:value="0.160919540229885">
                <text:p>0.1609195402298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#NAN">
                <text:p>1.#NAN</text:p>
              </table:table-cell>
              <table:table-cell office:value-type="float" office:value="0.227799227799228">
                <text:p>0.2277992277992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#NAN">
                <text:p>1.#NAN</text:p>
              </table:table-cell>
              <table:table-cell office:value-type="float" office:value="0.190661478599222">
                <text:p>0.190661478599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96875">
                <text:p>0.17968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4409448818898">
                <text:p>0.2244094488188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#NAN">
                <text:p>1.#NAN</text:p>
              </table:table-cell>
              <table:table-cell office:value-type="float" office:value="0.209486166007905">
                <text:p>0.2094861660079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8253968253968">
                <text:p>0.2182539682539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#NAN">
                <text:p>1.#NAN</text:p>
              </table:table-cell>
              <table:table-cell office:value-type="float" office:value="0.219123505976096">
                <text:p>0.2191235059760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#NAN">
                <text:p>1.#NAN</text:p>
              </table:table-cell>
              <table:table-cell office:value-type="float" office:value="0.192771084337349">
                <text:p>0.1927710843373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9193548387097">
                <text:p>0.1491935483870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#NAN">
                <text:p>1.#NAN</text:p>
              </table:table-cell>
              <table:table-cell office:value-type="float" office:value="0.198380566801619">
                <text:p>0.1983805668016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4471544715447">
                <text:p>0.1544715447154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#NAN">
                <text:p>1.#NAN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2479338842975">
                <text:p>0.2024793388429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#NAN">
                <text:p>1.#NAN</text:p>
              </table:table-cell>
              <table:table-cell office:value-type="float" office:value="0.219917012448133">
                <text:p>0.2199170124481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#NAN">
                <text:p>1.#NAN</text:p>
              </table:table-cell>
              <table:table-cell office:value-type="float" office:value="0.146443514644351">
                <text:p>0.1464435146443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#NAN">
                <text:p>1.#NAN</text:p>
              </table:table-cell>
              <table:table-cell office:value-type="float" office:value="0.168776371308017">
                <text:p>0.1687763713080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2542372881356">
                <text:p>0.1525423728813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#NAN">
                <text:p>1.#NAN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#NAN">
                <text:p>1.#NAN</text:p>
              </table:table-cell>
              <table:table-cell office:value-type="float" office:value="0.214592274678112">
                <text:p>0.2145922746781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#NAN">
                <text:p>1.#NAN</text:p>
              </table:table-cell>
              <table:table-cell office:value-type="float" office:value="0.16017316017316">
                <text:p>0.160173160173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#NAN">
                <text:p>1.#NAN</text:p>
              </table:table-cell>
              <table:table-cell office:value-type="float" office:value="0.200873362445415">
                <text:p>0.2008733624454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#NAN">
                <text:p>1.#NAN</text:p>
              </table:table-cell>
              <table:table-cell office:value-type="float" office:value="0.167400881057269">
                <text:p>0.1674008810572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3716814159292">
                <text:p>0.1637168141592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#NAN">
                <text:p>1.#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#NAN">
                <text:p>1.#NAN</text:p>
              </table:table-cell>
              <table:table-cell office:value-type="float" office:value="0.210762331838565">
                <text:p>0.2107623318385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8198198198198">
                <text:p>0.1981981981981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#NAN">
                <text:p>1.#NAN</text:p>
              </table:table-cell>
              <table:table-cell office:value-type="float" office:value="0.190045248868778">
                <text:p>0.1900452488687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9090909090909">
                <text:p>0.2090909090909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0.200913242009132">
                <text:p>0.2009132420091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899082568807">
                <text:p>0.1788990825688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#NAN">
                <text:p>1.#NAN</text:p>
              </table:table-cell>
              <table:table-cell office:value-type="float" office:value="0.179723502304147">
                <text:p>0.1797235023041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#NAN">
                <text:p>1.#NAN</text:p>
              </table:table-cell>
              <table:table-cell office:value-type="float" office:value="0.195348837209302">
                <text:p>0.1953488372093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570093457944">
                <text:p>0.1775700934579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#NAN">
                <text:p>1.#NAN</text:p>
              </table:table-cell>
              <table:table-cell office:value-type="float" office:value="0.206572769953052">
                <text:p>0.2065727699530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3962264150943">
                <text:p>0.1839622641509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0.180094786729858">
                <text:p>0.1800947867298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714285714286">
                <text:p>0.1857142857142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#NAN">
                <text:p>1.#NAN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4615384615385">
                <text:p>0.1346153846153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4757281553398">
                <text:p>0.1747572815533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#NAN">
                <text:p>1.#NAN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882352941176">
                <text:p>0.2058823529411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267326732673">
                <text:p>0.1732673267326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#NAN">
                <text:p>1.#NAN</text:p>
              </table:table-cell>
              <table:table-cell office:value-type="float" office:value="0.154228855721393">
                <text:p>0.1542288557213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#NAN">
                <text:p>1.#NAN</text:p>
              </table:table-cell>
              <table:table-cell office:value-type="float" office:value="0.180904522613065">
                <text:p>0.1809045226130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6565656565657">
                <text:p>0.1565656565656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#NAN">
                <text:p>1.#NAN</text:p>
              </table:table-cell>
              <table:table-cell office:value-type="float" office:value="0.203045685279188">
                <text:p>0.2030456852791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#NAN">
                <text:p>1.#NAN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9175257731959">
                <text:p>0.1391752577319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#NAN">
                <text:p>1.#NAN</text:p>
              </table:table-cell>
              <table:table-cell office:value-type="float" office:value="0.181347150259067">
                <text:p>0.1813471502590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#NAN">
                <text:p>1.#NAN</text:p>
              </table:table-cell>
              <table:table-cell office:value-type="float" office:value="0.219895287958115">
                <text:p>0.2198952879581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9473684210526">
                <text:p>0.1894736842105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#NAN">
                <text:p>1.#NAN</text:p>
              </table:table-cell>
              <table:table-cell office:value-type="float" office:value="0.216931216931217">
                <text:p>0.216931216931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#NAN">
                <text:p>1.#NAN</text:p>
              </table:table-cell>
              <table:table-cell office:value-type="float" office:value="0.197860962566845">
                <text:p>0.1978609625668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#NAN">
                <text:p>1.#NAN</text:p>
              </table:table-cell>
              <table:table-cell office:value-type="float" office:value="0.210810810810811">
                <text:p>0.2108108108108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8478260869565">
                <text:p>0.1684782608695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#NAN">
                <text:p>1.#NAN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813186813187">
                <text:p>0.18681318681318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#NAN">
                <text:p>1.#NAN</text:p>
              </table:table-cell>
              <table:table-cell office:value-type="float" office:value="0.248618784530387">
                <text:p>0.2486187845303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#NAN">
                <text:p>1.#NAN</text:p>
              </table:table-cell>
              <table:table-cell office:value-type="float" office:value="0.189944134078212">
                <text:p>0.189944134078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1685393258427">
                <text:p>0.1516853932584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#NAN">
                <text:p>1.#NAN</text:p>
              </table:table-cell>
              <table:table-cell office:value-type="float" office:value="0.180790960451977">
                <text:p>0.1807909604519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0454545454545">
                <text:p>0.1704545454545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#NAN">
                <text:p>1.#NAN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16091954023">
                <text:p>0.178160919540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#NAN">
                <text:p>1.#NAN</text:p>
              </table:table-cell>
              <table:table-cell office:value-type="float" office:value="0.260115606936416">
                <text:p>0.2601156069364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232558139535">
                <text:p>0.1802325581395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#NAN">
                <text:p>1.#NAN</text:p>
              </table:table-cell>
              <table:table-cell office:value-type="float" office:value="0.198830409356725">
                <text:p>0.1988304093567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882352941176">
                <text:p>0.2058823529411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#NAN">
                <text:p>1.#NAN</text:p>
              </table:table-cell>
              <table:table-cell office:value-type="float" office:value="0.254437869822485">
                <text:p>0.2544378698224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#NAN">
                <text:p>1.#NAN</text:p>
              </table:table-cell>
              <table:table-cell office:value-type="float" office:value="0.197604790419162">
                <text:p>0.1976047904191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6506024096386">
                <text:p>0.1265060240963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2926829268293">
                <text:p>0.18292682926829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#NAN">
                <text:p>1.#NAN</text:p>
              </table:table-cell>
              <table:table-cell office:value-type="float" office:value="0.233128834355828">
                <text:p>0.2331288343558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6913580246914">
                <text:p>0.2469135802469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#NAN">
                <text:p>1.#NAN</text:p>
              </table:table-cell>
              <table:table-cell office:value-type="float" office:value="0.186335403726708">
                <text:p>0.1863354037267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#NAN">
                <text:p>1.#NAN</text:p>
              </table:table-cell>
              <table:table-cell office:value-type="float" office:value="0.176100628930818">
                <text:p>0.1761006289308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9240506329114">
                <text:p>0.1392405063291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#NAN">
                <text:p>1.#NAN</text:p>
              </table:table-cell>
              <table:table-cell office:value-type="float" office:value="0.171974522292994">
                <text:p>0.1719745222929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#NAN">
                <text:p>1.#NAN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9350649350649">
                <text:p>0.1493506493506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#NAN">
                <text:p>1.#NAN</text:p>
              </table:table-cell>
              <table:table-cell office:value-type="float" office:value="0.209150326797386">
                <text:p>0.2091503267973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3947368421053">
                <text:p>0.2039473684210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#NAN">
                <text:p>1.#NAN</text:p>
              </table:table-cell>
              <table:table-cell office:value-type="float" office:value="0.198675496688742">
                <text:p>0.1986754966887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#NAN">
                <text:p>1.#NAN</text:p>
              </table:table-cell>
              <table:table-cell office:value-type="float" office:value="0.23489932885906">
                <text:p>0.234899328859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8378378378378">
                <text:p>0.12837837837837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#NAN">
                <text:p>1.#NAN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383561643836">
                <text:p>0.1643835616438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#NAN">
                <text:p>1.#NAN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#NAN">
                <text:p>1.#NAN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7183098591549">
                <text:p>0.1971830985915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#NAN">
                <text:p>1.#NAN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714285714286">
                <text:p>0.18571428571428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#NAN">
                <text:p>1.#NAN</text:p>
              </table:table-cell>
              <table:table-cell office:value-type="float" office:value="0.280575539568345">
                <text:p>0.2805755395683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#NAN">
                <text:p>1.#NAN</text:p>
              </table:table-cell>
              <table:table-cell office:value-type="float" office:value="0.248175182481752">
                <text:p>0.2481751824817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4411764705882">
                <text:p>0.1544117647058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#NAN">
                <text:p>1.#NAN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179104477612">
                <text:p>0.1641791044776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#NAN">
                <text:p>1.#NAN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#NAN">
                <text:p>1.#NAN</text:p>
              </table:table-cell>
              <table:table-cell office:value-type="float" office:value="0.24031007751938">
                <text:p>0.240310077519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#NAN">
                <text:p>1.#NAN</text:p>
              </table:table-cell>
              <table:table-cell office:value-type="float" office:value="0.188976377952756">
                <text:p>0.1889763779527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6984126984127">
                <text:p>0.1269841269841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#NAN">
                <text:p>1.#NAN</text:p>
              </table:table-cell>
              <table:table-cell office:value-type="float" office:value="0.184">
                <text:p>0.1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3870967741935">
                <text:p>0.2338709677419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#NAN">
                <text:p>1.#NAN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5737704918033">
                <text:p>0.1557377049180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#NAN">
                <text:p>1.#NAN</text:p>
              </table:table-cell>
              <table:table-cell office:value-type="float" office:value="0.28099173553719">
                <text:p>0.280991735537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#NAN">
                <text:p>1.#NAN</text:p>
              </table:table-cell>
              <table:table-cell office:value-type="float" office:value="0.277310924369748">
                <text:p>0.2773109243697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#NAN">
                <text:p>1.#NAN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#NAN">
                <text:p>1.#NAN</text:p>
              </table:table-cell>
              <table:table-cell office:value-type="float" office:value="0.252173913043478">
                <text:p>0.2521739130434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#NAN">
                <text:p>1.#NAN</text:p>
              </table:table-cell>
              <table:table-cell office:value-type="float" office:value="0.238938053097345">
                <text:p>0.2389380530973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#NAN">
                <text:p>1.#NAN</text:p>
              </table:table-cell>
              <table:table-cell office:value-type="float" office:value="0.171171171171171">
                <text:p>0.1711711711711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#NAN">
                <text:p>1.#NAN</text:p>
              </table:table-cell>
              <table:table-cell office:value-type="float" office:value="0.247706422018349">
                <text:p>0.2477064220183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#NAN">
                <text:p>1.#NAN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#NAN">
                <text:p>1.#NAN</text:p>
              </table:table-cell>
              <table:table-cell office:value-type="float" office:value="0.161904761904762">
                <text:p>0.1619047619047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2692307692308">
                <text:p>0.1826923076923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#NAN">
                <text:p>1.#NAN</text:p>
              </table:table-cell>
              <table:table-cell office:value-type="float" office:value="0.184466019417476">
                <text:p>0.1844660194174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#NAN">
                <text:p>1.#NAN</text:p>
              </table:table-cell>
              <table:table-cell office:value-type="float" office:value="0.217821782178218">
                <text:p>0.2178217821782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061224489796">
                <text:p>0.1530612244897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#NAN">
                <text:p>1.#NAN</text:p>
              </table:table-cell>
              <table:table-cell office:value-type="float" office:value="0.185567010309278">
                <text:p>0.1855670103092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#NAN">
                <text:p>1.#NAN</text:p>
              </table:table-cell>
              <table:table-cell office:value-type="float" office:value="0.252631578947368">
                <text:p>0.2526315789473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531914893617">
                <text:p>0.255319148936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#NAN">
                <text:p>1.#NAN</text:p>
              </table:table-cell>
              <table:table-cell office:value-type="float" office:value="0.351648351648352">
                <text:p>0.3516483516483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4444444444444">
                <text:p>0.24444444444444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#NAN">
                <text:p>1.#NAN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795454545454545">
                <text:p>0.07954545454545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0.195402298850575">
                <text:p>0.1954022988505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093023255814">
                <text:p>0.220930232558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#NAN">
                <text:p>1.#NAN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#NAN">
                <text:p>1.#NAN</text:p>
              </table:table-cell>
              <table:table-cell office:value-type="float" office:value="0.240963855421687">
                <text:p>0.2409638554216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4146341463415">
                <text:p>0.1341463414634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#NAN">
                <text:p>1.#NAN</text:p>
              </table:table-cell>
              <table:table-cell office:value-type="float" office:value="0.253164556962025">
                <text:p>0.2531645569620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#NAN">
                <text:p>1.#NAN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2702702702703">
                <text:p>0.2027027027027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#NAN">
                <text:p>1.#NAN</text:p>
              </table:table-cell>
              <table:table-cell office:value-type="float" office:value="0.315068493150685">
                <text:p>0.3150684931506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#NAN">
                <text:p>1.#NAN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2941176470588">
                <text:p>0.1029411764705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#NAN">
                <text:p>1.#NAN</text:p>
              </table:table-cell>
              <table:table-cell office:value-type="float" office:value="0.283582089552239">
                <text:p>0.2835820895522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#NAN">
                <text:p>1.#NAN</text:p>
              </table:table-cell>
              <table:table-cell office:value-type="float" office:value="0.276923076923077">
                <text:p>0.2769230769230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#NAN">
                <text:p>1.#NAN</text:p>
              </table:table-cell>
              <table:table-cell office:value-type="float" office:value="0.245901639344262">
                <text:p>0.2459016393442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#NAN">
                <text:p>1.#NAN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#NAN">
                <text:p>1.#NAN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#NAN">
                <text:p>1.#NAN</text:p>
              </table:table-cell>
              <table:table-cell office:value-type="float" office:value="0.309090909090909">
                <text:p>0.309090909090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#NAN">
                <text:p>1.#NAN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1538461538462">
                <text:p>0.2115384615384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#NAN">
                <text:p>1.#NAN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#NAN">
                <text:p>1.#NAN</text:p>
              </table:table-cell>
              <table:table-cell office:value-type="float" office:value="0.340425531914894">
                <text:p>0.3404255319148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#NAN">
                <text:p>1.#NAN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#NAN">
                <text:p>1.#NAN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61904761904762">
                <text:p>0.2619047619047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#NAN">
                <text:p>1.#NAN</text:p>
              </table:table-cell>
              <table:table-cell office:value-type="float" office:value="0.341463414634146">
                <text:p>0.3414634146341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6842105263158">
                <text:p>0.2368421052631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#NAN">
                <text:p>1.#NAN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#NAN">
                <text:p>1.#NAN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#NAN">
                <text:p>1.#NAN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#NAN">
                <text:p>1.#NAN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#NAN">
                <text:p>1.#NAN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#NAN">
                <text:p>1.#NAN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#NAN">
                <text:p>1.#NAN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#NAN">
                <text:p>1.#NAN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#NAN">
                <text:p>1.#NAN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#NAN">
                <text:p>1.#NAN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#NAN">
                <text:p>1.#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#NAN">
                <text:p>1.#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51cm" svg:stroke-color="#ffffff" draw:fill-color="#ffff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9cm" svg:height="8.002cm" xlink:href="." chart:class="chart:scatter" chart:style-name="ch1">
        <chart:legend chart:legend-position="bottom" svg:x="4.555cm" svg:y="7.278cm" chart:style-name="ch2"/>
        <chart:plot-area chart:style-name="ch3" chart:data-source-has-labels="both" svg:x="0.277cm" svg:y="0.16cm" svg:width="11.197cm" svg:height="7cm">
          <chart:axis chart:dimension="x" chart:name="primary-x" chart:style-name="ch4">
            <chart:title svg:x="4.711cm" svg:y="6.748cm" chart:style-name="ch5">
              <text:p>input as "length"</text:p>
            </chart:title>
            <chart:categories table:cell-range-address="local-table.$B$1:.$E$1"/>
          </chart:axis>
          <chart:axis chart:dimension="y" chart:name="primary-y" chart:style-name="ch4">
            <chart:title svg:x="0.238cm" svg:y="4.622cm" chart:style-name="ch6">
              <text:p>10⁴  function calls</text:p>
            </chart:title>
            <chart:grid chart:style-name="ch7" chart:class="major"/>
          </chart:axis>
          <chart:axis chart:dimension="y" chart:name="secondary-y" chart:style-name="ch8">
            <chart:title svg:x="11.141cm" svg:y="4.499cm" chart:style-name="ch9">
              <text:p>time in seconds</text:p>
            </chart:title>
          </chart:axis>
          <chart:series chart:attached-axis="primary-y" chart:style-name="ch10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series chart:attached-axis="secondary-y" chart:style-name="ch11" chart:values-cell-range-address="local-table.$B$4:.$E$4" chart:label-cell-address="local-table.$A$4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600">
                <text:p>600</text:p>
              </table:table-cell>
              <table:table-cell office:value-type="float" office:value="2100">
                <text:p>210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4.30774">
                <text:p>4.30774</text:p>
              </table:table-cell>
              <table:table-cell office:value-type="float" office:value="21.09737">
                <text:p>21.09737</text:p>
              </table:table-cell>
              <table:table-cell office:value-type="float" office:value="280.79785">
                <text:p>280.79785</text:p>
              </table:table-cell>
              <table:table-cell office:value-type="float" office:value="1505.51393">
                <text:p>1505.51393</text:p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1.55">
                <text:p>1.55</text:p>
              </table:table-cell>
              <table:table-cell office:value-type="float" office:value="8.19">
                <text:p>8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